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1" style:family="table">
      <style:table-properties style:width="25.7cm" fo:margin-left="-0.023cm" table:align="left"/>
    </style:style>
    <style:style style:name="Tabelle1.A" style:family="table-column">
      <style:table-column-properties style:column-width="8.565cm"/>
    </style:style>
    <style:style style:name="Tabelle1.B" style:family="table-column">
      <style:table-column-properties style:column-width="8.567cm"/>
    </style:style>
    <style:style style:name="Tabelle1.A1" style:family="table-cell">
      <style:table-cell-properties fo:padding="0.097cm" fo:border-left="0.05pt solid #000000" fo:border-right="none" fo:border-top="0.05pt solid #000000" fo:border-bottom="0.05pt solid #000000" style:writing-mode="lr-tb"/>
    </style:style>
    <style:style style:name="Tabelle1.C1" style:family="table-cell">
      <style:table-cell-properties fo:padding="0.097cm" fo:border="0.05pt solid #000000" style:writing-mode="lr-tb"/>
    </style:style>
    <style:style style:name="Tabelle1.A2" style:family="table-cell">
      <style:table-cell-properties fo:background-color="#eeeeee" fo:padding="0.097cm" fo:border-left="0.05pt solid #000000" fo:border-right="none" fo:border-top="none" fo:border-bottom="0.05pt solid #000000" style:writing-mode="lr-tb">
        <style:background-image/>
      </style:table-cell-properties>
    </style:style>
    <style:style style:name="Tabelle1.B2" style:family="table-cell">
      <style:table-cell-properties fo:background-color="#c2e0ae" fo:padding="0.097cm" fo:border-left="0.05pt solid #000000" fo:border-right="none" fo:border-top="none" fo:border-bottom="0.05pt solid #000000" style:writing-mode="lr-tb">
        <style:background-image/>
      </style:table-cell-properties>
    </style:style>
    <style:style style:name="Tabelle1.C2" style:family="table-cell">
      <style:table-cell-properties fo:background-color="#c2e0ae" fo:padding="0.097cm" fo:border-left="0.05pt solid #000000" fo:border-right="0.05pt solid #000000" fo:border-top="none" fo:border-bottom="0.05pt solid #000000" style:writing-mode="lr-tb">
        <style:background-image/>
      </style:table-cell-properties>
    </style:style>
    <style:style style:name="Tabelle1.B4" style:family="table-cell">
      <style:table-cell-properties fo:background-color="#fffbcc" fo:padding="0.097cm" fo:border-left="0.05pt solid #000000" fo:border-right="none" fo:border-top="none" fo:border-bottom="0.05pt solid #000000" style:writing-mode="lr-tb">
        <style:background-image/>
      </style:table-cell-properties>
    </style:style>
    <style:style style:name="Tabelle1.C24" style:family="table-cell">
      <style:table-cell-properties fo:background-color="#fffbcc" fo:padding="0.097cm" fo:border-left="0.05pt solid #000000" fo:border-right="0.05pt solid #000000" fo:border-top="none" fo:border-bottom="0.05pt solid #000000" style:writing-mode="lr-tb">
        <style:background-image/>
      </style:table-cell-properties>
    </style:style>
    <style:style style:name="Tabelle1.C25" style:family="table-cell">
      <style:table-cell-properties fo:background-color="#eeeeee" fo:padding="0.097cm" fo:border-left="0.05pt solid #000000" fo:border-right="0.05pt solid #000000" fo:border-top="none" fo:border-bottom="0.05pt solid #000000" style:writing-mode="lr-tb">
        <style:background-image/>
      </style:table-cell-properties>
    </style:style>
    <style:style style:name="Tabelle1.B26" style:family="table-cell">
      <style:table-cell-properties fo:background-color="#f7a19a" fo:padding="0.097cm" fo:border-left="0.05pt solid #000000" fo:border-right="none" fo:border-top="none" fo:border-bottom="0.05pt solid #000000" style:writing-mode="lr-tb">
        <style:background-image/>
      </style:table-cell-properties>
    </style:style>
    <style:style style:name="Tabelle1.C75" style:family="table-cell">
      <style:table-cell-properties fo:background-color="#f7a19a" fo:padding="0.097cm" fo:border-left="0.05pt solid #000000" fo:border-right="0.05pt solid #000000" fo:border-top="none" fo:border-bottom="0.05pt solid #000000" style:writing-mode="lr-tb">
        <style:background-image/>
      </style:table-cell-properties>
    </style:style>
    <style:style style:name="Tabelle1.C88" style:family="table-cell">
      <style:table-cell-properties fo:background-color="#ffffc5" fo:padding="0.097cm" fo:border-left="0.05pt solid #000000" fo:border-right="0.05pt solid #000000" fo:border-top="none" fo:border-bottom="0.05pt solid #000000" style:writing-mode="lr-tb">
        <style:background-image/>
      </style:table-cell-properties>
    </style:style>
    <style:style style:name="Tabelle2" style:family="table">
      <style:table-properties style:width="25.636cm" table:align="right"/>
    </style:style>
    <style:style style:name="Tabelle2.A" style:family="table-column">
      <style:table-column-properties style:column-width="12.806cm"/>
    </style:style>
    <style:style style:name="Tabelle2.B" style:family="table-column">
      <style:table-column-properties style:column-width="12.831cm"/>
    </style:style>
    <style:style style:name="Tabelle2.A1" style:family="table-cell">
      <style:table-cell-properties fo:padding="0.097cm" fo:border-left="0.05pt solid #000000" fo:border-right="none" fo:border-top="0.05pt solid #000000" fo:border-bottom="0.05pt solid #000000" style:writing-mode="lr-tb"/>
    </style:style>
    <style:style style:name="Tabelle2.B1" style:family="table-cell">
      <style:table-cell-properties fo:padding="0.097cm" fo:border="0.05pt solid #000000" style:writing-mode="lr-tb"/>
    </style:style>
    <style:style style:name="Tabelle2.A2" style:family="table-cell">
      <style:table-cell-properties fo:background-color="#eeeeee" fo:padding="0.097cm" fo:border-left="0.05pt solid #000000" fo:border-right="none" fo:border-top="none" fo:border-bottom="0.05pt solid #000000" style:writing-mode="lr-tb">
        <style:background-image/>
      </style:table-cell-properties>
    </style:style>
    <style:style style:name="Tabelle2.B2" style:family="table-cell">
      <style:table-cell-properties fo:background-color="#c2e0ae" fo:padding="0.097cm" fo:border-left="0.05pt solid #000000" fo:border-right="0.05pt solid #000000" fo:border-top="none" fo:border-bottom="0.05pt solid #000000" style:writing-mode="lr-tb">
        <style:background-image/>
      </style:table-cell-properties>
    </style:style>
    <style:style style:name="Tabelle2.B5" style:family="table-cell">
      <style:table-cell-properties fo:background-color="#fffbcc" fo:padding="0.097cm" fo:border-left="0.05pt solid #000000" fo:border-right="0.05pt solid #000000" fo:border-top="none" fo:border-bottom="0.05pt solid #000000" style:writing-mode="lr-tb">
        <style:background-image/>
      </style:table-cell-properties>
    </style:style>
    <style:style style:name="Tabelle3" style:family="table">
      <style:table-properties style:width="25.7cm" table:align="margins"/>
    </style:style>
    <style:style style:name="Tabelle3.A" style:family="table-column">
      <style:table-column-properties style:column-width="12.85cm" style:rel-column-width="32767*"/>
    </style:style>
    <style:style style:name="Tabelle3.B" style:family="table-column">
      <style:table-column-properties style:column-width="12.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4" style:family="table">
      <style:table-properties style:width="25.7cm" table:align="margins"/>
    </style:style>
    <style:style style:name="Tabelle4.A" style:family="table-column">
      <style:table-column-properties style:column-width="12.85cm" style:rel-column-width="32767*"/>
    </style:style>
    <style:style style:name="Tabelle4.B" style:family="table-column">
      <style:table-column-properties style:column-width="12.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background-color="#eeeeee" fo:padding="0.097cm" fo:border-left="0.05pt solid #000000" fo:border-right="none" fo:border-top="none" fo:border-bottom="0.05pt solid #000000">
        <style:background-image/>
      </style:table-cell-properties>
    </style:style>
    <style:style style:name="Tabelle4.B2"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4.B3"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4.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7" style:family="table">
      <style:table-properties style:width="25.7cm" table:align="margins"/>
    </style:style>
    <style:style style:name="Tabelle17.A" style:family="table-column">
      <style:table-column-properties style:column-width="12.85cm" style:rel-column-width="32767*"/>
    </style:style>
    <style:style style:name="Tabelle17.B" style:family="table-column">
      <style:table-column-properties style:column-width="12.8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5" style:family="table">
      <style:table-properties style:width="25.7cm" table:align="margins"/>
    </style:style>
    <style:style style:name="Tabelle5.A" style:family="table-column">
      <style:table-column-properties style:column-width="12.85cm" style:rel-column-width="32767*"/>
    </style:style>
    <style:style style:name="Tabelle5.B" style:family="table-column">
      <style:table-column-properties style:column-width="12.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6" style:family="table">
      <style:table-properties style:width="25.7cm" table:align="margins"/>
    </style:style>
    <style:style style:name="Tabelle6.A" style:family="table-column">
      <style:table-column-properties style:column-width="12.85cm" style:rel-column-width="32767*"/>
    </style:style>
    <style:style style:name="Tabelle6.B" style:family="table-column">
      <style:table-column-properties style:column-width="12.8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background-color="#eeeeee" fo:padding="0.097cm" fo:border-left="0.05pt solid #000000" fo:border-right="none" fo:border-top="none" fo:border-bottom="0.05pt solid #000000">
        <style:background-image/>
      </style:table-cell-properties>
    </style:style>
    <style:style style:name="Tabelle6.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6.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6.B5"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7" style:family="table">
      <style:table-properties style:width="25.7cm" table:align="margins"/>
    </style:style>
    <style:style style:name="Tabelle7.A" style:family="table-column">
      <style:table-column-properties style:column-width="12.85cm" style:rel-column-width="32767*"/>
    </style:style>
    <style:style style:name="Tabelle7.B" style:family="table-column">
      <style:table-column-properties style:column-width="12.8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7.B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8" style:family="table">
      <style:table-properties style:width="25.7cm" table:align="margins"/>
    </style:style>
    <style:style style:name="Tabelle8.A" style:family="table-column">
      <style:table-column-properties style:column-width="12.85cm" style:rel-column-width="32767*"/>
    </style:style>
    <style:style style:name="Tabelle8.B" style:family="table-column">
      <style:table-column-properties style:column-width="12.8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background-color="#eeeeee" fo:padding="0.097cm" fo:border-left="0.05pt solid #000000" fo:border-right="none" fo:border-top="none" fo:border-bottom="0.05pt solid #000000">
        <style:background-image/>
      </style:table-cell-properties>
    </style:style>
    <style:style style:name="Tabelle8.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8.B3"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9" style:family="table">
      <style:table-properties style:width="25.7cm" table:align="margins"/>
    </style:style>
    <style:style style:name="Tabelle9.A" style:family="table-column">
      <style:table-column-properties style:column-width="12.85cm" style:rel-column-width="32767*"/>
    </style:style>
    <style:style style:name="Tabelle9.B" style:family="table-column">
      <style:table-column-properties style:column-width="12.8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9.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9.B1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5" style:family="table">
      <style:table-properties style:width="25.7cm" table:align="margins"/>
    </style:style>
    <style:style style:name="Tabelle15.A" style:family="table-column">
      <style:table-column-properties style:column-width="12.85cm" style:rel-column-width="32767*"/>
    </style:style>
    <style:style style:name="Tabelle15.B" style:family="table-column">
      <style:table-column-properties style:column-width="12.85cm" style:rel-column-width="32768*"/>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5.B16"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5.B17"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0" style:family="table">
      <style:table-properties style:width="25.7cm" table:align="margins"/>
    </style:style>
    <style:style style:name="Tabelle10.A" style:family="table-column">
      <style:table-column-properties style:column-width="12.85cm" style:rel-column-width="32767*"/>
    </style:style>
    <style:style style:name="Tabelle10.B" style:family="table-column">
      <style:table-column-properties style:column-width="12.85cm" style:rel-column-width="32768*"/>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0.B5"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1" style:family="table">
      <style:table-properties style:width="25.7cm" table:align="margins"/>
    </style:style>
    <style:style style:name="Tabelle11.A" style:family="table-column">
      <style:table-column-properties style:column-width="12.85cm" style:rel-column-width="32767*"/>
    </style:style>
    <style:style style:name="Tabelle11.B" style:family="table-column">
      <style:table-column-properties style:column-width="12.85cm" style:rel-column-width="32768*"/>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2" style:family="table">
      <style:table-properties style:width="25.7cm" table:align="margins"/>
    </style:style>
    <style:style style:name="Tabelle12.A" style:family="table-column">
      <style:table-column-properties style:column-width="12.85cm" style:rel-column-width="32767*"/>
    </style:style>
    <style:style style:name="Tabelle12.B" style:family="table-column">
      <style:table-column-properties style:column-width="12.85cm" style:rel-column-width="32768*"/>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background-color="#eeeeee" fo:padding="0.097cm" fo:border-left="0.05pt solid #000000" fo:border-right="none" fo:border-top="none" fo:border-bottom="0.05pt solid #000000">
        <style:background-image/>
      </style:table-cell-properties>
    </style:style>
    <style:style style:name="Tabelle12.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2.B7"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3" style:family="table">
      <style:table-properties style:width="25.7cm" table:align="margins"/>
    </style:style>
    <style:style style:name="Tabelle13.A" style:family="table-column">
      <style:table-column-properties style:column-width="12.85cm" style:rel-column-width="32767*"/>
    </style:style>
    <style:style style:name="Tabelle13.B" style:family="table-column">
      <style:table-column-properties style:column-width="12.8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3.B3"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3.B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6" style:family="table">
      <style:table-properties style:width="25.7cm" table:align="margins"/>
    </style:style>
    <style:style style:name="Tabelle16.A" style:family="table-column">
      <style:table-column-properties style:column-width="12.848cm" style:rel-column-width="32763*"/>
    </style:style>
    <style:style style:name="Tabelle16.B" style:family="table-column">
      <style:table-column-properties style:column-width="12.852cm" style:rel-column-width="32772*"/>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background-color="#eeeeee" fo:padding="0.097cm" fo:border-left="0.05pt solid #000000" fo:border-right="none" fo:border-top="none" fo:border-bottom="0.05pt solid #000000">
        <style:background-image/>
      </style:table-cell-properties>
    </style:style>
    <style:style style:name="Tabelle16.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6.B5"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4" style:family="table">
      <style:table-properties style:width="25.7cm" table:align="margins"/>
    </style:style>
    <style:style style:name="Tabelle14.A" style:family="table-column">
      <style:table-column-properties style:column-width="12.85cm" style:rel-column-width="32767*"/>
    </style:style>
    <style:style style:name="Tabelle14.B" style:family="table-column">
      <style:table-column-properties style:column-width="12.8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4.B4"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4.B11" style:family="table-cell">
      <style:table-cell-properties fo:background-color="#fffbcc"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cm" fo:margin-bottom="0cm" loext:contextual-spacing="false" fo:line-height="100%"/>
    </style:style>
    <style:style style:name="P2" style:family="paragraph" style:parent-style-name="Text_20_body">
      <style:paragraph-properties fo:margin-top="0cm" fo:margin-bottom="0cm" loext:contextual-spacing="false" fo:line-height="100%"/>
      <style:text-properties officeooo:paragraph-rsid="000f2d50"/>
    </style:style>
    <style:style style:name="P3" style:family="paragraph" style:parent-style-name="Text_20_body">
      <style:paragraph-properties fo:margin-top="0cm" fo:margin-bottom="0cm" loext:contextual-spacing="false" fo:line-height="100%"/>
      <style:text-properties officeooo:paragraph-rsid="0015b410"/>
    </style:style>
    <style:style style:name="P4" style:family="paragraph" style:parent-style-name="Text_20_body">
      <style:paragraph-properties fo:margin-top="0cm" fo:margin-bottom="0cm" loext:contextual-spacing="false" fo:line-height="100%"/>
      <style:text-properties style:font-name="Liberation Serif" officeooo:paragraph-rsid="000f2d50"/>
    </style:style>
    <style:style style:name="P5" style:family="paragraph" style:parent-style-name="Text_20_body">
      <style:paragraph-properties fo:margin-top="0cm" fo:margin-bottom="0cm" loext:contextual-spacing="false" fo:line-height="100%"/>
      <style:text-properties style:font-name="Liberation Serif" officeooo:paragraph-rsid="0047a849"/>
    </style:style>
    <style:style style:name="P6" style:family="paragraph" style:parent-style-name="Text_20_body">
      <style:paragraph-properties fo:margin-top="0cm" fo:margin-bottom="0cm" loext:contextual-spacing="false" fo:line-height="100%"/>
      <style:text-properties style:font-name="Liberation Serif1" style:font-name-complex="Times New Roman"/>
    </style:style>
    <style:style style:name="P7" style:family="paragraph" style:parent-style-name="Text_20_body">
      <style:paragraph-properties fo:margin-top="0cm" fo:margin-bottom="0cm" loext:contextual-spacing="false" fo:line-height="100%"/>
      <style:text-properties style:font-name="Liberation Serif1" officeooo:paragraph-rsid="0015b410"/>
    </style:style>
    <style:style style:name="P8" style:family="paragraph" style:parent-style-name="Text_20_body">
      <style:paragraph-properties fo:margin-top="0cm" fo:margin-bottom="0cm" loext:contextual-spacing="false" fo:line-height="100%"/>
      <style:text-properties style:font-name="Liberation Serif1" officeooo:paragraph-rsid="0047a849"/>
    </style:style>
    <style:style style:name="P9" style:family="paragraph" style:parent-style-name="Table_20_Contents">
      <style:paragraph-properties fo:line-height="80%" fo:text-align="center" style:justify-single-word="false"/>
      <style:text-properties style:font-name="Liberation Serif1" fo:font-weight="bold" style:font-weight-asian="bold" style:font-weight-complex="bold"/>
    </style:style>
    <style:style style:name="P10" style:family="paragraph" style:parent-style-name="Table_20_Contents">
      <style:paragraph-properties fo:text-align="center" style:justify-single-word="false"/>
      <style:text-properties style:font-name="Liberation Serif1" fo:font-weight="bold" officeooo:rsid="0013fa76" officeooo:paragraph-rsid="0013fa76" style:font-weight-asian="bold" style:font-weight-complex="bold"/>
    </style:style>
    <style:style style:name="P11" style:family="paragraph" style:parent-style-name="Table_20_Contents">
      <style:paragraph-properties fo:line-height="80%"/>
      <style:text-properties style:font-name="Liberation Serif1"/>
    </style:style>
    <style:style style:name="P12" style:family="paragraph" style:parent-style-name="Table_20_Contents">
      <loext:graphic-properties draw:fill="solid" draw:fill-color="#c2e0ae" draw:opacity="100%"/>
      <style:paragraph-properties fo:line-height="80%" fo:background-color="#c2e0ae"/>
      <style:text-properties style:font-name="Liberation Serif1"/>
    </style:style>
    <style:style style:name="P13" style:family="paragraph" style:parent-style-name="Table_20_Contents">
      <style:paragraph-properties fo:line-height="80%"/>
      <style:text-properties style:font-name="Liberation Serif1" officeooo:paragraph-rsid="0024b44c"/>
    </style:style>
    <style:style style:name="P14" style:family="paragraph" style:parent-style-name="Table_20_Contents">
      <style:paragraph-properties fo:line-height="80%"/>
      <style:text-properties style:font-name="Liberation Serif1" fo:language="en" fo:country="US"/>
    </style:style>
    <style:style style:name="P15" style:family="paragraph" style:parent-style-name="Table_20_Contents">
      <loext:graphic-properties draw:fill="solid" draw:fill-color="#c2e0ae" draw:opacity="100%"/>
      <style:paragraph-properties fo:line-height="80%" fo:background-color="#c2e0ae"/>
      <style:text-properties style:font-name="Liberation Serif1" fo:language="en" fo:country="US"/>
    </style:style>
    <style:style style:name="P16" style:family="paragraph" style:parent-style-name="Table_20_Contents">
      <style:paragraph-properties fo:line-height="80%"/>
      <style:text-properties style:font-name="Liberation Serif1" fo:language="en" fo:country="US" fo:font-style="italic" style:font-style-asian="italic" style:font-style-complex="italic"/>
    </style:style>
    <style:style style:name="P17" style:family="paragraph" style:parent-style-name="Table_20_Contents">
      <style:paragraph-properties fo:line-height="80%"/>
      <style:text-properties style:font-name="Liberation Serif1" fo:font-style="italic" style:font-style-asian="italic" style:font-style-complex="italic"/>
    </style:style>
    <style:style style:name="P18" style:family="paragraph" style:parent-style-name="Table_20_Contents">
      <style:paragraph-properties fo:line-height="80%"/>
      <style:text-properties style:font-name="Liberation Serif1" fo:font-style="italic" officeooo:paragraph-rsid="000c2d01" style:font-style-asian="italic" style:font-style-complex="italic"/>
    </style:style>
    <style:style style:name="P19" style:family="paragraph" style:parent-style-name="Table_20_Contents">
      <style:paragraph-properties fo:line-height="80%"/>
      <style:text-properties style:font-name="Liberation Serif1" fo:font-style="italic" officeooo:rsid="000c2d01" officeooo:paragraph-rsid="000c2d01" style:font-style-asian="italic" style:font-style-complex="italic"/>
    </style:style>
    <style:style style:name="P20" style:family="paragraph" style:parent-style-name="Table_20_Contents">
      <style:paragraph-properties fo:line-height="80%"/>
      <style:text-properties style:font-name="Liberation Serif1" fo:font-style="italic" officeooo:rsid="000c2d01" officeooo:paragraph-rsid="0044c42f" style:font-style-asian="italic" style:font-style-complex="italic"/>
    </style:style>
    <style:style style:name="P21" style:family="paragraph" style:parent-style-name="Table_20_Contents">
      <style:paragraph-properties fo:line-height="80%"/>
      <style:text-properties style:font-name="Liberation Serif1" fo:font-style="italic" officeooo:rsid="004aac93" officeooo:paragraph-rsid="004aac93" style:font-style-asian="italic" style:font-style-complex="italic"/>
    </style:style>
    <style:style style:name="P22" style:family="paragraph" style:parent-style-name="Table_20_Contents">
      <style:paragraph-properties fo:line-height="80%"/>
      <style:text-properties style:font-name="Liberation Serif1" fo:font-style="italic" style:font-style-asian="italic"/>
    </style:style>
    <style:style style:name="P23" style:family="paragraph" style:parent-style-name="Table_20_Contents">
      <style:paragraph-properties fo:line-height="80%"/>
      <style:text-properties style:font-name="Liberation Serif1" officeooo:rsid="0010acc3" officeooo:paragraph-rsid="0010acc3"/>
    </style:style>
    <style:style style:name="P24" style:family="paragraph" style:parent-style-name="Table_20_Contents">
      <style:paragraph-properties fo:line-height="80%"/>
      <style:text-properties style:font-name="Liberation Serif1" officeooo:rsid="000c140b" officeooo:paragraph-rsid="000c140b"/>
    </style:style>
    <style:style style:name="P25" style:family="paragraph" style:parent-style-name="Table_20_Contents">
      <style:paragraph-properties fo:line-height="80%"/>
      <style:text-properties style:font-name="Liberation Serif1" officeooo:rsid="000c2d01" officeooo:paragraph-rsid="000c2d01"/>
    </style:style>
    <style:style style:name="P26" style:family="paragraph" style:parent-style-name="Table_20_Contents">
      <loext:graphic-properties draw:fill="solid" draw:fill-color="#f7a19a" draw:opacity="100%"/>
      <style:paragraph-properties fo:line-height="80%" fo:background-color="#f7a19a"/>
      <style:text-properties style:font-name="Liberation Serif1" officeooo:rsid="000c2d01" officeooo:paragraph-rsid="000c2d01"/>
    </style:style>
    <style:style style:name="P27" style:family="paragraph" style:parent-style-name="Table_20_Contents">
      <style:paragraph-properties fo:line-height="80%"/>
      <style:text-properties style:font-name="Liberation Serif1" officeooo:rsid="000c2d01" officeooo:paragraph-rsid="0024b44c"/>
    </style:style>
    <style:style style:name="P28" style:family="paragraph" style:parent-style-name="Table_20_Contents">
      <style:paragraph-properties fo:line-height="80%"/>
      <style:text-properties style:font-name="Liberation Serif1" officeooo:rsid="000c2d01" officeooo:paragraph-rsid="0044c42f"/>
    </style:style>
    <style:style style:name="P29" style:family="paragraph" style:parent-style-name="Table_20_Contents">
      <style:paragraph-properties fo:text-align="justify" style:justify-single-word="false"/>
      <style:text-properties style:font-name="Liberation Serif1" officeooo:rsid="0013fa76" officeooo:paragraph-rsid="0013fa76"/>
    </style:style>
    <style:style style:name="P30" style:family="paragraph" style:parent-style-name="Table_20_Contents">
      <style:paragraph-properties fo:text-align="justify" style:justify-single-word="false"/>
      <style:text-properties style:font-name="Liberation Serif1" officeooo:rsid="0013fa76" officeooo:paragraph-rsid="003bd677"/>
    </style:style>
    <style:style style:name="P31" style:family="paragraph" style:parent-style-name="Table_20_Contents">
      <style:paragraph-properties fo:line-height="80%"/>
      <style:text-properties style:font-name="Liberation Serif1" fo:font-style="normal" officeooo:rsid="0044c42f" officeooo:paragraph-rsid="0044c42f" style:font-style-asian="normal" style:font-style-complex="normal"/>
    </style:style>
    <style:style style:name="P32" style:family="paragraph" style:parent-style-name="Table_20_Contents">
      <style:paragraph-properties fo:line-height="80%"/>
      <style:text-properties style:font-name="Liberation Serif1" officeooo:rsid="004aac93" officeooo:paragraph-rsid="004aac93"/>
    </style:style>
    <style:style style:name="P33" style:family="paragraph" style:parent-style-name="Table_20_Contents">
      <style:text-properties officeooo:rsid="00153aaa" officeooo:paragraph-rsid="00153aaa"/>
    </style:style>
    <style:style style:name="P34" style:family="paragraph" style:parent-style-name="Table_20_Contents">
      <style:paragraph-properties fo:text-align="center" style:justify-single-word="false"/>
      <style:text-properties fo:font-weight="bold" officeooo:rsid="00153aaa" officeooo:paragraph-rsid="00153aaa" style:font-weight-asian="bold" style:font-weight-complex="bold"/>
    </style:style>
    <style:style style:name="P35" style:family="paragraph" style:parent-style-name="Table_20_Contents">
      <style:paragraph-properties fo:text-align="center" style:justify-single-word="false"/>
      <style:text-properties fo:font-weight="bold" officeooo:rsid="0015c455" officeooo:paragraph-rsid="0015c455" style:font-weight-asian="bold" style:font-weight-complex="bold"/>
    </style:style>
    <style:style style:name="P36" style:family="paragraph" style:parent-style-name="Table_20_Contents">
      <style:paragraph-properties fo:text-align="center" style:justify-single-word="false"/>
      <style:text-properties fo:font-weight="bold" officeooo:rsid="0016c4d9" officeooo:paragraph-rsid="0016c4d9" style:font-weight-asian="bold" style:font-weight-complex="bold"/>
    </style:style>
    <style:style style:name="P37" style:family="paragraph" style:parent-style-name="Table_20_Contents">
      <style:paragraph-properties fo:text-align="center" style:justify-single-word="false"/>
      <style:text-properties fo:font-weight="bold" officeooo:rsid="001e4bd3" officeooo:paragraph-rsid="001e4bd3" style:font-weight-asian="bold" style:font-weight-complex="bold"/>
    </style:style>
    <style:style style:name="P38" style:family="paragraph" style:parent-style-name="Table_20_Contents">
      <style:paragraph-properties fo:text-align="center" style:justify-single-word="false"/>
      <style:text-properties fo:font-weight="bold" officeooo:rsid="001ee21b" officeooo:paragraph-rsid="001ee21b" style:font-weight-asian="bold" style:font-weight-complex="bold"/>
    </style:style>
    <style:style style:name="P39" style:family="paragraph" style:parent-style-name="Table_20_Contents">
      <style:paragraph-properties fo:text-align="center" style:justify-single-word="false"/>
      <style:text-properties fo:font-weight="bold" officeooo:rsid="002050c2" officeooo:paragraph-rsid="002050c2" style:font-weight-asian="bold" style:font-weight-complex="bold"/>
    </style:style>
    <style:style style:name="P40" style:family="paragraph" style:parent-style-name="Table_20_Contents">
      <style:paragraph-properties fo:text-align="center" style:justify-single-word="false"/>
      <style:text-properties fo:font-weight="bold" officeooo:rsid="00215b0f" officeooo:paragraph-rsid="00215b0f" style:font-weight-asian="bold" style:font-weight-complex="bold"/>
    </style:style>
    <style:style style:name="P41" style:family="paragraph" style:parent-style-name="Table_20_Contents">
      <style:paragraph-properties fo:text-align="center" style:justify-single-word="false"/>
      <style:text-properties fo:font-weight="bold" officeooo:rsid="002c5de2" officeooo:paragraph-rsid="002c5de2" style:font-weight-asian="bold" style:font-weight-complex="bold"/>
    </style:style>
    <style:style style:name="P42" style:family="paragraph" style:parent-style-name="Table_20_Contents">
      <style:paragraph-properties fo:text-align="center" style:justify-single-word="false"/>
      <style:text-properties fo:font-weight="bold" officeooo:rsid="00363d46" officeooo:paragraph-rsid="00363d46" style:font-weight-asian="bold" style:font-weight-complex="bold"/>
    </style:style>
    <style:style style:name="P43" style:family="paragraph" style:parent-style-name="Table_20_Contents">
      <style:paragraph-properties fo:text-align="center" style:justify-single-word="false"/>
      <style:text-properties fo:font-weight="bold" officeooo:rsid="003bd677" officeooo:paragraph-rsid="003bd677" style:font-weight-asian="bold" style:font-weight-complex="bold"/>
    </style:style>
    <style:style style:name="P44" style:family="paragraph" style:parent-style-name="Table_20_Contents">
      <style:text-properties officeooo:rsid="0015b410" officeooo:paragraph-rsid="0015b410"/>
    </style:style>
    <style:style style:name="P45" style:family="paragraph" style:parent-style-name="Table_20_Contents">
      <style:text-properties officeooo:rsid="0015b410" officeooo:paragraph-rsid="003a5bff"/>
    </style:style>
    <style:style style:name="P46" style:family="paragraph" style:parent-style-name="Table_20_Contents">
      <style:text-properties fo:font-style="italic" style:font-style-asian="italic" style:font-style-complex="italic"/>
    </style:style>
    <style:style style:name="P47" style:family="paragraph" style:parent-style-name="Table_20_Contents">
      <style:text-properties fo:font-style="italic" officeooo:rsid="0015b410" officeooo:paragraph-rsid="0015b410" style:font-style-asian="italic" style:font-style-complex="italic"/>
    </style:style>
    <style:style style:name="P48" style:family="paragraph" style:parent-style-name="Table_20_Contents">
      <style:text-properties fo:font-style="italic" officeooo:rsid="00264101" officeooo:paragraph-rsid="00264101" style:font-style-asian="italic" style:font-style-complex="italic"/>
    </style:style>
    <style:style style:name="P49" style:family="paragraph" style:parent-style-name="Table_20_Contents">
      <style:text-properties fo:font-style="italic" officeooo:rsid="002c5de2" officeooo:paragraph-rsid="002c5de2" style:font-style-asian="italic" style:font-style-complex="italic"/>
    </style:style>
    <style:style style:name="P50" style:family="paragraph" style:parent-style-name="Table_20_Contents">
      <style:text-properties fo:font-style="italic" officeooo:rsid="0031025a" officeooo:paragraph-rsid="0031025a" style:font-style-asian="italic" style:font-style-complex="italic"/>
    </style:style>
    <style:style style:name="P51" style:family="paragraph" style:parent-style-name="Table_20_Contents">
      <style:text-properties fo:font-style="italic" officeooo:rsid="00153aaa" officeooo:paragraph-rsid="00153aaa" style:font-style-asian="italic" style:font-style-complex="italic"/>
    </style:style>
    <style:style style:name="P52" style:family="paragraph" style:parent-style-name="Table_20_Contents">
      <style:text-properties fo:font-style="italic" officeooo:rsid="00153aaa" officeooo:paragraph-rsid="003d53f7" style:font-style-asian="italic" style:font-style-complex="italic"/>
    </style:style>
    <style:style style:name="P53" style:family="paragraph" style:parent-style-name="Table_20_Contents">
      <style:text-properties fo:font-style="italic" officeooo:rsid="003d53f7" officeooo:paragraph-rsid="003d53f7" style:font-style-asian="italic" style:font-style-complex="italic"/>
    </style:style>
    <style:style style:name="P54" style:family="paragraph" style:parent-style-name="Table_20_Contents">
      <style:text-properties fo:font-style="italic" officeooo:rsid="0034f896" officeooo:paragraph-rsid="004aa735" style:font-style-asian="italic" style:font-style-complex="italic"/>
    </style:style>
    <style:style style:name="P55" style:family="paragraph" style:parent-style-name="Table_20_Contents">
      <style:text-properties fo:font-style="italic" officeooo:rsid="0034f896" officeooo:paragraph-rsid="0034f896" style:font-style-asian="italic" style:font-style-complex="italic"/>
    </style:style>
    <style:style style:name="P56" style:family="paragraph" style:parent-style-name="Table_20_Contents">
      <style:text-properties fo:font-style="italic" officeooo:rsid="0036c196" officeooo:paragraph-rsid="004aa735" style:font-style-asian="italic" style:font-style-complex="italic"/>
    </style:style>
    <style:style style:name="P57" style:family="paragraph" style:parent-style-name="Table_20_Contents">
      <style:text-properties fo:font-style="normal" officeooo:rsid="0015c455" officeooo:paragraph-rsid="0015c455" style:font-style-asian="normal" style:font-style-complex="normal"/>
    </style:style>
    <style:style style:name="P58" style:family="paragraph" style:parent-style-name="Table_20_Contents">
      <style:paragraph-properties fo:text-align="center" style:justify-single-word="false"/>
      <style:text-properties fo:font-style="normal" fo:font-weight="bold" officeooo:rsid="0015c455" officeooo:paragraph-rsid="0015c455" style:font-style-asian="normal" style:font-weight-asian="bold" style:font-style-complex="normal" style:font-weight-complex="bold"/>
    </style:style>
    <style:style style:name="P59" style:family="paragraph" style:parent-style-name="Table_20_Contents">
      <style:text-properties officeooo:rsid="0015c455" officeooo:paragraph-rsid="0015c455"/>
    </style:style>
    <style:style style:name="P60" style:family="paragraph" style:parent-style-name="Table_20_Contents">
      <style:text-properties officeooo:rsid="0015c455" officeooo:paragraph-rsid="0031025a"/>
    </style:style>
    <style:style style:name="P61" style:family="paragraph" style:parent-style-name="Table_20_Contents">
      <style:text-properties officeooo:rsid="0016c4d9" officeooo:paragraph-rsid="0016c4d9"/>
    </style:style>
    <style:style style:name="P62" style:family="paragraph" style:parent-style-name="Table_20_Contents">
      <style:text-properties officeooo:rsid="0016c4d9" officeooo:paragraph-rsid="002ee3db"/>
    </style:style>
    <style:style style:name="P63" style:family="paragraph" style:parent-style-name="Table_20_Contents">
      <style:text-properties officeooo:rsid="0016c4d9" officeooo:paragraph-rsid="002f8807"/>
    </style:style>
    <style:style style:name="P64" style:family="paragraph" style:parent-style-name="Table_20_Contents">
      <style:text-properties officeooo:rsid="0016c4d9" officeooo:paragraph-rsid="00379ecd"/>
    </style:style>
    <style:style style:name="P65" style:family="paragraph" style:parent-style-name="Table_20_Contents">
      <style:text-properties officeooo:rsid="0016c4d9" officeooo:paragraph-rsid="00381e8e"/>
    </style:style>
    <style:style style:name="P66" style:family="paragraph" style:parent-style-name="Table_20_Contents">
      <style:text-properties officeooo:rsid="0016c4d9" officeooo:paragraph-rsid="003f149a"/>
    </style:style>
    <style:style style:name="P67" style:family="paragraph" style:parent-style-name="Table_20_Contents">
      <style:text-properties officeooo:rsid="001e4bd3" officeooo:paragraph-rsid="001e4bd3"/>
    </style:style>
    <style:style style:name="P68" style:family="paragraph" style:parent-style-name="Table_20_Contents">
      <style:text-properties officeooo:rsid="001e4bd3" officeooo:paragraph-rsid="00347220"/>
    </style:style>
    <style:style style:name="P69" style:family="paragraph" style:parent-style-name="Table_20_Contents">
      <style:text-properties officeooo:rsid="001ee21b" officeooo:paragraph-rsid="001ee21b"/>
    </style:style>
    <style:style style:name="P70" style:family="paragraph" style:parent-style-name="Table_20_Contents">
      <style:text-properties officeooo:rsid="002050c2" officeooo:paragraph-rsid="002050c2"/>
    </style:style>
    <style:style style:name="P71" style:family="paragraph" style:parent-style-name="Table_20_Contents">
      <style:text-properties officeooo:rsid="002050c2" officeooo:paragraph-rsid="002ee3db"/>
    </style:style>
    <style:style style:name="P72" style:family="paragraph" style:parent-style-name="Table_20_Contents">
      <style:text-properties officeooo:rsid="002050c2" officeooo:paragraph-rsid="002f8807"/>
    </style:style>
    <style:style style:name="P73" style:family="paragraph" style:parent-style-name="Table_20_Contents">
      <style:text-properties officeooo:rsid="00215b0f" officeooo:paragraph-rsid="00215b0f"/>
    </style:style>
    <style:style style:name="P74" style:family="paragraph" style:parent-style-name="Table_20_Contents">
      <style:text-properties officeooo:rsid="00215b0f" officeooo:paragraph-rsid="002bb980"/>
    </style:style>
    <style:style style:name="P75" style:family="paragraph" style:parent-style-name="Table_20_Contents">
      <style:text-properties officeooo:rsid="00264101" officeooo:paragraph-rsid="00264101"/>
    </style:style>
    <style:style style:name="P76" style:family="paragraph" style:parent-style-name="Table_20_Contents">
      <style:text-properties officeooo:rsid="002ab5c1" officeooo:paragraph-rsid="002ab5c1"/>
    </style:style>
    <style:style style:name="P77" style:family="paragraph" style:parent-style-name="Table_20_Contents">
      <style:text-properties officeooo:rsid="002bb980" officeooo:paragraph-rsid="002bb980"/>
    </style:style>
    <style:style style:name="P78" style:family="paragraph" style:parent-style-name="Table_20_Contents">
      <style:text-properties officeooo:rsid="002c5de2" officeooo:paragraph-rsid="002c5de2"/>
    </style:style>
    <style:style style:name="P79" style:family="paragraph" style:parent-style-name="Table_20_Contents">
      <style:text-properties officeooo:rsid="002ee3db" officeooo:paragraph-rsid="002ee3db"/>
    </style:style>
    <style:style style:name="P80" style:family="paragraph" style:parent-style-name="Table_20_Contents">
      <style:text-properties officeooo:rsid="002f8807" officeooo:paragraph-rsid="002f8807"/>
    </style:style>
    <style:style style:name="P81" style:family="paragraph" style:parent-style-name="Table_20_Contents">
      <style:text-properties officeooo:rsid="0031025a" officeooo:paragraph-rsid="0031025a"/>
    </style:style>
    <style:style style:name="P82" style:family="paragraph" style:parent-style-name="Table_20_Contents">
      <style:text-properties officeooo:rsid="00329c92" officeooo:paragraph-rsid="00329c92"/>
    </style:style>
    <style:style style:name="P83" style:family="paragraph" style:parent-style-name="Table_20_Contents">
      <style:text-properties officeooo:rsid="0032df9e" officeooo:paragraph-rsid="0032df9e"/>
    </style:style>
    <style:style style:name="P84" style:family="paragraph" style:parent-style-name="Table_20_Contents">
      <style:text-properties officeooo:rsid="00381e8e" officeooo:paragraph-rsid="00381e8e"/>
    </style:style>
    <style:style style:name="P85" style:family="paragraph" style:parent-style-name="Table_20_Contents">
      <style:text-properties officeooo:rsid="003bd677" officeooo:paragraph-rsid="003bd677"/>
    </style:style>
    <style:style style:name="P86" style:family="paragraph" style:parent-style-name="Table_20_Contents">
      <style:text-properties officeooo:rsid="003bd677" officeooo:paragraph-rsid="00153aaa"/>
    </style:style>
    <style:style style:name="P87" style:family="paragraph" style:parent-style-name="Table_20_Contents">
      <style:text-properties officeooo:rsid="003bd677" officeooo:paragraph-rsid="003d53f7"/>
    </style:style>
    <style:style style:name="P88" style:family="paragraph" style:parent-style-name="Table_20_Contents">
      <style:text-properties officeooo:rsid="003d53f7" officeooo:paragraph-rsid="003d53f7"/>
    </style:style>
    <style:style style:name="P89" style:family="paragraph" style:parent-style-name="Table_20_Contents">
      <style:text-properties officeooo:rsid="003f149a" officeooo:paragraph-rsid="003f149a"/>
    </style:style>
    <style:style style:name="P90" style:family="paragraph" style:parent-style-name="Table_20_Contents">
      <style:text-properties officeooo:rsid="0036c196" officeooo:paragraph-rsid="0036c196"/>
    </style:style>
    <style:style style:name="P91" style:family="paragraph" style:parent-style-name="Table_20_Contents">
      <style:text-properties officeooo:rsid="0036c196" officeooo:paragraph-rsid="00415f85"/>
    </style:style>
    <style:style style:name="P92" style:family="paragraph" style:parent-style-name="Table_20_Contents">
      <style:text-properties officeooo:rsid="0034f896" officeooo:paragraph-rsid="0034f896"/>
    </style:style>
    <style:style style:name="P93" style:family="paragraph" style:parent-style-name="Table_20_Contents">
      <style:text-properties officeooo:rsid="0034f896" officeooo:paragraph-rsid="004aa735"/>
    </style:style>
    <style:style style:name="P94" style:family="paragraph" style:parent-style-name="Table_20_Contents">
      <style:paragraph-properties style:writing-mode="lr-tb"/>
      <style:text-properties officeooo:rsid="0016c4d9" officeooo:paragraph-rsid="0016c4d9"/>
    </style:style>
    <style:style style:name="P95" style:family="paragraph" style:parent-style-name="Table_20_Contents">
      <style:paragraph-properties style:writing-mode="lr-tb"/>
      <style:text-properties officeooo:rsid="0016c4d9" officeooo:paragraph-rsid="002f8807"/>
    </style:style>
    <style:style style:name="P96" style:family="paragraph" style:parent-style-name="Table_20_Contents">
      <style:paragraph-properties style:writing-mode="lr-tb"/>
      <style:text-properties officeooo:rsid="002050c2" officeooo:paragraph-rsid="002050c2"/>
    </style:style>
    <style:style style:name="P97" style:family="paragraph" style:parent-style-name="Table_20_Contents">
      <style:paragraph-properties style:writing-mode="lr-tb"/>
      <style:text-properties officeooo:rsid="002050c2" officeooo:paragraph-rsid="002ee3db"/>
    </style:style>
    <style:style style:name="P98" style:family="paragraph" style:parent-style-name="Table_20_Contents">
      <style:paragraph-properties style:writing-mode="lr-tb"/>
      <style:text-properties officeooo:rsid="002f8807" officeooo:paragraph-rsid="002f8807"/>
    </style:style>
    <style:style style:name="P99" style:family="paragraph" style:parent-style-name="Table_20_Contents">
      <loext:graphic-properties draw:fill="none"/>
      <style:paragraph-properties fo:line-height="80%" fo:background-color="transparent" style:writing-mode="lr-tb"/>
      <style:text-properties fo:font-style="italic" officeooo:rsid="0028e866" officeooo:paragraph-rsid="0028e866" style:font-style-asian="italic" style:font-style-complex="italic"/>
    </style:style>
    <style:style style:name="P100" style:family="paragraph" style:parent-style-name="Table_20_Contents">
      <loext:graphic-properties draw:fill="none"/>
      <style:paragraph-properties fo:background-color="transparent" style:writing-mode="lr-tb"/>
      <style:text-properties fo:font-style="italic" officeooo:paragraph-rsid="00415f85" style:font-style-asian="italic" style:font-style-complex="italic"/>
    </style:style>
    <style:style style:name="P101" style:family="paragraph" style:parent-style-name="Table_20_Contents">
      <loext:graphic-properties draw:fill="none"/>
      <style:paragraph-properties fo:background-color="transparent" style:writing-mode="lr-tb"/>
      <style:text-properties fo:font-style="italic" style:font-style-asian="italic" style:font-style-complex="italic"/>
    </style:style>
    <style:style style:name="P102" style:family="paragraph" style:parent-style-name="Table_20_Contents">
      <style:paragraph-properties style:writing-mode="lr-tb"/>
      <style:text-properties officeooo:rsid="0038b326" officeooo:paragraph-rsid="0038b326"/>
    </style:style>
    <style:style style:name="P103" style:family="paragraph" style:parent-style-name="Table_20_Contents">
      <loext:graphic-properties draw:fill="solid" draw:fill-color="#fffbcc" draw:opacity="100%"/>
      <style:paragraph-properties fo:background-color="#fffbcc" style:writing-mode="lr-tb"/>
      <style:text-properties officeooo:rsid="0038b326" officeooo:paragraph-rsid="0038b326"/>
    </style:style>
    <style:style style:name="P104" style:family="paragraph" style:parent-style-name="Table_20_Contents">
      <loext:graphic-properties draw:fill="none"/>
      <style:paragraph-properties fo:line-height="80%" fo:text-align="center" style:justify-single-word="false" fo:background-color="transparent" style:writing-mode="lr-tb"/>
      <style:text-properties fo:font-weight="bold" officeooo:rsid="00264101" officeooo:paragraph-rsid="00264101" style:font-weight-asian="bold" style:font-weight-complex="bold"/>
    </style:style>
    <style:style style:name="P105" style:family="paragraph" style:parent-style-name="Table_20_Contents">
      <loext:graphic-properties draw:fill="none"/>
      <style:paragraph-properties fo:line-height="80%" fo:background-color="transparent" style:writing-mode="lr-tb"/>
    </style:style>
    <style:style style:name="P106" style:family="paragraph" style:parent-style-name="Table_20_Contents">
      <loext:graphic-properties draw:fill="none"/>
      <style:paragraph-properties fo:line-height="80%" fo:background-color="transparent" style:writing-mode="lr-tb"/>
      <style:text-properties officeooo:rsid="0028e866" officeooo:paragraph-rsid="0028e866"/>
    </style:style>
    <style:style style:name="P107" style:family="paragraph" style:parent-style-name="Table_20_Contents">
      <loext:graphic-properties draw:fill="none"/>
      <style:paragraph-properties fo:line-height="80%" fo:background-color="transparent" style:writing-mode="lr-tb"/>
      <style:text-properties officeooo:rsid="0032df9e" officeooo:paragraph-rsid="0032df9e"/>
    </style:style>
    <style:style style:name="P108" style:family="paragraph" style:parent-style-name="Table_20_Contents">
      <loext:graphic-properties draw:fill="none"/>
      <style:paragraph-properties fo:line-height="80%" fo:background-color="transparent" style:writing-mode="lr-tb"/>
      <style:text-properties officeooo:rsid="002c5de2" officeooo:paragraph-rsid="002c5de2"/>
    </style:style>
    <style:style style:name="P109" style:family="paragraph" style:parent-style-name="Table_20_Contents">
      <loext:graphic-properties draw:fill="none"/>
      <style:paragraph-properties fo:line-height="80%" fo:background-color="transparent" style:writing-mode="lr-tb"/>
      <style:text-properties officeooo:rsid="0027b130" officeooo:paragraph-rsid="0027b130"/>
    </style:style>
    <style:style style:name="P110" style:family="paragraph" style:parent-style-name="Table_20_Contents">
      <loext:graphic-properties draw:fill="none"/>
      <style:paragraph-properties fo:line-height="80%" fo:background-color="transparent" style:writing-mode="lr-tb"/>
      <style:text-properties officeooo:rsid="00264101" officeooo:paragraph-rsid="00264101"/>
    </style:style>
    <style:style style:name="P111" style:family="paragraph" style:parent-style-name="Table_20_Contents">
      <loext:graphic-properties draw:fill="none"/>
      <style:paragraph-properties fo:line-height="80%" fo:background-color="transparent" style:writing-mode="lr-tb"/>
      <style:text-properties officeooo:rsid="0015c455" officeooo:paragraph-rsid="0015c455"/>
    </style:style>
    <style:style style:name="P112" style:family="paragraph" style:parent-style-name="Table_20_Contents">
      <loext:graphic-properties draw:fill="none"/>
      <style:paragraph-properties fo:line-height="80%" fo:background-color="transparent" style:writing-mode="lr-tb"/>
      <style:text-properties officeooo:rsid="002be913" officeooo:paragraph-rsid="002be913"/>
    </style:style>
    <style:style style:name="P113" style:family="paragraph" style:parent-style-name="Table_20_Contents">
      <loext:graphic-properties draw:fill="none"/>
      <style:paragraph-properties fo:background-color="transparent" style:writing-mode="lr-tb"/>
    </style:style>
    <style:style style:name="P114" style:family="paragraph" style:parent-style-name="Text_20_body">
      <style:paragraph-properties fo:break-before="page"/>
      <style:text-properties style:font-name="Liberation Serif1"/>
    </style:style>
    <style:style style:name="P115" style:family="paragraph" style:parent-style-name="Text_20_body">
      <style:text-properties style:font-name="Liberation Serif1"/>
    </style:style>
    <style:style style:name="P116" style:family="paragraph" style:parent-style-name="Text_20_body">
      <style:paragraph-properties fo:text-align="justify" style:justify-single-word="false"/>
      <style:text-properties style:font-name="Liberation Serif1"/>
    </style:style>
    <style:style style:name="P117" style:family="paragraph" style:parent-style-name="Text_20_body">
      <style:paragraph-properties fo:text-align="justify" style:justify-single-word="false"/>
      <style:text-properties style:font-name="Liberation Serif1" officeooo:rsid="000f2d50" officeooo:paragraph-rsid="000f2d50"/>
    </style:style>
    <style:style style:name="P118" style:family="paragraph" style:parent-style-name="Text_20_body">
      <style:text-properties style:font-name="Liberation Serif1" fo:font-weight="bold" style:font-weight-asian="bold"/>
    </style:style>
    <style:style style:name="P119" style:family="paragraph" style:parent-style-name="Text_20_body">
      <style:text-properties style:font-name="Liberation Serif1" fo:font-weight="bold" officeooo:paragraph-rsid="000f2d50" style:font-weight-asian="bold"/>
    </style:style>
    <style:style style:name="P120" style:family="paragraph" style:parent-style-name="Text_20_body">
      <style:text-properties style:font-name="Liberation Serif1" fo:font-weight="bold" officeooo:paragraph-rsid="0015b410" style:font-weight-asian="bold"/>
    </style:style>
    <style:style style:name="P121" style:family="paragraph" style:parent-style-name="Text_20_body">
      <style:text-properties style:font-name="Liberation Serif1" officeooo:rsid="0010e4ee" officeooo:paragraph-rsid="0010e4ee"/>
    </style:style>
    <style:style style:name="P122" style:family="paragraph" style:parent-style-name="Text_20_body">
      <style:text-properties style:font-name="Liberation Serif1" officeooo:rsid="002c5de2" officeooo:paragraph-rsid="0032df9e"/>
    </style:style>
    <style:style style:name="P123" style:family="paragraph" style:parent-style-name="Text_20_body">
      <style:text-properties style:font-name="Liberation Serif1" officeooo:paragraph-rsid="0032df9e"/>
    </style:style>
    <style:style style:name="P124" style:family="paragraph" style:parent-style-name="Text_20_body">
      <style:paragraph-properties fo:text-align="justify" style:justify-single-word="false"/>
      <style:text-properties style:font-name="Liberation Serif1" officeooo:rsid="0013fa76" officeooo:paragraph-rsid="0013fa76"/>
    </style:style>
    <style:style style:name="P125" style:family="paragraph" style:parent-style-name="Text_20_body">
      <style:text-properties officeooo:rsid="00153aaa" officeooo:paragraph-rsid="00153aaa"/>
    </style:style>
    <style:style style:name="P126" style:family="paragraph" style:parent-style-name="Text_20_body">
      <style:text-properties officeooo:rsid="0015b410" officeooo:paragraph-rsid="0015b410"/>
    </style:style>
    <style:style style:name="P127" style:family="paragraph" style:parent-style-name="Text_20_body">
      <style:text-properties officeooo:rsid="0015c455" officeooo:paragraph-rsid="0015c455"/>
    </style:style>
    <style:style style:name="P128" style:family="paragraph" style:parent-style-name="Text_20_body">
      <style:text-properties officeooo:rsid="0016c4d9" officeooo:paragraph-rsid="0016c4d9"/>
    </style:style>
    <style:style style:name="P129" style:family="paragraph" style:parent-style-name="Text_20_body">
      <style:text-properties officeooo:rsid="00198c6f" officeooo:paragraph-rsid="00198c6f"/>
    </style:style>
    <style:style style:name="P130" style:family="paragraph" style:parent-style-name="Text_20_body">
      <style:text-properties officeooo:rsid="00198c6f" officeooo:paragraph-rsid="001f5e62"/>
    </style:style>
    <style:style style:name="P131" style:family="paragraph" style:parent-style-name="Text_20_body">
      <style:text-properties officeooo:rsid="001e4bd3" officeooo:paragraph-rsid="001e4bd3"/>
    </style:style>
    <style:style style:name="P132" style:family="paragraph" style:parent-style-name="Text_20_body">
      <style:text-properties officeooo:rsid="001ee21b" officeooo:paragraph-rsid="001ee21b"/>
    </style:style>
    <style:style style:name="P133" style:family="paragraph" style:parent-style-name="Text_20_body">
      <style:text-properties officeooo:rsid="00215b0f" officeooo:paragraph-rsid="00215b0f"/>
    </style:style>
    <style:style style:name="P134" style:family="paragraph" style:parent-style-name="Text_20_body">
      <style:text-properties officeooo:rsid="00264101" officeooo:paragraph-rsid="00264101"/>
    </style:style>
    <style:style style:name="P135" style:family="paragraph" style:parent-style-name="Text_20_body">
      <style:text-properties officeooo:rsid="00415f85" officeooo:paragraph-rsid="00415f85"/>
    </style:style>
    <style:style style:name="P136" style:family="paragraph" style:parent-style-name="Standard">
      <style:text-properties officeooo:rsid="00363d46" officeooo:paragraph-rsid="00363d46"/>
    </style:style>
    <style:style style:name="P137" style:family="paragraph" style:parent-style-name="Standard">
      <style:text-properties officeooo:rsid="0036c196" officeooo:paragraph-rsid="0036c196"/>
    </style:style>
    <style:style style:name="P138" style:family="paragraph" style:parent-style-name="Standard">
      <style:text-properties officeooo:paragraph-rsid="003bd677"/>
    </style:style>
    <style:style style:name="P139" style:family="paragraph" style:parent-style-name="Standard">
      <style:text-properties officeooo:rsid="00153aaa" officeooo:paragraph-rsid="003d53f7"/>
    </style:style>
    <style:style style:name="P140" style:family="paragraph" style:parent-style-name="Standard">
      <style:text-properties fo:font-style="italic" style:font-style-asian="italic" style:font-style-complex="italic"/>
    </style:style>
    <style:style style:name="P141" style:family="paragraph" style:parent-style-name="Standard">
      <style:text-properties fo:font-style="italic" officeooo:paragraph-rsid="00415f85" style:font-style-asian="italic" style:font-style-complex="italic"/>
    </style:style>
    <style:style style:name="P142" style:family="paragraph" style:parent-style-name="Standard">
      <style:text-properties officeooo:paragraph-rsid="00415f85"/>
    </style:style>
    <style:style style:name="P143" style:family="paragraph" style:parent-style-name="Contents_20_1">
      <style:paragraph-properties>
        <style:tab-stops>
          <style:tab-stop style:position="25.7cm" style:type="right" style:leader-style="dotted" style:leader-text="."/>
        </style:tab-stops>
      </style:paragraph-properties>
    </style:style>
    <style:style style:name="P144" style:family="paragraph" style:parent-style-name="Contents_20_2">
      <style:paragraph-properties>
        <style:tab-stops>
          <style:tab-stop style:position="25.201cm" style:type="right" style:leader-style="dotted" style:leader-text="."/>
        </style:tab-stops>
      </style:paragraph-properties>
    </style:style>
    <style:style style:name="P145" style:family="paragraph" style:parent-style-name="Text_20_body">
      <style:paragraph-properties fo:text-align="justify" style:justify-single-word="false"/>
      <style:text-properties style:font-name="Liberation Serif1" officeooo:rsid="004aac93" officeooo:paragraph-rsid="004aac93"/>
    </style:style>
    <style:style style:name="P146" style:family="paragraph" style:parent-style-name="Heading_20_1">
      <style:text-properties style:font-name="Liberation Serif1"/>
    </style:style>
    <style:style style:name="P147" style:family="paragraph" style:parent-style-name="Heading_20_1" style:list-style-name="">
      <style:text-properties style:font-name="Liberation Serif1"/>
    </style:style>
    <style:style style:name="P148" style:family="paragraph" style:parent-style-name="Heading_20_1">
      <style:text-properties style:font-name="Liberation Serif1" officeooo:rsid="004aac93" officeooo:paragraph-rsid="004aac93"/>
    </style:style>
    <style:style style:name="P149" style:family="paragraph" style:parent-style-name="Heading_20_1" style:list-style-name="">
      <style:paragraph-properties fo:hyphenation-ladder-count="no-limit"/>
      <style:text-properties style:font-name="Liberation Serif1" fo:hyphenate="false"/>
    </style:style>
    <style:style style:name="P150" style:family="paragraph" style:parent-style-name="Heading_20_1">
      <style:paragraph-properties fo:break-before="page"/>
      <style:text-properties style:font-name="Liberation Serif1"/>
    </style:style>
    <style:style style:name="P151" style:family="paragraph" style:parent-style-name="Heading_20_1">
      <style:paragraph-properties fo:break-before="page"/>
      <style:text-properties style:font-name="Liberation Serif1" officeooo:paragraph-rsid="000cdaec"/>
    </style:style>
    <style:style style:name="P152" style:family="paragraph" style:parent-style-name="Heading_20_2">
      <style:text-properties style:font-name="Liberation Serif1"/>
    </style:style>
    <style:style style:name="P153" style:family="paragraph" style:parent-style-name="Heading_20_2">
      <style:text-properties officeooo:rsid="00153aaa" officeooo:paragraph-rsid="00153aaa"/>
    </style:style>
    <style:style style:name="P154" style:family="paragraph" style:parent-style-name="Heading_20_2" style:list-style-name="">
      <style:paragraph-properties fo:hyphenation-ladder-count="no-limit"/>
      <style:text-properties officeooo:rsid="0015b410" officeooo:paragraph-rsid="0015b410" fo:hyphenate="false"/>
    </style:style>
    <style:style style:name="P155" style:family="paragraph" style:parent-style-name="Heading_20_2">
      <style:text-properties officeooo:rsid="0015c455" officeooo:paragraph-rsid="0015c455"/>
    </style:style>
    <style:style style:name="P156" style:family="paragraph" style:parent-style-name="Heading_20_2">
      <style:text-properties officeooo:rsid="0016c4d9" officeooo:paragraph-rsid="0016c4d9"/>
    </style:style>
    <style:style style:name="P157" style:family="paragraph" style:parent-style-name="Heading_20_2" style:list-style-name="">
      <style:paragraph-properties fo:hyphenation-ladder-count="no-limit"/>
      <style:text-properties officeooo:rsid="00198c6f" officeooo:paragraph-rsid="00198c6f" fo:hyphenate="false"/>
    </style:style>
    <style:style style:name="P158" style:family="paragraph" style:parent-style-name="Heading_20_2" style:list-style-name="">
      <style:paragraph-properties fo:hyphenation-ladder-count="no-limit"/>
      <style:text-properties officeooo:rsid="001e4bd3" officeooo:paragraph-rsid="001e4bd3" fo:hyphenate="false"/>
    </style:style>
    <style:style style:name="P159" style:family="paragraph" style:parent-style-name="Heading_20_2">
      <style:text-properties officeooo:rsid="001e4bd3" officeooo:paragraph-rsid="001e4bd3"/>
    </style:style>
    <style:style style:name="P160" style:family="paragraph" style:parent-style-name="Heading_20_2">
      <style:text-properties officeooo:rsid="001ee21b" officeooo:paragraph-rsid="001ee21b"/>
    </style:style>
    <style:style style:name="P161" style:family="paragraph" style:parent-style-name="Heading_20_2">
      <style:text-properties officeooo:rsid="001f5e62" officeooo:paragraph-rsid="001f5e62"/>
    </style:style>
    <style:style style:name="P162" style:family="paragraph" style:parent-style-name="Heading_20_2">
      <style:text-properties officeooo:rsid="00215b0f" officeooo:paragraph-rsid="00215b0f"/>
    </style:style>
    <style:style style:name="P163" style:family="paragraph" style:parent-style-name="Heading_20_2">
      <style:text-properties officeooo:rsid="0023403f" officeooo:paragraph-rsid="0023403f"/>
    </style:style>
    <style:style style:name="P164" style:family="paragraph" style:parent-style-name="Heading_20_2">
      <style:paragraph-properties fo:break-before="page"/>
      <style:text-properties officeooo:rsid="0015b410" officeooo:paragraph-rsid="0015b410"/>
    </style:style>
    <style:style style:name="P165" style:family="paragraph" style:parent-style-name="Heading_20_2">
      <style:paragraph-properties fo:break-before="page"/>
      <style:text-properties officeooo:rsid="00198c6f" officeooo:paragraph-rsid="00198c6f"/>
    </style:style>
    <style:style style:name="P166" style:family="paragraph" style:parent-style-name="Table_20_Contents">
      <style:paragraph-properties fo:line-height="80%"/>
      <style:text-properties style:font-name="Liberation Serif1" officeooo:paragraph-rsid="004c82af"/>
    </style:style>
    <style:style style:name="P167" style:family="paragraph" style:parent-style-name="Table_20_Contents">
      <style:paragraph-properties fo:line-height="80%"/>
      <style:text-properties style:font-name="Liberation Serif1" officeooo:paragraph-rsid="004cc1ab"/>
    </style:style>
    <style:style style:name="P168" style:family="paragraph" style:parent-style-name="Table_20_Contents">
      <loext:graphic-properties draw:fill="solid" draw:fill-color="#ffffc5" draw:opacity="100%"/>
      <style:paragraph-properties fo:line-height="80%" fo:background-color="#ffffc5"/>
      <style:text-properties style:font-name="Liberation Serif1"/>
    </style:style>
    <style:style style:name="P169" style:family="paragraph" style:parent-style-name="Table_20_Contents">
      <style:paragraph-properties fo:line-height="80%" fo:text-align="justify" style:justify-single-word="false"/>
      <style:text-properties style:font-name="Liberation Serif1"/>
    </style:style>
    <style:style style:name="P170" style:family="paragraph" style:parent-style-name="Table_20_Contents">
      <style:paragraph-properties fo:line-height="80%"/>
      <style:text-properties style:font-name="Liberation Serif1" fo:font-style="italic" style:font-style-asian="italic" style:font-style-complex="italic"/>
    </style:style>
    <style:style style:name="P171" style:family="paragraph" style:parent-style-name="Table_20_Contents">
      <style:paragraph-properties fo:line-height="80%"/>
      <style:text-properties style:font-name="Liberation Serif1" fo:font-style="italic" officeooo:paragraph-rsid="004c82af" style:font-style-asian="italic" style:font-style-complex="italic"/>
    </style:style>
    <style:style style:name="P172" style:family="paragraph" style:parent-style-name="Table_20_Contents">
      <style:paragraph-properties fo:line-height="80%"/>
      <style:text-properties style:font-name="Liberation Serif1" officeooo:rsid="000c2d01" officeooo:paragraph-rsid="000c2d01"/>
    </style:style>
    <style:style style:name="P173" style:family="paragraph" style:parent-style-name="Table_20_Contents">
      <style:paragraph-properties fo:line-height="80%" fo:text-align="justify" style:justify-single-word="false"/>
      <style:text-properties style:font-name="Liberation Serif1" officeooo:rsid="00347220" officeooo:paragraph-rsid="004cc1ab"/>
    </style:style>
    <style:style style:name="P174" style:family="paragraph" style:parent-style-name="Contents_20_Heading" style:master-page-name="MP0">
      <style:paragraph-properties style:page-number="auto" fo:break-before="page"/>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officeooo:rsid="00447e75" style:text-underline-mode="continuous" style:text-overline-mode="continuous" style:text-line-through-mode="continuous"/>
    </style:style>
    <style:style style:name="T3" style:family="text">
      <style:text-properties officeooo:rsid="000c140b"/>
    </style:style>
    <style:style style:name="T4" style:family="text">
      <style:text-properties officeooo:rsid="000c2d01"/>
    </style:style>
    <style:style style:name="T5" style:family="text">
      <style:text-properties fo:font-weight="bold" style:font-weight-asian="bold" style:font-name-complex="Times New Roman"/>
    </style:style>
    <style:style style:name="T6" style:family="text">
      <style:text-properties fo:font-weight="bold" officeooo:rsid="0015b410" style:font-weight-asian="bold" style:font-name-complex="Times New Roman" style:font-weight-complex="bold"/>
    </style:style>
    <style:style style:name="T7" style:family="text">
      <style:text-properties fo:font-weight="bold" style:font-weight-asian="bold" style:font-weight-complex="bold"/>
    </style:style>
    <style:style style:name="T8" style:family="text">
      <style:text-properties style:font-name-complex="Times New Roman"/>
    </style:style>
    <style:style style:name="T9" style:family="text">
      <style:text-properties officeooo:rsid="0015b410" style:font-name-complex="Times New Roman"/>
    </style:style>
    <style:style style:name="T10" style:family="text">
      <style:text-properties officeooo:rsid="0047a849" style:font-name-complex="Times New Roman"/>
    </style:style>
    <style:style style:name="T11" style:family="text">
      <style:text-properties officeooo:rsid="000cdaec"/>
    </style:style>
    <style:style style:name="T12" style:family="text">
      <style:text-properties officeooo:rsid="0010acc3"/>
    </style:style>
    <style:style style:name="T13" style:family="text">
      <style:text-properties style:font-name="Liberation Serif1" fo:font-weight="bold" style:font-weight-asian="bold" style:font-name-complex="Times New Roman"/>
    </style:style>
    <style:style style:name="T14" style:family="text">
      <style:text-properties style:font-name="Liberation Serif1" style:font-name-complex="Times New Roman"/>
    </style:style>
    <style:style style:name="T15" style:family="text">
      <style:text-properties style:font-name="Liberation Serif1" officeooo:rsid="0047a849" style:font-name-complex="Times New Roman"/>
    </style:style>
    <style:style style:name="T16" style:family="text">
      <style:text-properties officeooo:rsid="0015c455"/>
    </style:style>
    <style:style style:name="T17" style:family="text">
      <style:text-properties officeooo:rsid="001f5e62"/>
    </style:style>
    <style:style style:name="T18" style:family="text">
      <style:text-properties officeooo:rsid="0028e866"/>
    </style:style>
    <style:style style:name="T19" style:family="text">
      <style:text-properties officeooo:rsid="002bb980"/>
    </style:style>
    <style:style style:name="T20" style:family="text">
      <style:text-properties officeooo:rsid="002c7b52"/>
    </style:style>
    <style:style style:name="T21" style:family="text">
      <style:text-properties officeooo:rsid="002f8807"/>
    </style:style>
    <style:style style:name="T22" style:family="text">
      <style:text-properties officeooo:rsid="0031025a"/>
    </style:style>
    <style:style style:name="T23" style:family="text">
      <style:text-properties officeooo:rsid="0032df9e"/>
    </style:style>
    <style:style style:name="T24" style:family="text">
      <style:text-properties officeooo:rsid="00347220"/>
    </style:style>
    <style:style style:name="T25" style:family="text">
      <style:text-properties officeooo:rsid="00379ecd"/>
    </style:style>
    <style:style style:name="T26" style:family="text">
      <style:text-properties officeooo:rsid="003a5bff"/>
    </style:style>
    <style:style style:name="T27" style:family="text">
      <style:text-properties officeooo:rsid="003bd677"/>
    </style:style>
    <style:style style:name="T28" style:family="text">
      <style:text-properties officeooo:rsid="003d53f7"/>
    </style:style>
    <style:style style:name="T29" style:family="text">
      <style:text-properties officeooo:rsid="0040b3ab"/>
    </style:style>
    <style:style style:name="T30" style:family="text">
      <style:text-properties officeooo:rsid="00415f85"/>
    </style:style>
    <style:style style:name="T31" style:family="text">
      <style:text-properties officeooo:rsid="0041a0ea"/>
    </style:style>
    <style:style style:name="T32" style:family="text">
      <style:text-properties officeooo:rsid="0044c42f"/>
    </style:style>
    <style:style style:name="T33" style:family="text">
      <style:text-properties officeooo:rsid="004aa735"/>
    </style:style>
    <style:style style:name="T34" style:family="text">
      <style:text-properties officeooo:rsid="004cc1ab"/>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4">Inhaltsverzeichnis</text:p>
          </text:index-title>
          <text:p text:style-name="P143"><text:a xlink:type="simple" xlink:href="#__RefHeading___Toc3297_2148219753" text:style-name="Index_20_Link" text:visited-style-name="Index_20_Link">1 Einleitung<text:tab/>2</text:a></text:p>
          <text:p text:style-name="P143"><text:a xlink:type="simple" xlink:href="#__RefHeading___Toc1683_2506230690" text:style-name="Index_20_Link" text:visited-style-name="Index_20_Link">2 Behavior (QSB 3.9)<text:tab/>2</text:a></text:p>
          <text:p text:style-name="P143"><text:a xlink:type="simple" xlink:href="#__RefHeading___Toc1685_2506230690" text:style-name="Index_20_Link" text:visited-style-name="Index_20_Link">3 Behavior (QSB+)<text:tab/>10</text:a></text:p>
          <text:p text:style-name="P143"><text:a xlink:type="simple" xlink:href="#__RefHeading___Toc1687_2506230690" text:style-name="Index_20_Link" text:visited-style-name="Index_20_Link">4 Funktionen (QSB+)<text:tab/>12</text:a></text:p>
          <text:p text:style-name="P144"><text:a xlink:type="simple" xlink:href="#__RefHeading___Toc1689_2506230690" text:style-name="Index_20_Link" text:visited-style-name="Index_20_Link">4.1 Briefing<text:tab/>12</text:a></text:p>
          <text:p text:style-name="P144"><text:a xlink:type="simple" xlink:href="#__RefHeading___Toc1691_2506230690" text:style-name="Index_20_Link" text:visited-style-name="Index_20_Link">4.2 Gebäudeschalter<text:tab/>13</text:a></text:p>
          <text:p text:style-name="P144"><text:a xlink:type="simple" xlink:href="#__RefHeading___Toc1693_2506230690" text:style-name="Index_20_Link" text:visited-style-name="Index_20_Link">4.3 Baukontrolle<text:tab/>13</text:a></text:p>
          <text:p text:style-name="P144"><text:a xlink:type="simple" xlink:href="#__RefHeading___Toc1695_2506230690" text:style-name="Index_20_Link" text:visited-style-name="Index_20_Link">4.4 Dialoge<text:tab/>14</text:a></text:p>
          <text:p text:style-name="P144"><text:a xlink:type="simple" xlink:href="#__RefHeading___Toc1697_2506230690" text:style-name="Index_20_Link" text:visited-style-name="Index_20_Link">4.5 Entitätengesundheit<text:tab/>15</text:a></text:p>
          <text:p text:style-name="P144"><text:a xlink:type="simple" xlink:href="#__RefHeading___Toc1699_2506230690" text:style-name="Index_20_Link" text:visited-style-name="Index_20_Link">4.6 Hilfsfunktionen Entitäten<text:tab/>15</text:a></text:p>
          <text:p text:style-name="P144"><text:a xlink:type="simple" xlink:href="#__RefHeading___Toc1701_2506230690" text:style-name="Index_20_Link" text:visited-style-name="Index_20_Link">4.7 Entity Scripting Values<text:tab/>16</text:a></text:p>
          <text:p text:style-name="P144"><text:a xlink:type="simple" xlink:href="#__RefHeading___Toc1703_2506230690" text:style-name="Index_20_Link" text:visited-style-name="Index_20_Link">4.8 Hilfsfunktionen: Spiel<text:tab/>16</text:a></text:p>
          <text:p text:style-name="P144"><text:a xlink:type="simple" xlink:href="#__RefHeading___Toc1705_2506230690" text:style-name="Index_20_Link" text:visited-style-name="Index_20_Link">4.9 Interaktive Objekte<text:tab/>18</text:a></text:p>
          <text:p text:style-name="P144"><text:a xlink:type="simple" xlink:href="#__RefHeading___Toc1719_2506230690" text:style-name="Index_20_Link" text:visited-style-name="Index_20_Link">4.10 Oberfläche<text:tab/>19</text:a></text:p>
          <text:p text:style-name="P144"><text:a xlink:type="simple" xlink:href="#__RefHeading___Toc1721_2506230690" text:style-name="Index_20_Link" text:visited-style-name="Index_20_Link">4.11 Musikfunktionen<text:tab/>19</text:a></text:p>
          <text:p text:style-name="P144"><text:a xlink:type="simple" xlink:href="#__RefHeading___Toc1740_2506230690" text:style-name="Index_20_Link" text:visited-style-name="Index_20_Link">4.12 Hilfsfunktionen: Spieler<text:tab/>20</text:a></text:p>
          <text:p text:style-name="P144"><text:a xlink:type="simple" xlink:href="#__RefHeading___Toc1742_2506230690" text:style-name="Index_20_Link" text:visited-style-name="Index_20_Link">4.13 Quests<text:tab/>20</text:a></text:p>
          <text:p text:style-name="P144"><text:a xlink:type="simple" xlink:href="#__RefHeading___Toc1744_2506230690" text:style-name="Index_20_Link" text:visited-style-name="Index_20_Link">4.14 Handel<text:tab/>21</text:a></text:p>
          <text:p text:style-name="P144"><text:a xlink:type="simple" xlink:href="#__RefHeading___Toc12867_2650454465" text:style-name="Index_20_Link" text:visited-style-name="Index_20_Link">4.15 Sonstige<text:tab/>22</text:a></text:p>
        </text:index-body>
      </text:table-of-content>
      <text:h text:style-name="P147" text:outline-level="1"/>
      <text:p text:style-name="P114"/>
      <text:h text:style-name="P148" text:outline-level="1"><text:bookmark-start text:name="__RefHeading___Toc3297_2148219753"/>Einleitung<text:bookmark-end text:name="__RefHeading___Toc3297_2148219753"/></text:h>
      <text:p text:style-name="P145">Mit diesem Dokument kann die Entwicklung der QSB-S, fortan Symfonia genannt, im Vergleich zu ihren Vorgängern QSB 3.9 und QSB+ transparent nachvollzogen werden. Änderungen an bestandenen Features werden farblich markiert und ggf. mit einem Kommentar erläutert. Auf diese Weise ist ein Umstieg von jeder Version der QSB auf Symfonia jederzeit möglich.</text:p>
      <text:p text:style-name="P145">Für Einsteiger wird Symfonia als Gesamtpaket mit Dokumentation und Hilfestellungen in Form von einigen PDF-Dokumenten ausgeliefert. Fortgeschrittene Benutzer können sich ihre eigene QSB zusammen stellen. Dazu können Pakete abgewählt und eigene hinzugefügt werden. Wie das funktioniert ist in der Dokumentation beschrieben.</text:p>
      <text:h text:style-name="P146" text:outline-level="1"><text:bookmark-start text:name="__RefHeading___Toc1683_2506230690"/>Behavior <text:span text:style-name="T11">(QSB 3.9)</text:span><text:bookmark-end text:name="__RefHeading___Toc1683_2506230690"/></text:h>
      <text:p text:style-name="P116">Vergleich über 3 Versionen</text:p>
      <text:p text:style-name="P116">Die folgende Tabelle beinhaltet eine Gegenüberstellung der Behavior aus der „originalen“ QSB 3.9, der QSB+ und Symfonia.</text:p>
      <text:p text:style-name="P117">Es wird eindeutig gezeigt, dass es keine nennenswerten Unterschiede zwischen QSB+ und Symfonia gibt. Die umfangreichsten Änderungen waren von QSB 3.9 zu QSB+. Es wird deutlich, das besonders darauf geachtet wurde, die Konvention der QSB+ zu erhalten, soweit es sinnvoll war.</text:p>
      <text:p text:style-name="P118">Bedeutung der Farben:</text:p>
      <text:p text:style-name="P1"><text:span text:style-name="Absatz-Standardschriftart"><text:span text:style-name="T13">grün</text:span></text:span><text:span text:style-name="Absatz-Standardschriftart"><text:span text:style-name="T14"> – unverändert geblieben gegenüber der Vorgänger-Version</text:span></text:span></text:p>
      <text:p text:style-name="P1"><text:span text:style-name="Absatz-Standardschriftart"><text:span text:style-name="T13">gelb</text:span></text:span><text:span text:style-name="Absatz-Standardschriftart"><text:span text:style-name="T14"> – wurde gegenüber der Vorgänger-Version geändert</text:span></text:span></text:p>
      <text:p text:style-name="P1"><text:span text:style-name="Absatz-Standardschriftart"><text:span text:style-name="T13">rot</text:span></text:span><text:span text:style-name="Absatz-Standardschriftart"><text:span text:style-name="T14"> – wurde gegenüber der Vorgänger-Version gestrichen </text:span></text:span><text:span text:style-name="Absatz-Standardschriftart"><text:span text:style-name="T15">oder ist noch nicht implementiert</text:span></text:span></text:p>
      <text:p text:style-name="P6"/>
      <table:table table:name="Tabelle1" table:style-name="Tabelle1">
        <table:table-column table:style-name="Tabelle1.A"/>
        <table:table-column table:style-name="Tabelle1.B" table:number-columns-repeated="2"/>
        <table:table-header-rows>
          <table:table-row>
            <table:table-cell table:style-name="Tabelle1.A1" office:value-type="string">
              <text:p text:style-name="P9">QSB 3.9</text:p>
            </table:table-cell>
            <table:table-cell table:style-name="Tabelle1.A1" office:value-type="string">
              <text:p text:style-name="P9">QSB+</text:p>
            </table:table-cell>
            <table:table-cell table:style-name="Tabelle1.C1" office:value-type="string">
              <text:p text:style-name="P9">Symfonia</text:p>
            </table:table-cell>
          </table:table-row>
        </table:table-header-rows>
        <table:table-row>
          <table:table-cell table:style-name="Tabelle1.A2" office:value-type="string">
            <text:p text:style-name="P11">Goal_ActivateBuff</text:p>
          </table:table-cell>
          <table:table-cell table:style-name="Tabelle1.B2" office:value-type="string">
            <text:p text:style-name="P11">Goal_ActivateBuff</text:p>
          </table:table-cell>
          <table:table-cell table:style-name="Tabelle1.C2" office:value-type="string">
            <text:p text:style-name="P11">Goal_ActivateBuff</text:p>
          </table:table-cell>
        </table:table-row>
        <table:table-row>
          <table:table-cell table:style-name="Tabelle1.A2" office:value-type="string">
            <text:p text:style-name="P11">Goal_ActivateObject</text:p>
          </table:table-cell>
          <table:table-cell table:style-name="Tabelle1.B2" office:value-type="string">
            <text:p text:style-name="P11">Goal_ActivateObject</text:p>
          </table:table-cell>
          <table:table-cell table:style-name="Tabelle1.C2" office:value-type="string">
            <text:p text:style-name="P11">Goal_ActivateObject</text:p>
          </table:table-cell>
        </table:table-row>
        <table:table-row>
          <table:table-cell table:style-name="Tabelle1.A2" office:value-type="string">
            <text:p text:style-name="P14">Goal_BuildRoad</text:p>
            <text:p text:style-name="P16">(pos1, pos2, relation, length, onlyRoads)</text:p>
          </table:table-cell>
          <table:table-cell table:style-name="Tabelle1.B4" office:value-type="string">
            <text:p text:style-name="P14">Goal_BuildRoad</text:p>
            <text:p text:style-name="P16">(pos1, pos2, onlyRoads)</text:p>
          </table:table-cell>
          <table:table-cell table:style-name="Tabelle1.C2" office:value-type="string">
            <text:p text:style-name="P14">Goal_BuildRoad</text:p>
            <text:p text:style-name="P14">(pos1, pos2, onlyRoads)</text:p>
          </table:table-cell>
        </table:table-row>
        <table:table-row>
          <table:table-cell table:style-name="Tabelle1.A2" office:value-type="string">
            <text:p text:style-name="P14">Goal_BuildWall</text:p>
            <text:p text:style-name="P16">(player, pos1, pos2)</text:p>
          </table:table-cell>
          <table:table-cell table:style-name="Tabelle1.B4" office:value-type="string">
            <text:p text:style-name="P14">Goal_BuildWall</text:p>
            <text:p text:style-name="P16">(pos1, pos2, player)</text:p>
          </table:table-cell>
          <table:table-cell table:style-name="Tabelle1.C2" office:value-type="string">
            <text:p text:style-name="P15">Goal_BuildWall</text:p>
            <text:p text:style-name="P15">(pos1, pos2, player)</text:p>
          </table:table-cell>
        </table:table-row>
        <text:soft-page-break/>
        <table:table-row>
          <table:table-cell table:style-name="Tabelle1.A2" office:value-type="string">
            <text:p text:style-name="P11">Goal_Capture</text:p>
          </table:table-cell>
          <table:table-cell table:style-name="Tabelle1.B2" office:value-type="string">
            <text:p text:style-name="P11">Goal_Capture</text:p>
          </table:table-cell>
          <table:table-cell table:style-name="Tabelle1.C2" office:value-type="string">
            <text:p text:style-name="P11">Goal_Capture</text:p>
          </table:table-cell>
        </table:table-row>
        <table:table-row>
          <table:table-cell table:style-name="Tabelle1.A2" office:value-type="string">
            <text:p text:style-name="P11">Goal_CaptureType</text:p>
          </table:table-cell>
          <table:table-cell table:style-name="Tabelle1.B2" office:value-type="string">
            <text:p text:style-name="P11">Goal_CaptureType</text:p>
          </table:table-cell>
          <table:table-cell table:style-name="Tabelle1.C2" office:value-type="string">
            <text:p text:style-name="P11">Goal_CaptureType</text:p>
          </table:table-cell>
        </table:table-row>
        <table:table-row>
          <table:table-cell table:style-name="Tabelle1.A2" office:value-type="string">
            <text:p text:style-name="P11">Goal_Protect</text:p>
          </table:table-cell>
          <table:table-cell table:style-name="Tabelle1.B2" office:value-type="string">
            <text:p text:style-name="P11">Goal_Protect</text:p>
          </table:table-cell>
          <table:table-cell table:style-name="Tabelle1.C2" office:value-type="string">
            <text:p text:style-name="P11">GoalProtect</text:p>
          </table:table-cell>
        </table:table-row>
        <table:table-row>
          <table:table-cell table:style-name="Tabelle1.A2" office:value-type="string">
            <text:p text:style-name="P11">Goal_Claim</text:p>
          </table:table-cell>
          <table:table-cell table:style-name="Tabelle1.B2" office:value-type="string">
            <text:p text:style-name="P11">Goal_Claim</text:p>
          </table:table-cell>
          <table:table-cell table:style-name="Tabelle1.C2" office:value-type="string">
            <text:p text:style-name="P11">Goal_Claim</text:p>
          </table:table-cell>
        </table:table-row>
        <table:table-row>
          <table:table-cell table:style-name="Tabelle1.A2" office:value-type="string">
            <text:p text:style-name="P11">Goal_ClaimXTerritories</text:p>
          </table:table-cell>
          <table:table-cell table:style-name="Tabelle1.B2" office:value-type="string">
            <text:p text:style-name="P11">Goal_ClaimXTerritories</text:p>
          </table:table-cell>
          <table:table-cell table:style-name="Tabelle1.C2" office:value-type="string">
            <text:p text:style-name="P11">Goal_ClaimXTerritories</text:p>
          </table:table-cell>
        </table:table-row>
        <table:table-row>
          <table:table-cell table:style-name="Tabelle1.A2" office:value-type="string">
            <text:p text:style-name="P11">Goal_Create</text:p>
          </table:table-cell>
          <table:table-cell table:style-name="Tabelle1.B2" office:value-type="string">
            <text:p text:style-name="P11">Goal_Create</text:p>
          </table:table-cell>
          <table:table-cell table:style-name="Tabelle1.C2" office:value-type="string">
            <text:p text:style-name="P11">Goal_Create</text:p>
          </table:table-cell>
        </table:table-row>
        <table:table-row>
          <table:table-cell table:style-name="Tabelle1.A2" office:value-type="string">
            <text:p text:style-name="P11">Goal_CustomVariables</text:p>
            <text:p text:style-name="P17">- Es sind 5 fixe Variablennamen vorgegeben</text:p>
            <text:p text:style-name="P17">- Operationen: &gt;, &lt;, =</text:p>
          </table:table-cell>
          <table:table-cell table:style-name="Tabelle1.B4" office:value-type="string">
            <text:p text:style-name="P11">Goal_CustomVariables</text:p>
            <text:p text:style-name="P17">- Es können beliebige Namen vergeben werden</text:p>
            <text:p text:style-name="P17">- Operationen: &gt;, &gt;=, &lt;, &lt;=, ==, ~=</text:p>
          </table:table-cell>
          <table:table-cell table:style-name="Tabelle1.C2" office:value-type="string">
            <text:p text:style-name="P11">Goal_CustomVariables</text:p>
          </table:table-cell>
        </table:table-row>
        <table:table-row>
          <table:table-cell table:style-name="Tabelle1.A2" office:value-type="string">
            <text:p text:style-name="P11">Goal_Decide</text:p>
          </table:table-cell>
          <table:table-cell table:style-name="Tabelle1.B2" office:value-type="string">
            <text:p text:style-name="P11">Goal_Decide</text:p>
          </table:table-cell>
          <table:table-cell table:style-name="Tabelle1.C2" office:value-type="string">
            <text:p text:style-name="P11">Goal_Decide</text:p>
          </table:table-cell>
        </table:table-row>
        <table:table-row>
          <table:table-cell table:style-name="Tabelle1.A2" office:value-type="string">
            <text:p text:style-name="P11">Goal_Deliver</text:p>
          </table:table-cell>
          <table:table-cell table:style-name="Tabelle1.B2" office:value-type="string">
            <text:p text:style-name="P11">Goal_Deliver</text:p>
          </table:table-cell>
          <table:table-cell table:style-name="Tabelle1.C2" office:value-type="string">
            <text:p text:style-name="P11">Goal_Deliver</text:p>
          </table:table-cell>
        </table:table-row>
        <table:table-row>
          <table:table-cell table:style-name="Tabelle1.A2" office:value-type="string">
            <text:p text:style-name="P11">Goal_DestroyAllPlayerUnits</text:p>
          </table:table-cell>
          <table:table-cell table:style-name="Tabelle1.B2" office:value-type="string">
            <text:p text:style-name="P11">Goal_DestroyAllPlayerUnits</text:p>
          </table:table-cell>
          <table:table-cell table:style-name="Tabelle1.C2" office:value-type="string">
            <text:p text:style-name="P11">Goal_DestroyAllPlayerUnits</text:p>
          </table:table-cell>
        </table:table-row>
        <table:table-row>
          <table:table-cell table:style-name="Tabelle1.A2" office:value-type="string">
            <text:p text:style-name="P11">Goal_DestroyPlayer</text:p>
          </table:table-cell>
          <table:table-cell table:style-name="Tabelle1.B2" office:value-type="string">
            <text:p text:style-name="P11">Goal_DestroyPlayer</text:p>
          </table:table-cell>
          <table:table-cell table:style-name="Tabelle1.C2" office:value-type="string">
            <text:p text:style-name="P11">Goal_DestroyPlayer</text:p>
          </table:table-cell>
        </table:table-row>
        <table:table-row>
          <table:table-cell table:style-name="Tabelle1.A2" office:value-type="string">
            <text:p text:style-name="P11">Goal_DestroyScriptEntity</text:p>
          </table:table-cell>
          <table:table-cell table:style-name="Tabelle1.B2" office:value-type="string">
            <text:p text:style-name="P11">Goal_DestroyScriptEntity</text:p>
          </table:table-cell>
          <table:table-cell table:style-name="Tabelle1.C2" office:value-type="string">
            <text:p text:style-name="P11">Goal_DestroyScriptEntity</text:p>
          </table:table-cell>
        </table:table-row>
        <table:table-row>
          <table:table-cell table:style-name="Tabelle1.A2" office:value-type="string">
            <text:p text:style-name="P11">Goal_DestroyType</text:p>
          </table:table-cell>
          <table:table-cell table:style-name="Tabelle1.B2" office:value-type="string">
            <text:p text:style-name="P11">Goal_DestroyType</text:p>
          </table:table-cell>
          <table:table-cell table:style-name="Tabelle1.C2" office:value-type="string">
            <text:p text:style-name="P11">Goal_DestroyType</text:p>
          </table:table-cell>
        </table:table-row>
        <table:table-row>
          <table:table-cell table:style-name="Tabelle1.A2" office:value-type="string">
            <text:p text:style-name="P11">Goal_DestroySoldiers</text:p>
          </table:table-cell>
          <table:table-cell table:style-name="Tabelle1.B2" office:value-type="string">
            <text:p text:style-name="P11">Goal_DestroySoldiers</text:p>
          </table:table-cell>
          <table:table-cell table:style-name="Tabelle1.C2" office:value-type="string">
            <text:p text:style-name="P11">Goal_DestroySoldiers</text:p>
          </table:table-cell>
        </table:table-row>
        <table:table-row>
          <table:table-cell table:style-name="Tabelle1.A2" office:value-type="string">
            <text:p text:style-name="P22">Goal_Diplomacy</text:p>
          </table:table-cell>
          <table:table-cell table:style-name="Tabelle1.B2" office:value-type="string">
            <text:p text:style-name="P22">Goal_Diplomacy</text:p>
          </table:table-cell>
          <table:table-cell table:style-name="Tabelle1.C2" office:value-type="string">
            <text:p text:style-name="P22">Goal_Diplomacy</text:p>
          </table:table-cell>
        </table:table-row>
        <table:table-row>
          <table:table-cell table:style-name="Tabelle1.A2" office:value-type="string">
            <text:p text:style-name="P11">Goal_DiscoverPlayer</text:p>
          </table:table-cell>
          <table:table-cell table:style-name="Tabelle1.B2" office:value-type="string">
            <text:p text:style-name="P11">Goal_DiscoverPlayer</text:p>
          </table:table-cell>
          <table:table-cell table:style-name="Tabelle1.C2" office:value-type="string">
            <text:p text:style-name="P11">Goal_DiscoverPlayer</text:p>
          </table:table-cell>
        </table:table-row>
        <table:table-row>
          <table:table-cell table:style-name="Tabelle1.A2" office:value-type="string">
            <text:p text:style-name="P11">Goal_DiscoverTerritory</text:p>
            <text:p text:style-name="P17">- Nur Territorienname</text:p>
          </table:table-cell>
          <table:table-cell table:style-name="Tabelle1.B4" office:value-type="string">
            <text:p text:style-name="P14">Goal_DiscoverTerritory</text:p>
            <text:p text:style-name="P16">- Territorienname oder ID</text:p>
          </table:table-cell>
          <table:table-cell table:style-name="Tabelle1.C2" office:value-type="string">
            <text:p text:style-name="P12">Goal_DiscoverTerritory</text:p>
          </table:table-cell>
        </table:table-row>
        <table:table-row>
          <table:table-cell table:style-name="Tabelle1.A2" office:value-type="string">
            <text:p text:style-name="P11">Goal_EntityDistance</text:p>
          </table:table-cell>
          <table:table-cell table:style-name="Tabelle1.B2" office:value-type="string">
            <text:p text:style-name="P11">Goal_EntityDistance</text:p>
          </table:table-cell>
          <table:table-cell table:style-name="Tabelle1.C2" office:value-type="string">
            <text:p text:style-name="P11">Goal_EntityDistance</text:p>
          </table:table-cell>
        </table:table-row>
        <table:table-row>
          <table:table-cell table:style-name="Tabelle1.A2" office:value-type="string">
            <text:p text:style-name="P32">Goal_InputDialog</text:p>
          </table:table-cell>
          <table:table-cell table:style-name="Tabelle1.B2" office:value-type="string">
            <text:p text:style-name="P32">Goal_InputDialog</text:p>
          </table:table-cell>
          <table:table-cell table:style-name="Tabelle1.C24" office:value-type="string">
            <text:p text:style-name="P32">Goal_InputDialog</text:p>
            <text:p text:style-name="P21">- Parameter: _Password, _Trials, _Message</text:p>
            <text:p text:style-name="P21">- letzte Eingabe wird in Quest gespeichert</text:p>
          </table:table-cell>
        </table:table-row>
        <table:table-row>
          <table:table-cell table:style-name="Tabelle1.A2" office:value-type="string">
            <text:p text:style-name="P11">Goal_KnightDistance</text:p>
          </table:table-cell>
          <table:table-cell table:style-name="Tabelle1.B4" office:value-type="string">
            <text:p text:style-name="P11">Goal_KnightDistance</text:p>
            <text:p text:style-name="P17">- Optional markiertes Ziel</text:p>
          </table:table-cell>
          <table:table-cell table:style-name="Tabelle1.C25" office:value-type="string">
            <text:p text:style-name="P11">Goal_KnightDistance</text:p>
            <text:p text:style-name="P17">- Originalzustand wiederhergestellt</text:p>
          </table:table-cell>
        </table:table-row>
        <text:soft-page-break/>
        <table:table-row>
          <table:table-cell table:style-name="Tabelle1.A2" office:value-type="string">
            <text:p text:style-name="P11">Goal_KnightDistWithParm</text:p>
          </table:table-cell>
          <table:table-cell table:style-name="Tabelle1.B26" office:value-type="string">
            <text:p text:style-name="P11">wird abgedeckt durch Goal_MoveToPosition</text:p>
          </table:table-cell>
          <table:table-cell table:style-name="Tabelle1.C2" office:value-type="string">
            <text:p text:style-name="P11"/>
          </table:table-cell>
        </table:table-row>
        <table:table-row>
          <table:table-cell table:style-name="Tabelle1.A2" office:value-type="string">
            <text:p text:style-name="P11">Goal_KnightTitle</text:p>
            <text:p text:style-name="P17">- Titel sind deutschsprachig</text:p>
          </table:table-cell>
          <table:table-cell table:style-name="Tabelle1.B4" office:value-type="string">
            <text:p text:style-name="P11">Goal_KnightTitle</text:p>
            <text:p text:style-name="P17">- Titel heißen wie der Table key</text:p>
          </table:table-cell>
          <table:table-cell table:style-name="Tabelle1.C2" office:value-type="string">
            <text:p text:style-name="P11">Goal_KnightTitle</text:p>
          </table:table-cell>
        </table:table-row>
        <table:table-row>
          <table:table-cell table:style-name="Tabelle1.A2" office:value-type="string">
            <text:p text:style-name="P11">Goal_MapScriptFunction</text:p>
          </table:table-cell>
          <table:table-cell table:style-name="Tabelle1.B2" office:value-type="string">
            <text:p text:style-name="P11">Goal_MapScriptFunction</text:p>
          </table:table-cell>
          <table:table-cell table:style-name="Tabelle1.C2" office:value-type="string">
            <text:p text:style-name="P11">Goal_MapScriptFunction</text:p>
          </table:table-cell>
        </table:table-row>
        <table:table-row>
          <table:table-cell table:style-name="Tabelle1.A2" office:value-type="string">
            <text:p text:style-name="P11">Goal_NoChange</text:p>
          </table:table-cell>
          <table:table-cell table:style-name="Tabelle1.B2" office:value-type="string">
            <text:p text:style-name="P11">Goal_NoChange</text:p>
          </table:table-cell>
          <table:table-cell table:style-name="Tabelle1.C2" office:value-type="string">
            <text:p text:style-name="P11">Goal_NoChange</text:p>
          </table:table-cell>
        </table:table-row>
        <table:table-row>
          <table:table-cell table:style-name="Tabelle1.A2" office:value-type="string">
            <text:p text:style-name="P11">Goal_Produce</text:p>
          </table:table-cell>
          <table:table-cell table:style-name="Tabelle1.B2" office:value-type="string">
            <text:p text:style-name="P11">Goal_Produce</text:p>
          </table:table-cell>
          <table:table-cell table:style-name="Tabelle1.C2" office:value-type="string">
            <text:p text:style-name="P11">Goal_Produce</text:p>
          </table:table-cell>
        </table:table-row>
        <table:table-row>
          <table:table-cell table:style-name="Tabelle1.A2" office:value-type="string">
            <text:p text:style-name="P11">Goal_Protect</text:p>
          </table:table-cell>
          <table:table-cell table:style-name="Tabelle1.B2" office:value-type="string">
            <text:p text:style-name="P11">Goal_Protect</text:p>
          </table:table-cell>
          <table:table-cell table:style-name="Tabelle1.C2" office:value-type="string">
            <text:p text:style-name="P11">Goal_Protect</text:p>
          </table:table-cell>
        </table:table-row>
        <table:table-row>
          <table:table-cell table:style-name="Tabelle1.A2" office:value-type="string">
            <text:p text:style-name="P11">Goal_QuestsEX</text:p>
          </table:table-cell>
          <table:table-cell table:style-name="Tabelle1.B26" office:value-type="string">
            <text:p text:style-name="P23">nicht implementiert</text:p>
          </table:table-cell>
          <table:table-cell table:style-name="Tabelle1.C2" office:value-type="string">
            <text:p text:style-name="P11"/>
          </table:table-cell>
        </table:table-row>
        <table:table-row>
          <table:table-cell table:style-name="Tabelle1.A2" office:value-type="string">
            <text:p text:style-name="P11">Goal_RampartAgainstAttacksFromPlayer</text:p>
          </table:table-cell>
          <table:table-cell table:style-name="Tabelle1.B26" office:value-type="string">
            <text:p text:style-name="P24"><text:span text:style-name="T12">Ist</text:span> <text:span text:style-name="T12">prinzipiell </text:span>identisch mit Goal_BuildWall</text:p>
          </table:table-cell>
          <table:table-cell table:style-name="Tabelle1.C2" office:value-type="string">
            <text:p text:style-name="P11"/>
          </table:table-cell>
        </table:table-row>
        <table:table-row>
          <table:table-cell table:style-name="Tabelle1.A2" office:value-type="string">
            <text:p text:style-name="P11">Goal_RandomRequestsFromVillagers</text:p>
          </table:table-cell>
          <table:table-cell table:style-name="Tabelle1.B26" office:value-type="string">
            <text:p text:style-name="P11">Entfällt, weil <text:span text:style-name="T3">extrem störanfällig</text:span> und zu komplex für ein Behavior.</text:p>
          </table:table-cell>
          <table:table-cell table:style-name="Tabelle1.C2" office:value-type="string">
            <text:p text:style-name="P11"/>
          </table:table-cell>
        </table:table-row>
        <table:table-row>
          <table:table-cell table:style-name="Tabelle1.A2" office:value-type="string">
            <text:p text:style-name="P11">Goal_Refill</text:p>
          </table:table-cell>
          <table:table-cell table:style-name="Tabelle1.B2" office:value-type="string">
            <text:p text:style-name="P11">Goal_Refill</text:p>
          </table:table-cell>
          <table:table-cell table:style-name="Tabelle1.C2" office:value-type="string">
            <text:p text:style-name="P11">Goal_Refill</text:p>
          </table:table-cell>
        </table:table-row>
        <table:table-row>
          <table:table-cell table:style-name="Tabelle1.A2" office:value-type="string">
            <text:p text:style-name="P11">Goal_ResourceAmount</text:p>
          </table:table-cell>
          <table:table-cell table:style-name="Tabelle1.B2" office:value-type="string">
            <text:p text:style-name="P11">Goal_ResourceAmount</text:p>
          </table:table-cell>
          <table:table-cell table:style-name="Tabelle1.C2" office:value-type="string">
            <text:p text:style-name="P11">Goal_ResouceAmount</text:p>
          </table:table-cell>
        </table:table-row>
        <table:table-row>
          <table:table-cell table:style-name="Tabelle1.A2" office:value-type="string">
            <text:p text:style-name="P11">Goal_SatisfyNeed</text:p>
          </table:table-cell>
          <table:table-cell table:style-name="Tabelle1.B2" office:value-type="string">
            <text:p text:style-name="P11">Goal_SatisfyNeed</text:p>
          </table:table-cell>
          <table:table-cell table:style-name="Tabelle1.C2" office:value-type="string">
            <text:p text:style-name="P11">Goal_SatisfyNeed</text:p>
          </table:table-cell>
        </table:table-row>
        <table:table-row>
          <table:table-cell table:style-name="Tabelle1.A2" office:value-type="string">
            <text:p text:style-name="P11">Goal_SettlersNumber</text:p>
          </table:table-cell>
          <table:table-cell table:style-name="Tabelle1.B2" office:value-type="string">
            <text:p text:style-name="P11">Goal_SettlersNumber</text:p>
          </table:table-cell>
          <table:table-cell table:style-name="Tabelle1.C2" office:value-type="string">
            <text:p text:style-name="P11">Goal_SettlersNumber</text:p>
          </table:table-cell>
        </table:table-row>
        <table:table-row>
          <table:table-cell table:style-name="Tabelle1.A2" office:value-type="string">
            <text:p text:style-name="P11">Goal_SoldierCount</text:p>
          </table:table-cell>
          <table:table-cell table:style-name="Tabelle1.B2" office:value-type="string">
            <text:p text:style-name="P11">Goal_SoldierCount</text:p>
          </table:table-cell>
          <table:table-cell table:style-name="Tabelle1.C2" office:value-type="string">
            <text:p text:style-name="P11">Goal_SoldierCount</text:p>
          </table:table-cell>
        </table:table-row>
        <table:table-row>
          <table:table-cell table:style-name="Tabelle1.A2" office:value-type="string">
            <text:p text:style-name="P11">Goal_Spouses</text:p>
          </table:table-cell>
          <table:table-cell table:style-name="Tabelle1.B2" office:value-type="string">
            <text:p text:style-name="P11">Goal_Spouses</text:p>
          </table:table-cell>
          <table:table-cell table:style-name="Tabelle1.C2" office:value-type="string">
            <text:p text:style-name="P11">Goal_Spouses</text:p>
          </table:table-cell>
        </table:table-row>
        <table:table-row>
          <table:table-cell table:style-name="Tabelle1.A2" office:value-type="string">
            <text:p text:style-name="P11">Goal_Steal</text:p>
          </table:table-cell>
          <table:table-cell table:style-name="Tabelle1.B4" office:value-type="string">
            <text:p text:style-name="P11">Goal_StealInformation</text:p>
          </table:table-cell>
          <table:table-cell table:style-name="Tabelle1.C2" office:value-type="string">
            <text:p text:style-name="P11">Goal_StealInformation</text:p>
          </table:table-cell>
        </table:table-row>
        <table:table-row>
          <table:table-cell table:style-name="Tabelle1.A2" office:value-type="string">
            <text:p text:style-name="P11">Goal_TrebuAmmunitionAmount</text:p>
          </table:table-cell>
          <table:table-cell table:style-name="Tabelle1.B2" office:value-type="string">
            <text:p text:style-name="P11">Goal_AmmunitionAmount</text:p>
          </table:table-cell>
          <table:table-cell table:style-name="Tabelle1.C2" office:value-type="string">
            <text:p text:style-name="P11">Goal_AmmunitionAmount</text:p>
          </table:table-cell>
        </table:table-row>
        <table:table-row>
          <table:table-cell table:style-name="Tabelle1.A2" office:value-type="string">
            <text:p text:style-name="P11">Goal_TributeBandit</text:p>
          </table:table-cell>
          <table:table-cell table:style-name="Tabelle1.B4" office:value-type="string">
            <text:p text:style-name="P11">Goal_TributeDiplomacy</text:p>
          </table:table-cell>
          <table:table-cell table:style-name="Tabelle1.C24" office:value-type="string">
            <text:p text:style-name="P11">GoalTributeDiplomacy</text:p>
            <text:p text:style-name="P17">- Zeiten nun in Sekunden angegeben</text:p>
          </table:table-cell>
        </table:table-row>
        <table:table-row>
          <table:table-cell table:style-name="Tabelle1.A2" office:value-type="string">
            <text:p text:style-name="P11">Goal_TributeClaim</text:p>
          </table:table-cell>
          <table:table-cell table:style-name="Tabelle1.B4" office:value-type="string">
            <text:p text:style-name="P11">Goal_TributeClaim</text:p>
            <text:p text:style-name="P17">- mehr Parameter</text:p>
          </table:table-cell>
          <table:table-cell table:style-name="Tabelle1.C2" office:value-type="string">
            <text:p text:style-name="P12">Goal_TributeClaim</text:p>
          </table:table-cell>
        </table:table-row>
        <table:table-row>
          <table:table-cell table:style-name="Tabelle1.A2" office:value-type="string">
            <text:p text:style-name="P11">Goal_UnitsOnTerritory</text:p>
          </table:table-cell>
          <table:table-cell table:style-name="Tabelle1.B2" office:value-type="string">
            <text:p text:style-name="P11">Goal_UnitsOnTerritory</text:p>
          </table:table-cell>
          <table:table-cell table:style-name="Tabelle1.C2" office:value-type="string">
            <text:p text:style-name="P11">Goal_UnitsOnTerritory</text:p>
          </table:table-cell>
        </table:table-row>
        <table:table-row>
          <table:table-cell table:style-name="Tabelle1.A2" office:value-type="string">
            <text:p text:style-name="P11">Reward_AI_Agressiveness</text:p>
          </table:table-cell>
          <table:table-cell table:style-name="Tabelle1.B4" office:value-type="string">
            <text:p text:style-name="P11">Reward_AI_Aggressiveness</text:p>
          </table:table-cell>
          <table:table-cell table:style-name="Tabelle1.C2" office:value-type="string">
            <text:p text:style-name="P11">Reward_AI_Aggressiveness</text:p>
          </table:table-cell>
        </table:table-row>
        <table:table-row>
          <table:table-cell table:style-name="Tabelle1.A2" office:value-type="string">
            <text:p text:style-name="P11">Reward_AI_BuildOrder</text:p>
          </table:table-cell>
          <table:table-cell table:style-name="Tabelle1.B26" office:value-type="string">
            <text:p text:style-name="P18">in Reward_AI_SetNumericalFact integriert</text:p>
          </table:table-cell>
          <table:table-cell table:style-name="Tabelle1.C2" office:value-type="string">
            <text:p text:style-name="P11"/>
          </table:table-cell>
        </table:table-row>
        <text:soft-page-break/>
        <table:table-row>
          <table:table-cell table:style-name="Tabelle1.A2" office:value-type="string">
            <text:p text:style-name="P11">Reward_AI_SetEnemy</text:p>
          </table:table-cell>
          <table:table-cell table:style-name="Tabelle1.B2" office:value-type="string">
            <text:p text:style-name="P11">Reward_AI_SetEnemy</text:p>
          </table:table-cell>
          <table:table-cell table:style-name="Tabelle1.C2" office:value-type="string">
            <text:p text:style-name="P11">Reward_AI_SetEnemy</text:p>
          </table:table-cell>
        </table:table-row>
        <table:table-row>
          <table:table-cell table:style-name="Tabelle1.A2" office:value-type="string">
            <text:p text:style-name="P11">Reward_AI_SpawnAndAttackArea</text:p>
          </table:table-cell>
          <table:table-cell table:style-name="Tabelle1.B2" office:value-type="string">
            <text:p text:style-name="P11">Reward_AI_SpawnAndAttackArea</text:p>
          </table:table-cell>
          <table:table-cell table:style-name="Tabelle1.C2" office:value-type="string">
            <text:p text:style-name="P11">Reward_AI_SpawnAndAttackArea</text:p>
          </table:table-cell>
        </table:table-row>
        <table:table-row>
          <table:table-cell table:style-name="Tabelle1.A2" office:value-type="string">
            <text:p text:style-name="P11">Reward_AI_SpawnAndAttackTerritory</text:p>
          </table:table-cell>
          <table:table-cell table:style-name="Tabelle1.B2" office:value-type="string">
            <text:p text:style-name="P11">Reward_AI_SpawnAndAttackTerritory</text:p>
          </table:table-cell>
          <table:table-cell table:style-name="Tabelle1.C2" office:value-type="string">
            <text:p text:style-name="P11">Reward_AI_SpawnAndAttackTerritory</text:p>
          </table:table-cell>
        </table:table-row>
        <table:table-row>
          <table:table-cell table:style-name="Tabelle1.A2" office:value-type="string">
            <text:p text:style-name="P11">Reward_AI_SpawnAndProtectArea</text:p>
          </table:table-cell>
          <table:table-cell table:style-name="Tabelle1.B2" office:value-type="string">
            <text:p text:style-name="P11">Reward_AI_SpawnAndProtectArea</text:p>
          </table:table-cell>
          <table:table-cell table:style-name="Tabelle1.C2" office:value-type="string">
            <text:p text:style-name="P11">Reward_AI_SpawnAndProtectArea</text:p>
          </table:table-cell>
        </table:table-row>
        <table:table-row>
          <table:table-cell table:style-name="Tabelle1.A2" office:value-type="string">
            <text:p text:style-name="P11">Reward_CreateBattalion</text:p>
          </table:table-cell>
          <table:table-cell table:style-name="Tabelle1.B2" office:value-type="string">
            <text:p text:style-name="P11">Reward_CreateBattalion</text:p>
          </table:table-cell>
          <table:table-cell table:style-name="Tabelle1.C2" office:value-type="string">
            <text:p text:style-name="P11">Reward_CreateBattalion</text:p>
          </table:table-cell>
        </table:table-row>
        <table:table-row>
          <table:table-cell table:style-name="Tabelle1.A2" office:value-type="string">
            <text:p text:style-name="P11">Reward_CreateEffect</text:p>
          </table:table-cell>
          <table:table-cell table:style-name="Tabelle1.B2" office:value-type="string">
            <text:p text:style-name="P11">Reward_CreateEffect</text:p>
          </table:table-cell>
          <table:table-cell table:style-name="Tabelle1.C2" office:value-type="string">
            <text:p text:style-name="P11">Reward_CreateEffect</text:p>
          </table:table-cell>
        </table:table-row>
        <table:table-row>
          <table:table-cell table:style-name="Tabelle1.A2" office:value-type="string">
            <text:p text:style-name="P11">Reward_CreateEntity</text:p>
          </table:table-cell>
          <table:table-cell table:style-name="Tabelle1.B2" office:value-type="string">
            <text:p text:style-name="P11">Reward_CreateEntity</text:p>
          </table:table-cell>
          <table:table-cell table:style-name="Tabelle1.C2" office:value-type="string">
            <text:p text:style-name="P11">Reward_CreateEntity</text:p>
          </table:table-cell>
        </table:table-row>
        <table:table-row>
          <table:table-cell table:style-name="Tabelle1.A2" office:value-type="string">
            <text:p text:style-name="P11">Reward_CreateSettler</text:p>
          </table:table-cell>
          <table:table-cell table:style-name="Tabelle1.B26" office:value-type="string">
            <text:p text:style-name="P17">in Reward_CreateEntity integriert</text:p>
          </table:table-cell>
          <table:table-cell table:style-name="Tabelle1.C2" office:value-type="string">
            <text:p text:style-name="P11"/>
          </table:table-cell>
        </table:table-row>
        <table:table-row>
          <table:table-cell table:style-name="Tabelle1.A2" office:value-type="string">
            <text:p text:style-name="P11">Reward_CreateSeveralBattalions</text:p>
          </table:table-cell>
          <table:table-cell table:style-name="Tabelle1.B2" office:value-type="string">
            <text:p text:style-name="P11">Reward_CreateSeveralBattalions</text:p>
          </table:table-cell>
          <table:table-cell table:style-name="Tabelle1.C2" office:value-type="string">
            <text:p text:style-name="P11">Reward_CreateSeveralBattalions</text:p>
          </table:table-cell>
        </table:table-row>
        <table:table-row>
          <table:table-cell table:style-name="Tabelle1.A2" office:value-type="string">
            <text:p text:style-name="P11">Reward_CreateSeveralEntities</text:p>
          </table:table-cell>
          <table:table-cell table:style-name="Tabelle1.B2" office:value-type="string">
            <text:p text:style-name="P11">Reward_CreateSeveralEntities</text:p>
          </table:table-cell>
          <table:table-cell table:style-name="Tabelle1.C2" office:value-type="string">
            <text:p text:style-name="P11">Reward_CreateSeveralEntities</text:p>
          </table:table-cell>
        </table:table-row>
        <table:table-row>
          <table:table-cell table:style-name="Tabelle1.A2" office:value-type="string">
            <text:p text:style-name="P14">Reward_CustomVariables</text:p>
            <text:p text:style-name="P16">(var, operator, value, directAssigment)</text:p>
            <text:p text:style-name="P17">- Operationen: =, +, -, *, /</text:p>
            <text:p text:style-name="P17">- Direktes zuweisen von Werten</text:p>
          </table:table-cell>
          <table:table-cell table:style-name="Tabelle1.B4" office:value-type="string">
            <text:p text:style-name="P14">Reward_CustomVariables</text:p>
            <text:p text:style-name="P16">(var, operator, value, extert)</text:p>
            <text:p text:style-name="P17">- Operationen: =, +, -, *, /, ^</text:p>
            <text:p text:style-name="P17">- Frei wählbare Variablennamen</text:p>
          </table:table-cell>
          <table:table-cell table:style-name="Tabelle1.C2" office:value-type="string">
            <text:p text:style-name="P11">Reward_CustomVariables</text:p>
          </table:table-cell>
        </table:table-row>
        <table:table-row>
          <table:table-cell table:style-name="Tabelle1.A2" office:value-type="string">
            <text:p text:style-name="P11">Reward_DEBUG</text:p>
          </table:table-cell>
          <table:table-cell table:style-name="Tabelle1.B2" office:value-type="string">
            <text:p text:style-name="P11">Reward_DEBUG</text:p>
          </table:table-cell>
          <table:table-cell table:style-name="Tabelle1.C24" office:value-type="string">
            <text:p text:style-name="P14">Reward_DEBUG</text:p>
            <text:p text:style-name="P16">(checkRun, traceQuests, cheats, shell)</text:p>
            <text:p text:style-name="P17">- Quest prüfen bei Erzeugung wurde abgeschafft</text:p>
            <text:p text:style-name="P17">- Cheats und Eingabefeld getrennt</text:p>
          </table:table-cell>
        </table:table-row>
        <table:table-row>
          <table:table-cell table:style-name="Tabelle1.A2" office:value-type="string">
            <text:p text:style-name="P11">Reward_Defeat</text:p>
          </table:table-cell>
          <table:table-cell table:style-name="Tabelle1.B2" office:value-type="string">
            <text:p text:style-name="P11">Reward_Defeat</text:p>
          </table:table-cell>
          <table:table-cell table:style-name="Tabelle1.C2" office:value-type="string">
            <text:p text:style-name="P11">Reward_Defeat</text:p>
          </table:table-cell>
        </table:table-row>
        <table:table-row>
          <table:table-cell table:style-name="Tabelle1.A2" office:value-type="string">
            <text:p text:style-name="P11">Reward_DestroyEffect</text:p>
          </table:table-cell>
          <table:table-cell table:style-name="Tabelle1.B2" office:value-type="string">
            <text:p text:style-name="P11">Reward_DestroyEffect</text:p>
          </table:table-cell>
          <table:table-cell table:style-name="Tabelle1.C2" office:value-type="string">
            <text:p text:style-name="P11">Reward_DestroyEffect</text:p>
          </table:table-cell>
        </table:table-row>
        <table:table-row>
          <table:table-cell table:style-name="Tabelle1.A2" office:value-type="string">
            <text:p text:style-name="P11">Reward_DestroyEntity</text:p>
          </table:table-cell>
          <table:table-cell table:style-name="Tabelle1.B2" office:value-type="string">
            <text:p text:style-name="P11">Reward_DestroyEntity</text:p>
          </table:table-cell>
          <table:table-cell table:style-name="Tabelle1.C2" office:value-type="string">
            <text:p text:style-name="P11">Reward_DestroyEntity</text:p>
          </table:table-cell>
        </table:table-row>
        <table:table-row>
          <table:table-cell table:style-name="Tabelle1.A2" office:value-type="string">
            <text:p text:style-name="P11">Reward_Diplomacy</text:p>
          </table:table-cell>
          <table:table-cell table:style-name="Tabelle1.B2" office:value-type="string">
            <text:p text:style-name="P11">Reward_Diplomacy</text:p>
          </table:table-cell>
          <table:table-cell table:style-name="Tabelle1.C2" office:value-type="string">
            <text:p text:style-name="P11">Reward_Diplomacy</text:p>
          </table:table-cell>
        </table:table-row>
        <table:table-row>
          <table:table-cell table:style-name="Tabelle1.A2" office:value-type="string">
            <text:p text:style-name="P11">Reward_FakeVictory</text:p>
          </table:table-cell>
          <table:table-cell table:style-name="Tabelle1.B2" office:value-type="string">
            <text:p text:style-name="P11">Reward_FakeVictory</text:p>
          </table:table-cell>
          <table:table-cell table:style-name="Tabelle1.C2" office:value-type="string">
            <text:p text:style-name="P11">Reward_FakeVictory</text:p>
          </table:table-cell>
        </table:table-row>
        <table:table-row>
          <table:table-cell table:style-name="Tabelle1.A2" office:value-type="string">
            <text:p text:style-name="P11">Reward_InitTradePost</text:p>
          </table:table-cell>
          <table:table-cell table:style-name="Tabelle1.B26" office:value-type="string">
            <text:p text:style-name="P31">entfernt</text:p>
            <text:p text:style-name="P17"><text:span text:style-name="T32">- W</text:span>egen Störanfälligkeit <text:span text:style-name="T4">und Komplexität (Skriptbefehle sind besser zu handhaben)</text:span></text:p>
          </table:table-cell>
          <table:table-cell table:style-name="Tabelle1.C2" office:value-type="string">
            <text:p text:style-name="P11"><text:s/></text:p>
          </table:table-cell>
        </table:table-row>
        <table:table-row>
          <table:table-cell table:style-name="Tabelle1.A2" office:value-type="string">
            <text:p text:style-name="P11">Reward_InteractiveObjectActivate</text:p>
          </table:table-cell>
          <table:table-cell table:style-name="Tabelle1.B4" office:value-type="string">
            <text:p text:style-name="P11">Reward_ObjectActivate</text:p>
          </table:table-cell>
          <table:table-cell table:style-name="Tabelle1.C2" office:value-type="string">
            <text:p text:style-name="P11">Reward_ObjectActivate</text:p>
          </table:table-cell>
        </table:table-row>
        <text:soft-page-break/>
        <table:table-row>
          <table:table-cell table:style-name="Tabelle1.A2" office:value-type="string">
            <text:p text:style-name="P11">Reward_InteractiveObjectDeactivate</text:p>
          </table:table-cell>
          <table:table-cell table:style-name="Tabelle1.B4" office:value-type="string">
            <text:p text:style-name="P11">Reward_ObjectDeactivate</text:p>
          </table:table-cell>
          <table:table-cell table:style-name="Tabelle1.C2" office:value-type="string">
            <text:p text:style-name="P11">Reward_ObjectDeactivate</text:p>
          </table:table-cell>
        </table:table-row>
        <table:table-row>
          <table:table-cell table:style-name="Tabelle1.A2" office:value-type="string">
            <text:p text:style-name="P11">Reward_MapScriptFunction</text:p>
          </table:table-cell>
          <table:table-cell table:style-name="Tabelle1.B2" office:value-type="string">
            <text:p text:style-name="P11">Reward_MapScriptFunction</text:p>
          </table:table-cell>
          <table:table-cell table:style-name="Tabelle1.C2" office:value-type="string">
            <text:p text:style-name="P11">Reward_MapScriptFunction</text:p>
          </table:table-cell>
        </table:table-row>
        <table:table-row>
          <table:table-cell table:style-name="Tabelle1.A2" office:value-type="string">
            <text:p text:style-name="P11">Reward_Merchant</text:p>
          </table:table-cell>
          <table:table-cell table:style-name="Tabelle1.B4" office:value-type="string">
            <text:p text:style-name="P11">Reward_TradeOffers</text:p>
          </table:table-cell>
          <table:table-cell table:style-name="Tabelle1.C2" office:value-type="string">
            <text:p text:style-name="P11">Reward_TradeOffers</text:p>
          </table:table-cell>
        </table:table-row>
        <table:table-row>
          <table:table-cell table:style-name="Tabelle1.A2" office:value-type="string">
            <text:p text:style-name="P11">Reward_MountOutpost</text:p>
          </table:table-cell>
          <table:table-cell table:style-name="Tabelle1.B4" office:value-type="string">
            <text:p text:style-name="P11">Reward_AI_MountOutpost</text:p>
          </table:table-cell>
          <table:table-cell table:style-name="Tabelle1.C2" office:value-type="string">
            <text:p text:style-name="P11">Reward_AI_MountOutpost</text:p>
          </table:table-cell>
        </table:table-row>
        <table:table-row>
          <table:table-cell table:style-name="Tabelle1.A2" office:value-type="string">
            <text:p text:style-name="P11">Reward_MoveSettler</text:p>
          </table:table-cell>
          <table:table-cell table:style-name="Tabelle1.B2" office:value-type="string">
            <text:p text:style-name="P11">Reward_MoveSettler</text:p>
          </table:table-cell>
          <table:table-cell table:style-name="Tabelle1.C2" office:value-type="string">
            <text:p text:style-name="P11">Reward_MoveSettler</text:p>
          </table:table-cell>
        </table:table-row>
        <table:table-row>
          <table:table-cell table:style-name="Tabelle1.A2" office:value-type="string">
            <text:p text:style-name="P11">Reward_ObjectAddReward</text:p>
          </table:table-cell>
          <table:table-cell table:style-name="Tabelle1.B26" office:value-type="string">
            <text:p text:style-name="P25"><text:span text:style-name="T32">ü</text:span>berflüssig</text:p>
            <text:p text:style-name="P19">-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ObjectClearRewards</text:p>
          </table:table-cell>
          <table:table-cell table:style-name="Tabelle1.B26" office:value-type="string">
            <text:p text:style-name="P28">überflüssig</text:p>
            <text:p text:style-name="P20">-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ObjectInit</text:p>
          </table:table-cell>
          <table:table-cell table:style-name="Tabelle1.B2" office:value-type="string">
            <text:p text:style-name="P11">Reward_ObjectInit</text:p>
          </table:table-cell>
          <table:table-cell table:style-name="Tabelle1.C2" office:value-type="string">
            <text:p text:style-name="P11">Reward_ObjectInit</text:p>
          </table:table-cell>
        </table:table-row>
        <table:table-row>
          <table:table-cell table:style-name="Tabelle1.A2" office:value-type="string">
            <text:p text:style-name="P11">Reward_ObjectSetCarts</text:p>
          </table:table-cell>
          <table:table-cell table:style-name="Tabelle1.B2" office:value-type="string">
            <text:p text:style-name="P11">Reward_ObjectSetCarts</text:p>
          </table:table-cell>
          <table:table-cell table:style-name="Tabelle1.C75" office:value-type="string">
            <text:p text:style-name="P28">überflüssig</text:p>
            <text:p text:style-name="P20">- <text:span text:style-name="T32">Objekt einfach neu initialisieren</text:span></text:p>
          </table:table-cell>
        </table:table-row>
        <table:table-row>
          <table:table-cell table:style-name="Tabelle1.A2" office:value-type="string">
            <text:p text:style-name="P11">Reward_ObjectSetupCosts</text:p>
          </table:table-cell>
          <table:table-cell table:style-name="Tabelle1.B26" office:value-type="string">
            <text:p text:style-name="P28">überflüssig</text:p>
            <text:p text:style-name="P20">-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PrestigePoints</text:p>
          </table:table-cell>
          <table:table-cell table:style-name="Tabelle1.B2" office:value-type="string">
            <text:p text:style-name="P27">Reward_PrestigePoints</text:p>
          </table:table-cell>
          <table:table-cell table:style-name="Tabelle1.C2" office:value-type="string">
            <text:p text:style-name="P13">Reward_PrestigePoints</text:p>
          </table:table-cell>
        </table:table-row>
        <table:table-row>
          <table:table-cell table:style-name="Tabelle1.A2" office:value-type="string">
            <text:p text:style-name="P11">Reward_QuestActivate</text:p>
          </table:table-cell>
          <table:table-cell table:style-name="Tabelle1.B2" office:value-type="string">
            <text:p text:style-name="P11">Reward_QuestActivate</text:p>
          </table:table-cell>
          <table:table-cell table:style-name="Tabelle1.C2" office:value-type="string">
            <text:p text:style-name="P11">Reward_QuestActivate</text:p>
          </table:table-cell>
        </table:table-row>
        <table:table-row>
          <table:table-cell table:style-name="Tabelle1.A2" office:value-type="string">
            <text:p text:style-name="P11">Reward_QuestFailure</text:p>
          </table:table-cell>
          <table:table-cell table:style-name="Tabelle1.B2" office:value-type="string">
            <text:p text:style-name="P11">Reward_QuestFailure</text:p>
          </table:table-cell>
          <table:table-cell table:style-name="Tabelle1.C2" office:value-type="string">
            <text:p text:style-name="P11">Reward_QuestFailure</text:p>
          </table:table-cell>
        </table:table-row>
        <table:table-row>
          <table:table-cell table:style-name="Tabelle1.A2" office:value-type="string">
            <text:p text:style-name="P11">Reward_QuestForceInterrupt</text:p>
          </table:table-cell>
          <table:table-cell table:style-name="Tabelle1.B2" office:value-type="string">
            <text:p text:style-name="P11">Reward_QuestForceInterrupt</text:p>
          </table:table-cell>
          <table:table-cell table:style-name="Tabelle1.C2" office:value-type="string">
            <text:p text:style-name="P11">Reward_QuestForceInterrupt</text:p>
          </table:table-cell>
        </table:table-row>
        <table:table-row>
          <table:table-cell table:style-name="Tabelle1.A2" office:value-type="string">
            <text:p text:style-name="P11">Reward_QuestInterrupt</text:p>
          </table:table-cell>
          <table:table-cell table:style-name="Tabelle1.B2" office:value-type="string">
            <text:p text:style-name="P11">Reward_QuestInterrupt</text:p>
          </table:table-cell>
          <table:table-cell table:style-name="Tabelle1.C2" office:value-type="string">
            <text:p text:style-name="P11">Reward_QuestInterrupt</text:p>
          </table:table-cell>
        </table:table-row>
        <table:table-row>
          <table:table-cell table:style-name="Tabelle1.A2" office:value-type="string">
            <text:p text:style-name="P11">Reward_RestartQuest</text:p>
          </table:table-cell>
          <table:table-cell table:style-name="Tabelle1.B4" office:value-type="string">
            <text:p text:style-name="P11">Reward_QuestRestart</text:p>
          </table:table-cell>
          <table:table-cell table:style-name="Tabelle1.C2" office:value-type="string">
            <text:p text:style-name="P11">Reward_QuestRestart</text:p>
          </table:table-cell>
        </table:table-row>
        <table:table-row>
          <table:table-cell table:style-name="Tabelle1.A2" office:value-type="string">
            <text:p text:style-name="P11">Reward_RestartQuestForceActive</text:p>
          </table:table-cell>
          <table:table-cell table:style-name="Tabelle1.B4" office:value-type="string">
            <text:p text:style-name="P11">Reward_QuestRestartForceActive</text:p>
          </table:table-cell>
          <table:table-cell table:style-name="Tabelle1.C2" office:value-type="string">
            <text:p text:style-name="P11">Reward_QuestRestartForceActive</text:p>
          </table:table-cell>
        </table:table-row>
        <table:table-row>
          <table:table-cell table:style-name="Tabelle1.A2" office:value-type="string">
            <text:p text:style-name="P11">Reward_QuestSuccess</text:p>
          </table:table-cell>
          <table:table-cell table:style-name="Tabelle1.B2" office:value-type="string">
            <text:p text:style-name="P11">Reward_QuestSuccess</text:p>
          </table:table-cell>
          <table:table-cell table:style-name="Tabelle1.C2" office:value-type="string">
            <text:p text:style-name="P11">Reward_QuestSuccess</text:p>
          </table:table-cell>
        </table:table-row>
        <table:table-row>
          <table:table-cell table:style-name="Tabelle1.A2" office:value-type="string">
            <text:p text:style-name="P11">Reward_ReplaceEntity</text:p>
          </table:table-cell>
          <table:table-cell table:style-name="Tabelle1.B2" office:value-type="string">
            <text:p text:style-name="P11">Reward_ReplaceEntity</text:p>
          </table:table-cell>
          <table:table-cell table:style-name="Tabelle1.C2" office:value-type="string">
            <text:p text:style-name="P11">Reward_ReplaceEntity</text:p>
          </table:table-cell>
        </table:table-row>
        <table:table-row>
          <table:table-cell table:style-name="Tabelle1.A2" office:value-type="string">
            <text:p text:style-name="P11">Reward_Resources</text:p>
          </table:table-cell>
          <table:table-cell table:style-name="Tabelle1.B2" office:value-type="string">
            <text:p text:style-name="P11">Reward_Resources</text:p>
          </table:table-cell>
          <table:table-cell table:style-name="Tabelle1.C2" office:value-type="string">
            <text:p text:style-name="P11">Reward_Resources</text:p>
          </table:table-cell>
        </table:table-row>
        <table:table-row>
          <table:table-cell table:style-name="Tabelle1.A2" office:value-type="string">
            <text:p text:style-name="P11">Reward_SendCart</text:p>
          </table:table-cell>
          <table:table-cell table:style-name="Tabelle1.B4" office:value-type="string">
            <text:p text:style-name="P11">Reward_SendCart</text:p>
            <text:p text:style-name="P17">- Spawnpoint wiederverwenden</text:p>
          </table:table-cell>
          <table:table-cell table:style-name="Tabelle1.C2" office:value-type="string">
            <text:p text:style-name="P11">Reward_SendCart</text:p>
          </table:table-cell>
        </table:table-row>
        <text:soft-page-break/>
        <table:table-row>
          <table:table-cell table:style-name="Tabelle1.A2" office:value-type="string">
            <text:p text:style-name="P11">Reward_SetBuildingUpgradeLevel</text:p>
          </table:table-cell>
          <table:table-cell table:style-name="Tabelle1.B26" office:value-type="string">
            <text:p text:style-name="P26">nicht implementiert</text:p>
          </table:table-cell>
          <table:table-cell table:style-name="Tabelle1.C88" office:value-type="string">
            <text:p text:style-name="P166">Reward_SetBuildingUpgradeLevel</text:p>
            <text:p text:style-name="P171">- <text:span text:style-name="T34">neu</text:span></text:p>
          </table:table-cell>
        </table:table-row>
        <table:table-row>
          <table:table-cell table:style-name="Tabelle1.A2" office:value-type="string">
            <text:p text:style-name="P11">Reward_SetResourceAmount</text:p>
          </table:table-cell>
          <table:table-cell table:style-name="Tabelle1.B4" office:value-type="string">
            <text:p text:style-name="P11">Reward_SetResourceAmount</text:p>
          </table:table-cell>
          <table:table-cell table:style-name="Tabelle1.C2" office:value-type="string">
            <text:p text:style-name="P11">Reward_SetResourceAmount</text:p>
          </table:table-cell>
        </table:table-row>
        <table:table-row>
          <table:table-cell table:style-name="Tabelle1.A2" office:value-type="string">
            <text:p text:style-name="P11">Reward_SlightlyDiplomacyIncrease</text:p>
          </table:table-cell>
          <table:table-cell table:style-name="Tabelle1.B4" office:value-type="string">
            <text:p text:style-name="P11">Reward_DiplomacyIncrease</text:p>
          </table:table-cell>
          <table:table-cell table:style-name="Tabelle1.C2" office:value-type="string">
            <text:p text:style-name="P11">Reward_DiplomacyIncrease</text:p>
          </table:table-cell>
        </table:table-row>
        <table:table-row>
          <table:table-cell table:style-name="Tabelle1.A2" office:value-type="string">
            <text:p text:style-name="P11">Reward_Technology</text:p>
          </table:table-cell>
          <table:table-cell table:style-name="Tabelle1.B2" office:value-type="string">
            <text:p text:style-name="P11">Reward_Technology</text:p>
          </table:table-cell>
          <table:table-cell table:style-name="Tabelle1.C2" office:value-type="string">
            <text:p text:style-name="P11">Reward_Technology</text:p>
          </table:table-cell>
        </table:table-row>
        <table:table-row>
          <table:table-cell table:style-name="Tabelle1.A2" office:value-type="string">
            <text:p text:style-name="P11">Reward_TravelingSalesman</text:p>
          </table:table-cell>
          <table:table-cell table:style-name="Tabelle1.B26" office:value-type="string">
            <text:p text:style-name="P25">Durch Skriptfunktionen ersetzt</text:p>
          </table:table-cell>
          <table:table-cell table:style-name="Tabelle1.C2" office:value-type="string">
            <text:p text:style-name="P11"/>
          </table:table-cell>
        </table:table-row>
        <table:table-row>
          <table:table-cell table:style-name="Tabelle1.A2" office:value-type="string">
            <text:p text:style-name="P11">Reward_Units</text:p>
          </table:table-cell>
          <table:table-cell table:style-name="Tabelle1.B2" office:value-type="string">
            <text:p text:style-name="P11">Reward_Units</text:p>
          </table:table-cell>
          <table:table-cell table:style-name="Tabelle1.C2" office:value-type="string">
            <text:p text:style-name="P11">Reward_Units</text:p>
          </table:table-cell>
        </table:table-row>
        <table:table-row>
          <table:table-cell table:style-name="Tabelle1.A2" office:value-type="string">
            <text:p text:style-name="P11">Reward_UpgradeBuilding</text:p>
          </table:table-cell>
          <table:table-cell table:style-name="Tabelle1.B2" office:value-type="string">
            <text:p text:style-name="P12">Reward_UpgradeBuilding</text:p>
          </table:table-cell>
          <table:table-cell table:style-name="Tabelle1.C2" office:value-type="string">
            <text:p text:style-name="P11">Reward_UpgradeBuilding</text:p>
          </table:table-cell>
        </table:table-row>
        <table:table-row>
          <table:table-cell table:style-name="Tabelle1.A2" office:value-type="string">
            <text:p text:style-name="P11">Reward_Victory</text:p>
          </table:table-cell>
          <table:table-cell table:style-name="Tabelle1.B2" office:value-type="string">
            <text:p text:style-name="P11">Reward_Victory</text:p>
          </table:table-cell>
          <table:table-cell table:style-name="Tabelle1.C2" office:value-type="string">
            <text:p text:style-name="P11">Reward_Victory</text:p>
          </table:table-cell>
        </table:table-row>
        <table:table-row>
          <table:table-cell table:style-name="Tabelle1.A2" office:value-type="string">
            <text:p text:style-name="P11">Reward_VikingsInitAndAttack</text:p>
          </table:table-cell>
          <table:table-cell table:style-name="Tabelle1.B26" office:value-type="string">
            <text:p text:style-name="P25">nicht implementiert</text:p>
          </table:table-cell>
          <table:table-cell table:style-name="Tabelle1.C2" office:value-type="string">
            <text:p text:style-name="P11"/>
          </table:table-cell>
        </table:table-row>
        <table:table-row>
          <table:table-cell table:style-name="Tabelle1.A2" office:value-type="string">
            <text:p text:style-name="P14">Reprisal_CustomVariables</text:p>
            <text:p text:style-name="P16">(var, operator, value, directAssigment)</text:p>
            <text:p text:style-name="P17">- Operationen: =, +, -, *, /</text:p>
            <text:p text:style-name="P17">- Direktes zuweisen von Werten</text:p>
          </table:table-cell>
          <table:table-cell table:style-name="Tabelle1.B4" office:value-type="string">
            <text:p text:style-name="P14">Reprisal_CustomVariables</text:p>
            <text:p text:style-name="P16">(var, operator, value, extert)</text:p>
            <text:p text:style-name="P17">- Operationen: =, +, -, *, /, ^</text:p>
            <text:p text:style-name="P17">- Frei wählbare Variablennamen</text:p>
          </table:table-cell>
          <table:table-cell table:style-name="Tabelle1.C2" office:value-type="string">
            <text:p text:style-name="P11">Reprisal_CustomVariables</text:p>
          </table:table-cell>
        </table:table-row>
        <table:table-row>
          <table:table-cell table:style-name="Tabelle1.A2" office:value-type="string">
            <text:p text:style-name="P11">Reprisal_Defeat</text:p>
          </table:table-cell>
          <table:table-cell table:style-name="Tabelle1.B2" office:value-type="string">
            <text:p text:style-name="P11">Reprisal-Defeat</text:p>
          </table:table-cell>
          <table:table-cell table:style-name="Tabelle1.C2" office:value-type="string">
            <text:p text:style-name="P11">Reprisal_Defeat</text:p>
          </table:table-cell>
        </table:table-row>
        <table:table-row>
          <table:table-cell table:style-name="Tabelle1.A2" office:value-type="string">
            <text:p text:style-name="P11">Reprisal_Diplomacy</text:p>
          </table:table-cell>
          <table:table-cell table:style-name="Tabelle1.B2" office:value-type="string">
            <text:p text:style-name="P11">Reprisal_Diplomacy</text:p>
          </table:table-cell>
          <table:table-cell table:style-name="Tabelle1.C2" office:value-type="string">
            <text:p text:style-name="P11">Reprisal_Diplomacy</text:p>
          </table:table-cell>
        </table:table-row>
        <table:table-row>
          <table:table-cell table:style-name="Tabelle1.A2" office:value-type="string">
            <text:p text:style-name="P11">Reprisal_InteractiveObjectDeactivate</text:p>
          </table:table-cell>
          <table:table-cell table:style-name="Tabelle1.B4" office:value-type="string">
            <text:p text:style-name="P11">Reprisal_ObjectDeactivate</text:p>
          </table:table-cell>
          <table:table-cell table:style-name="Tabelle1.C2" office:value-type="string">
            <text:p text:style-name="P11">Reprisal_ObjectDeactivate</text:p>
          </table:table-cell>
        </table:table-row>
        <table:table-row>
          <table:table-cell table:style-name="Tabelle1.A2" office:value-type="string">
            <text:p text:style-name="P11">Reprisal_MapScriptFunction</text:p>
          </table:table-cell>
          <table:table-cell table:style-name="Tabelle1.B2" office:value-type="string">
            <text:p text:style-name="P11">Reprisal_MapScriptFunction</text:p>
          </table:table-cell>
          <table:table-cell table:style-name="Tabelle1.C2" office:value-type="string">
            <text:p text:style-name="P11">Reprisal_MapScriptFunction</text:p>
          </table:table-cell>
        </table:table-row>
        <table:table-row>
          <table:table-cell table:style-name="Tabelle1.A2" office:value-type="string">
            <text:p text:style-name="P11">Reprisal_QuestActivate</text:p>
          </table:table-cell>
          <table:table-cell table:style-name="Tabelle1.B2" office:value-type="string">
            <text:p text:style-name="P11">Reprisal_QuestActivate</text:p>
          </table:table-cell>
          <table:table-cell table:style-name="Tabelle1.C2" office:value-type="string">
            <text:p text:style-name="P11">Reprisal_QuestActivate</text:p>
          </table:table-cell>
        </table:table-row>
        <table:table-row>
          <table:table-cell table:style-name="Tabelle1.A2" office:value-type="string">
            <text:p text:style-name="P11">Reprisal_QuestFailure</text:p>
          </table:table-cell>
          <table:table-cell table:style-name="Tabelle1.B2" office:value-type="string">
            <text:p text:style-name="P11">Reprisal_QuestFailure</text:p>
          </table:table-cell>
          <table:table-cell table:style-name="Tabelle1.C2" office:value-type="string">
            <text:p text:style-name="P11">Reprisal_QuestFailure</text:p>
          </table:table-cell>
        </table:table-row>
        <table:table-row>
          <table:table-cell table:style-name="Tabelle1.A2" office:value-type="string">
            <text:p text:style-name="P11">Reprisal_QuestForceInterrupt</text:p>
          </table:table-cell>
          <table:table-cell table:style-name="Tabelle1.B2" office:value-type="string">
            <text:p text:style-name="P11">Reprisal_QuestForceInterrupt</text:p>
          </table:table-cell>
          <table:table-cell table:style-name="Tabelle1.C2" office:value-type="string">
            <text:p text:style-name="P11">Reprisal_QuestForceInterrupt</text:p>
          </table:table-cell>
        </table:table-row>
        <table:table-row>
          <table:table-cell table:style-name="Tabelle1.A2" office:value-type="string">
            <text:p text:style-name="P11">Reprisal_QuestInterrupt</text:p>
          </table:table-cell>
          <table:table-cell table:style-name="Tabelle1.B2" office:value-type="string">
            <text:p text:style-name="P11">Reprisal_QuestInterrupt</text:p>
          </table:table-cell>
          <table:table-cell table:style-name="Tabelle1.C2" office:value-type="string">
            <text:p text:style-name="P11">Reprisal_QuestInterrupt</text:p>
          </table:table-cell>
        </table:table-row>
        <table:table-row>
          <table:table-cell table:style-name="Tabelle1.A2" office:value-type="string">
            <text:p text:style-name="P11">Reprisal_RestartQuest</text:p>
          </table:table-cell>
          <table:table-cell table:style-name="Tabelle1.B4" office:value-type="string">
            <text:p text:style-name="P11">Reprisal_QuestRestart</text:p>
          </table:table-cell>
          <table:table-cell table:style-name="Tabelle1.C2" office:value-type="string">
            <text:p text:style-name="P11">Reprisal_QuestRestart</text:p>
          </table:table-cell>
        </table:table-row>
        <table:table-row>
          <table:table-cell table:style-name="Tabelle1.A2" office:value-type="string">
            <text:p text:style-name="P11">Reprisal_RestartQuestForceActive</text:p>
          </table:table-cell>
          <table:table-cell table:style-name="Tabelle1.B4" office:value-type="string">
            <text:p text:style-name="P11">Reprisal_QuestRestartForceActive</text:p>
          </table:table-cell>
          <table:table-cell table:style-name="Tabelle1.C2" office:value-type="string">
            <text:p text:style-name="P11">Reprisal_QuestRestartForceActive</text:p>
          </table:table-cell>
        </table:table-row>
        <table:table-row>
          <table:table-cell table:style-name="Tabelle1.A2" office:value-type="string">
            <text:p text:style-name="P11">Reprisal_QuestSuccess</text:p>
          </table:table-cell>
          <table:table-cell table:style-name="Tabelle1.B2" office:value-type="string">
            <text:p text:style-name="P11">Reprisal_QuestSuccess</text:p>
          </table:table-cell>
          <table:table-cell table:style-name="Tabelle1.C2" office:value-type="string">
            <text:p text:style-name="P11">Reprisal_QuestSuccess</text:p>
          </table:table-cell>
        </table:table-row>
        <table:table-row>
          <table:table-cell table:style-name="Tabelle1.A2" office:value-type="string">
            <text:p text:style-name="P11">Reprisal_ReplaceEntity</text:p>
          </table:table-cell>
          <table:table-cell table:style-name="Tabelle1.B2" office:value-type="string">
            <text:p text:style-name="P11">Reprisal_ReplaceEntity</text:p>
          </table:table-cell>
          <table:table-cell table:style-name="Tabelle1.C2" office:value-type="string">
            <text:p text:style-name="P11">Reprisal_ReplaceEntity</text:p>
          </table:table-cell>
        </table:table-row>
        <text:soft-page-break/>
        <table:table-row>
          <table:table-cell table:style-name="Tabelle1.A2" office:value-type="string">
            <text:p text:style-name="P11">Reprisal_SlightlyDiplomacyDecrease</text:p>
          </table:table-cell>
          <table:table-cell table:style-name="Tabelle1.B2" office:value-type="string">
            <text:p text:style-name="P11">Reprisal_SlightlyDiplomacyDecrease</text:p>
          </table:table-cell>
          <table:table-cell table:style-name="Tabelle1.C2" office:value-type="string">
            <text:p text:style-name="P11">Reprisal_DiplomacyDecrease</text:p>
          </table:table-cell>
        </table:table-row>
        <table:table-row>
          <table:table-cell table:style-name="Tabelle1.A2" office:value-type="string">
            <text:p text:style-name="P11">Reprisal_Technology</text:p>
          </table:table-cell>
          <table:table-cell table:style-name="Tabelle1.B2" office:value-type="string">
            <text:p text:style-name="P11">Reprisal_Technology</text:p>
          </table:table-cell>
          <table:table-cell table:style-name="Tabelle1.C2" office:value-type="string">
            <text:p text:style-name="P11">Reprisal_Technology</text:p>
          </table:table-cell>
        </table:table-row>
        <table:table-row>
          <table:table-cell table:style-name="Tabelle1.A2" office:value-type="string">
            <text:p text:style-name="P11">Trigger_AlwaysActive</text:p>
          </table:table-cell>
          <table:table-cell table:style-name="Tabelle1.B2" office:value-type="string">
            <text:p text:style-name="P11">Trigger_AlwaysActive</text:p>
          </table:table-cell>
          <table:table-cell table:style-name="Tabelle1.C2" office:value-type="string">
            <text:p text:style-name="P11">Trigger_AlwaysActive</text:p>
          </table:table-cell>
        </table:table-row>
        <table:table-row>
          <table:table-cell table:style-name="Tabelle1.A2" office:value-type="string">
            <text:p text:style-name="P14">Trigger_CustomVariables</text:p>
            <text:p text:style-name="P16">- Es sind 5 fixe Variablennamen vorgegeben</text:p>
            <text:p text:style-name="P17">- Operationen: &gt;, &lt;, =</text:p>
          </table:table-cell>
          <table:table-cell table:style-name="Tabelle1.B4" office:value-type="string">
            <text:p text:style-name="P11">Trigger_CustomVariables</text:p>
            <text:p text:style-name="P17">- Es können beliebige Namen vergeben werden</text:p>
            <text:p text:style-name="P17">- Operationen: &gt;, &gt;=, &lt;, &lt;=, ==, ~=</text:p>
          </table:table-cell>
          <table:table-cell table:style-name="Tabelle1.C2" office:value-type="string">
            <text:p text:style-name="P11">Trigger_CustomVariables</text:p>
          </table:table-cell>
        </table:table-row>
        <table:table-row>
          <table:table-cell table:style-name="Tabelle1.A2" office:value-type="string">
            <text:p text:style-name="P11">Trigger_MapScriptFunction</text:p>
          </table:table-cell>
          <table:table-cell table:style-name="Tabelle1.B2" office:value-type="string">
            <text:p text:style-name="P11">Trigger_MapScriptFunction</text:p>
          </table:table-cell>
          <table:table-cell table:style-name="Tabelle1.C2" office:value-type="string">
            <text:p text:style-name="P11">Trigger_MapScriptFunction</text:p>
          </table:table-cell>
        </table:table-row>
        <table:table-row>
          <table:table-cell table:style-name="Tabelle1.A2" office:value-type="string">
            <text:p text:style-name="P11">Trigger_NeverTriggered</text:p>
          </table:table-cell>
          <table:table-cell table:style-name="Tabelle1.B2" office:value-type="string">
            <text:p text:style-name="P11">Trigger_NeverTriggered</text:p>
          </table:table-cell>
          <table:table-cell table:style-name="Tabelle1.C2" office:value-type="string">
            <text:p text:style-name="P11">Trigger_NeverTriggered</text:p>
          </table:table-cell>
        </table:table-row>
        <table:table-row>
          <table:table-cell table:style-name="Tabelle1.A2" office:value-type="string">
            <text:p text:style-name="P11">Trigger_OnAmountOfGoods</text:p>
          </table:table-cell>
          <table:table-cell table:style-name="Tabelle1.B2" office:value-type="string">
            <text:p text:style-name="P11">Trigger_OnAmountOfGoods</text:p>
          </table:table-cell>
          <table:table-cell table:style-name="Tabelle1.C2" office:value-type="string">
            <text:p text:style-name="P11">Trigger_OnAmountOfGoods</text:p>
          </table:table-cell>
        </table:table-row>
        <table:table-row>
          <table:table-cell table:style-name="Tabelle1.A2" office:value-type="string">
            <text:p text:style-name="P11">Trigger_OnAtLeastOneQuestFailure</text:p>
          </table:table-cell>
          <table:table-cell table:style-name="Tabelle1.B2" office:value-type="string">
            <text:p text:style-name="P11">Trigger_OnAtLeastOneQuestFailure</text:p>
          </table:table-cell>
          <table:table-cell table:style-name="Tabelle1.C2" office:value-type="string">
            <text:p text:style-name="P11">Trigger_OnAtLeastOneQuestFailure</text:p>
          </table:table-cell>
        </table:table-row>
        <table:table-row>
          <table:table-cell table:style-name="Tabelle1.A2" office:value-type="string">
            <text:p text:style-name="P11">Trigger_OnAtLeastOneQuestSuccess</text:p>
          </table:table-cell>
          <table:table-cell table:style-name="Tabelle1.B2" office:value-type="string">
            <text:p text:style-name="P11">Trigger_OnAtLeastOneQuestSuccess</text:p>
          </table:table-cell>
          <table:table-cell table:style-name="Tabelle1.C2" office:value-type="string">
            <text:p text:style-name="P11">Trigger_OnAtLeastOneQuestSuccess</text:p>
          </table:table-cell>
        </table:table-row>
        <table:table-row>
          <table:table-cell table:style-name="Tabelle1.A2" office:value-type="string">
            <text:p text:style-name="P11">Trigger_OnAtLeastXOfYQuestsSuccess</text:p>
          </table:table-cell>
          <table:table-cell table:style-name="Tabelle1.B2" office:value-type="string">
            <text:p text:style-name="P11">Trigger_OnAtLeastXOfYQuestsSuccess</text:p>
          </table:table-cell>
          <table:table-cell table:style-name="Tabelle1.C2" office:value-type="string">
            <text:p text:style-name="P11">Trigger_OnAtLeastXOfYQuestsSuccess</text:p>
          </table:table-cell>
        </table:table-row>
        <table:table-row>
          <table:table-cell table:style-name="Tabelle1.A2" office:value-type="string">
            <text:p text:style-name="P11">Trigger_OnDiplomacy</text:p>
          </table:table-cell>
          <table:table-cell table:style-name="Tabelle1.B2" office:value-type="string">
            <text:p text:style-name="P11">Trigger_OnDiplomacy</text:p>
          </table:table-cell>
          <table:table-cell table:style-name="Tabelle1.C2" office:value-type="string">
            <text:p text:style-name="P11">Trigger_OnDiplomacy</text:p>
          </table:table-cell>
        </table:table-row>
        <table:table-row>
          <table:table-cell table:style-name="Tabelle1.A2" office:value-type="string">
            <text:p text:style-name="P11">Trigger_OnEffectDestroyed</text:p>
          </table:table-cell>
          <table:table-cell table:style-name="Tabelle1.B26" office:value-type="string">
            <text:p text:style-name="P25">nicht implementiert</text:p>
          </table:table-cell>
          <table:table-cell table:style-name="Tabelle1.C88" office:value-type="string">
            <text:p text:style-name="P167">Trigger_OnEffectDestroyed</text:p>
            <text:p text:style-name="P17">- <text:span text:style-name="T34">neu</text:span></text:p>
          </table:table-cell>
        </table:table-row>
        <table:table-row>
          <table:table-cell table:style-name="Tabelle1.A2" office:value-type="string">
            <text:p text:style-name="P11">Trigger_OnMonth</text:p>
          </table:table-cell>
          <table:table-cell table:style-name="Tabelle1.B2" office:value-type="string">
            <text:p text:style-name="P11">Trigger_OnMonth</text:p>
          </table:table-cell>
          <table:table-cell table:style-name="Tabelle1.C2" office:value-type="string">
            <text:p text:style-name="P11">Trigger_OnMonth</text:p>
          </table:table-cell>
        </table:table-row>
        <table:table-row>
          <table:table-cell table:style-name="Tabelle1.A2" office:value-type="string">
            <text:p text:style-name="P11">Trigger_OnNeedUnsatisfied</text:p>
          </table:table-cell>
          <table:table-cell table:style-name="Tabelle1.B2" office:value-type="string">
            <text:p text:style-name="P11">Trigger_OnNeedUnsatisfied</text:p>
          </table:table-cell>
          <table:table-cell table:style-name="Tabelle1.C2" office:value-type="string">
            <text:p text:style-name="P11">Trigger_OnNeedUnsatisfied</text:p>
          </table:table-cell>
        </table:table-row>
        <table:table-row>
          <table:table-cell table:style-name="Tabelle1.A2" office:value-type="string">
            <text:p text:style-name="P11">Trigger_OnQuestActive</text:p>
          </table:table-cell>
          <table:table-cell table:style-name="Tabelle1.B4" office:value-type="string">
            <text:p text:style-name="P11">Trigger_OnQuestActive</text:p>
            <text:p text:style-name="P17">- Wartezeit hinzugefügt</text:p>
          </table:table-cell>
          <table:table-cell table:style-name="Tabelle1.C2" office:value-type="string">
            <text:p text:style-name="P11">Trigger_OnQuestActive</text:p>
          </table:table-cell>
        </table:table-row>
        <table:table-row>
          <table:table-cell table:style-name="Tabelle1.A2" office:value-type="string">
            <text:p text:style-name="P11">Trigger_OnQuestFailure</text:p>
          </table:table-cell>
          <table:table-cell table:style-name="Tabelle1.B4" office:value-type="string">
            <text:p text:style-name="P168">Trigger_OnQuestFailure</text:p>
            <text:p text:style-name="P17">- Wartezeit hinzugefügt</text:p>
          </table:table-cell>
          <table:table-cell table:style-name="Tabelle1.C2" office:value-type="string">
            <text:p text:style-name="P11">Trigger_OnQuestFailure</text:p>
          </table:table-cell>
        </table:table-row>
        <table:table-row>
          <table:table-cell table:style-name="Tabelle1.A2" office:value-type="string">
            <text:p text:style-name="P11">Trigger_OnQuestFailureWait</text:p>
          </table:table-cell>
          <table:table-cell table:style-name="Tabelle1.B26" office:value-type="string">
            <text:p text:style-name="P25">überflüssig</text:p>
          </table:table-cell>
          <table:table-cell table:style-name="Tabelle1.C2" office:value-type="string">
            <text:p text:style-name="P11"/>
          </table:table-cell>
        </table:table-row>
        <table:table-row>
          <table:table-cell table:style-name="Tabelle1.A2" office:value-type="string">
            <text:p text:style-name="P11">Trigger_OnQuestInterrupted</text:p>
          </table:table-cell>
          <table:table-cell table:style-name="Tabelle1.B4" office:value-type="string">
            <text:p text:style-name="P11">Trigger_OnQuestInterrupted</text:p>
            <text:p text:style-name="P17">- Wartezeit hinzugefügt</text:p>
          </table:table-cell>
          <table:table-cell table:style-name="Tabelle1.C2" office:value-type="string">
            <text:p text:style-name="P11">Trigger_OnQuestInterrupted</text:p>
          </table:table-cell>
        </table:table-row>
        <table:table-row>
          <table:table-cell table:style-name="Tabelle1.A2" office:value-type="string">
            <text:p text:style-name="P11">Trigger_OnQuestInterruptedWait</text:p>
          </table:table-cell>
          <table:table-cell table:style-name="Tabelle1.B26" office:value-type="string">
            <text:p text:style-name="P25">überflüssig</text:p>
          </table:table-cell>
          <table:table-cell table:style-name="Tabelle1.C2" office:value-type="string">
            <text:p text:style-name="P11"/>
          </table:table-cell>
        </table:table-row>
        <table:table-row>
          <table:table-cell table:style-name="Tabelle1.A2" office:value-type="string">
            <text:p text:style-name="P11">Trigger_OnQuestNotTriggered</text:p>
          </table:table-cell>
          <table:table-cell table:style-name="Tabelle1.B4" office:value-type="string">
            <text:p text:style-name="P11">Trigger_OnQuestNotTriggered</text:p>
            <text:p text:style-name="P17"><text:soft-page-break/>- Wartezeit hinzugefügt</text:p>
          </table:table-cell>
          <table:table-cell table:style-name="Tabelle1.C2" office:value-type="string">
            <text:p text:style-name="P11">Trigger_OnQuestNotTriggered</text:p>
          </table:table-cell>
        </table:table-row>
        <table:table-row>
          <table:table-cell table:style-name="Tabelle1.A2" office:value-type="string">
            <text:p text:style-name="P11">Trigger_OnQuestOver</text:p>
          </table:table-cell>
          <table:table-cell table:style-name="Tabelle1.B4" office:value-type="string">
            <text:p text:style-name="P11">Trigger_OnQuestOver</text:p>
            <text:p text:style-name="P17">- Wartezeit hinzugefügt</text:p>
          </table:table-cell>
          <table:table-cell table:style-name="Tabelle1.C2" office:value-type="string">
            <text:p text:style-name="P11">Trigger_OnQuestOver</text:p>
          </table:table-cell>
        </table:table-row>
        <table:table-row>
          <table:table-cell table:style-name="Tabelle1.A2" office:value-type="string">
            <text:p text:style-name="P11">Trigger_OnQuestOverWait</text:p>
          </table:table-cell>
          <table:table-cell table:style-name="Tabelle1.B26" office:value-type="string">
            <text:p text:style-name="P25">überflüssig</text:p>
          </table:table-cell>
          <table:table-cell table:style-name="Tabelle1.C2" office:value-type="string">
            <text:p text:style-name="P11"/>
          </table:table-cell>
        </table:table-row>
        <table:table-row>
          <table:table-cell table:style-name="Tabelle1.A2" office:value-type="string">
            <text:p text:style-name="P11">Trigger_OnQuestSuccess</text:p>
          </table:table-cell>
          <table:table-cell table:style-name="Tabelle1.B4" office:value-type="string">
            <text:p text:style-name="P11">Trigger_OnQuestSuccess</text:p>
            <text:p text:style-name="P17">- Wartezeit hinzugefügt</text:p>
          </table:table-cell>
          <table:table-cell table:style-name="Tabelle1.C2" office:value-type="string">
            <text:p text:style-name="P11">Trigger_OnQuestSuccess</text:p>
          </table:table-cell>
        </table:table-row>
        <table:table-row>
          <table:table-cell table:style-name="Tabelle1.A2" office:value-type="string">
            <text:p text:style-name="P11">Trigger_OnQuestSuccessWait</text:p>
          </table:table-cell>
          <table:table-cell table:style-name="Tabelle1.B26" office:value-type="string">
            <text:p text:style-name="P25">überflüssig</text:p>
          </table:table-cell>
          <table:table-cell table:style-name="Tabelle1.C2" office:value-type="string">
            <text:p text:style-name="P11"/>
          </table:table-cell>
        </table:table-row>
        <table:table-row>
          <table:table-cell table:style-name="Tabelle1.A2" office:value-type="string">
            <text:p text:style-name="P11">Trigger_OnResourceDepleted</text:p>
          </table:table-cell>
          <table:table-cell table:style-name="Tabelle1.B2" office:value-type="string">
            <text:p text:style-name="P11">Trigger_OnResourceDepleted</text:p>
          </table:table-cell>
          <table:table-cell table:style-name="Tabelle1.C2" office:value-type="string">
            <text:p text:style-name="P11">Trigger_OnResourceDepleted</text:p>
          </table:table-cell>
        </table:table-row>
        <table:table-row>
          <table:table-cell table:style-name="Tabelle1.A2" office:value-type="string">
            <text:p text:style-name="P11">Trigger_OnWaterFreezes</text:p>
          </table:table-cell>
          <table:table-cell table:style-name="Tabelle1.B2" office:value-type="string">
            <text:p text:style-name="P11">Trigger_OnWaterFreezes</text:p>
          </table:table-cell>
          <table:table-cell table:style-name="Tabelle1.C2" office:value-type="string">
            <text:p text:style-name="P11">Trigger_OnWaterFreezes</text:p>
          </table:table-cell>
        </table:table-row>
        <table:table-row>
          <table:table-cell table:style-name="Tabelle1.A2" office:value-type="string">
            <text:p text:style-name="P11">Trigger_PlayerDiscovered</text:p>
          </table:table-cell>
          <table:table-cell table:style-name="Tabelle1.B2" office:value-type="string">
            <text:p text:style-name="P11">Trigger_PlayerDiscovered</text:p>
          </table:table-cell>
          <table:table-cell table:style-name="Tabelle1.C2" office:value-type="string">
            <text:p text:style-name="P11">Trigger_PlayerDiscovered</text:p>
          </table:table-cell>
        </table:table-row>
        <table:table-row>
          <table:table-cell table:style-name="Tabelle1.A2" office:value-type="string">
            <text:p text:style-name="P11">Trigger_Time</text:p>
          </table:table-cell>
          <table:table-cell table:style-name="Tabelle1.B2" office:value-type="string">
            <text:p text:style-name="P11">Trigger_Time</text:p>
          </table:table-cell>
          <table:table-cell table:style-name="Tabelle1.C2" office:value-type="string">
            <text:p text:style-name="P11">Trigger_Time</text:p>
          </table:table-cell>
        </table:table-row>
      </table:table>
      <text:h text:style-name="P151" text:outline-level="1"><text:bookmark-start text:name="__RefHeading___Toc1685_2506230690"/><text:span text:style-name="T11">Behavior</text:span> (QSB+)<text:bookmark-end text:name="__RefHeading___Toc1685_2506230690"/></text:h>
      <text:p text:style-name="P115">Vergleich über 2 Versionen</text:p>
      <text:p text:style-name="P115">Die folgende Tabelle beinhaltet eine Gegenüberstellung der Behavior, die in der QSB+ neu hinzugekommen sind, mit Symfonia.</text:p>
      <text:p text:style-name="P121">Bis auf eine einzige Namensänderung gab es <text:span text:style-name="T7">keine</text:span> Änderungen von QSB+ zu Symfonia.</text:p>
      <text:p text:style-name="P119">Bedeutung der Farben:</text:p>
      <text:p text:style-name="P2"><text:span text:style-name="Absatz-Standardschriftart"><text:span text:style-name="T13">grün</text:span></text:span><text:span text:style-name="Absatz-Standardschriftart"><text:span text:style-name="T14"> – unverändert geblieben gegenüber der Vorgänger-Version</text:span></text:span></text:p>
      <text:p text:style-name="P2"><text:span text:style-name="Absatz-Standardschriftart"><text:span text:style-name="T13">gelb</text:span></text:span><text:span text:style-name="Absatz-Standardschriftart"><text:span text:style-name="T14"> – wurde gegenüber der Vorgänger-Version geändert</text:span></text:span></text:p>
      <text:p text:style-name="P5"><text:span text:style-name="Absatz-Standardschriftart"><text:span text:style-name="T13">rot</text:span></text:span><text:span text:style-name="Absatz-Standardschriftart"><text:span text:style-name="T14"> – wurde gegenüber der Vorgänger-Version gestrichen </text:span></text:span><text:span text:style-name="Absatz-Standardschriftart"><text:span text:style-name="T15">oder ist noch nicht implementiert</text:span></text:span></text:p>
      <text:p text:style-name="P4"><text:span text:style-name="Absatz-Standardschriftart"><text:span text:style-name="T14"/></text:span></text:p>
      <table:table table:name="Tabelle2" table:style-name="Tabelle2">
        <table:table-column table:style-name="Tabelle2.A"/>
        <table:table-column table:style-name="Tabelle2.B"/>
        <table:table-row>
          <table:table-cell table:style-name="Tabelle2.A1" office:value-type="string">
            <text:p text:style-name="P9">QSB+</text:p>
          </table:table-cell>
          <table:table-cell table:style-name="Tabelle2.B1" office:value-type="string">
            <text:p text:style-name="P9">Symfonia</text:p>
          </table:table-cell>
        </table:table-row>
        <table:table-row>
          <table:table-cell table:style-name="Tabelle2.A2" office:value-type="string">
            <text:p text:style-name="P169">Goal_ActivateSeveralObjects</text:p>
          </table:table-cell>
          <table:table-cell table:style-name="Tabelle2.B2" office:value-type="string">
            <text:p text:style-name="P173">Goal_ActivateSeveralObjects</text:p>
          </table:table-cell>
        </table:table-row>
        <table:table-row>
          <table:table-cell table:style-name="Tabelle2.A2" office:value-type="string">
            <text:p text:style-name="P11">Goal_StealGold</text:p>
          </table:table-cell>
          <table:table-cell table:style-name="Tabelle2.B2" office:value-type="string">
            <text:p text:style-name="P11">Goal_StealGold</text:p>
          </table:table-cell>
        </table:table-row>
        <table:table-row>
          <table:table-cell table:style-name="Tabelle2.A2" office:value-type="string">
            <text:p text:style-name="P11">Goal_StealBuilding</text:p>
          </table:table-cell>
          <table:table-cell table:style-name="Tabelle2.B2" office:value-type="string">
            <text:p text:style-name="P11">Goal_StealBuilding</text:p>
          </table:table-cell>
        </table:table-row>
        <table:table-row>
          <table:table-cell table:style-name="Tabelle2.A2" office:value-type="string">
            <text:p text:style-name="P11">Goal_Infiltrate</text:p>
          </table:table-cell>
          <table:table-cell table:style-name="Tabelle2.B5" office:value-type="string">
            <text:p text:style-name="P11">Goal_SpyBuilding</text:p>
          </table:table-cell>
        </table:table-row>
        <table:table-row>
          <table:table-cell table:style-name="Tabelle2.A2" office:value-type="string">
            <text:p text:style-name="P11">Goal_MoveToPosition</text:p>
          </table:table-cell>
          <table:table-cell table:style-name="Tabelle2.B2" office:value-type="string">
            <text:p text:style-name="P11">Goal_MoveToPosition</text:p>
          </table:table-cell>
        </table:table-row>
        <table:table-row>
          <table:table-cell table:style-name="Tabelle2.A2" office:value-type="string">
            <text:p text:style-name="P11">Goal_WinQuest</text:p>
          </table:table-cell>
          <table:table-cell table:style-name="Tabelle2.B2" office:value-type="string">
            <text:p text:style-name="P11">Goal_WinQuest</text:p>
          </table:table-cell>
        </table:table-row>
        <table:table-row>
          <table:table-cell table:style-name="Tabelle2.A2" office:value-type="string">
            <text:p text:style-name="P11">Reprisal_ChangePlayer</text:p>
          </table:table-cell>
          <table:table-cell table:style-name="Tabelle2.B2" office:value-type="string">
            <text:p text:style-name="P11">Reprisal_ChangePlayer</text:p>
          </table:table-cell>
        </table:table-row>
        <table:table-row>
          <table:table-cell table:style-name="Tabelle2.A2" office:value-type="string">
            <text:p text:style-name="P11">Reprisal_SetVisible</text:p>
          </table:table-cell>
          <table:table-cell table:style-name="Tabelle2.B2" office:value-type="string">
            <text:p text:style-name="P11">Reprisal_SetVisible</text:p>
          </table:table-cell>
        </table:table-row>
        <table:table-row>
          <table:table-cell table:style-name="Tabelle2.A2" office:value-type="string">
            <text:p text:style-name="P11">Reprisal_SetModel</text:p>
          </table:table-cell>
          <table:table-cell table:style-name="Tabelle2.B2" office:value-type="string">
            <text:p text:style-name="P11">Reprisal_SetModel</text:p>
          </table:table-cell>
        </table:table-row>
        <table:table-row>
          <table:table-cell table:style-name="Tabelle2.A2" office:value-type="string">
            <text:p text:style-name="P11">Reprisal_SetPosition</text:p>
          </table:table-cell>
          <table:table-cell table:style-name="Tabelle2.B2" office:value-type="string">
            <text:p text:style-name="P11">Reprisal_SetPosition</text:p>
          </table:table-cell>
        </table:table-row>
        <table:table-row>
          <table:table-cell table:style-name="Tabelle2.A2" office:value-type="string">
            <text:p text:style-name="P11">Reprisal_SetVulnerability</text:p>
          </table:table-cell>
          <table:table-cell table:style-name="Tabelle2.B2" office:value-type="string">
            <text:p text:style-name="P11">Reprisal_SetVulnerability</text:p>
          </table:table-cell>
        </table:table-row>
        <table:table-row>
          <table:table-cell table:style-name="Tabelle2.A2" office:value-type="string">
            <text:p text:style-name="P11">Reward_AI_SetEntityControlled</text:p>
          </table:table-cell>
          <table:table-cell table:style-name="Tabelle2.B2" office:value-type="string">
            <text:p text:style-name="P11">Reward_AI_SetEntityControlled</text:p>
          </table:table-cell>
        </table:table-row>
        <table:table-row>
          <table:table-cell table:style-name="Tabelle2.A2" office:value-type="string">
            <text:p text:style-name="P11">Reward_ChangePlayer</text:p>
          </table:table-cell>
          <table:table-cell table:style-name="Tabelle2.B2" office:value-type="string">
            <text:p text:style-name="P11">Reward_ChangePlayer</text:p>
          </table:table-cell>
        </table:table-row>
        <table:table-row>
          <table:table-cell table:style-name="Tabelle2.A2" office:value-type="string">
            <text:p text:style-name="P11">Reward_MoveToPosition</text:p>
          </table:table-cell>
          <table:table-cell table:style-name="Tabelle2.B2" office:value-type="string">
            <text:p text:style-name="P11">Reward_MoveToPosition</text:p>
          </table:table-cell>
        </table:table-row>
        <table:table-row>
          <table:table-cell table:style-name="Tabelle2.A2" office:value-type="string">
            <text:p text:style-name="P11">Reward_RefillAmmunition</text:p>
          </table:table-cell>
          <table:table-cell table:style-name="Tabelle2.B2" office:value-type="string">
            <text:p text:style-name="P11">Reward_RefillAmmunition</text:p>
          </table:table-cell>
        </table:table-row>
        <text:soft-page-break/>
        <table:table-row>
          <table:table-cell table:style-name="Tabelle2.A2" office:value-type="string">
            <text:p text:style-name="P11">Reward_SetModel</text:p>
          </table:table-cell>
          <table:table-cell table:style-name="Tabelle2.B2" office:value-type="string">
            <text:p text:style-name="P11">Reward_SetModel</text:p>
          </table:table-cell>
        </table:table-row>
        <table:table-row>
          <table:table-cell table:style-name="Tabelle2.A2" office:value-type="string">
            <text:p text:style-name="P11">Reward_SetPosition</text:p>
          </table:table-cell>
          <table:table-cell table:style-name="Tabelle2.B2" office:value-type="string">
            <text:p text:style-name="P11">Reward_SetPosition</text:p>
          </table:table-cell>
        </table:table-row>
        <table:table-row>
          <table:table-cell table:style-name="Tabelle2.A2" office:value-type="string">
            <text:p text:style-name="P11">Reward_SetVisible</text:p>
          </table:table-cell>
          <table:table-cell table:style-name="Tabelle2.B2" office:value-type="string">
            <text:p text:style-name="P11">Reward_SetVisible</text:p>
          </table:table-cell>
        </table:table-row>
        <table:table-row>
          <table:table-cell table:style-name="Tabelle2.A2" office:value-type="string">
            <text:p text:style-name="P11">Reward_SetVulnerability</text:p>
          </table:table-cell>
          <table:table-cell table:style-name="Tabelle2.B2" office:value-type="string">
            <text:p text:style-name="P11">Reward_SetVulnerability</text:p>
          </table:table-cell>
        </table:table-row>
        <table:table-row>
          <table:table-cell table:style-name="Tabelle2.A2" office:value-type="string">
            <text:p text:style-name="P11">Reward_VictoryWithParty</text:p>
          </table:table-cell>
          <table:table-cell table:style-name="Tabelle2.B2" office:value-type="string">
            <text:p text:style-name="P11">Reward_VictoryWithParty</text:p>
          </table:table-cell>
        </table:table-row>
        <table:table-row>
          <table:table-cell table:style-name="Tabelle2.A2" office:value-type="string">
            <text:p text:style-name="P11">Trigger_AmmunitionDepleted</text:p>
          </table:table-cell>
          <table:table-cell table:style-name="Tabelle2.B2" office:value-type="string">
            <text:p text:style-name="P11">Trigger_AmmunitionDepleted</text:p>
          </table:table-cell>
        </table:table-row>
        <table:table-row>
          <table:table-cell table:style-name="Tabelle2.A2" office:value-type="string">
            <text:p text:style-name="P11">Trigger_OnAtLeastXOfYQuestsFailed</text:p>
          </table:table-cell>
          <table:table-cell table:style-name="Tabelle2.B2" office:value-type="string">
            <text:p text:style-name="P11">Trigger_OnAtLeastXOfYQuestsFailed</text:p>
          </table:table-cell>
        </table:table-row>
        <table:table-row>
          <table:table-cell table:style-name="Tabelle2.A2" office:value-type="string">
            <text:p text:style-name="P11">Trigger_OnExactOneQuestIsLost</text:p>
          </table:table-cell>
          <table:table-cell table:style-name="Tabelle2.B2" office:value-type="string">
            <text:p text:style-name="P11">Trigger_OnExactOneQuestIsLost</text:p>
          </table:table-cell>
        </table:table-row>
        <table:table-row>
          <table:table-cell table:style-name="Tabelle2.A2" office:value-type="string">
            <text:p text:style-name="P11">Trigger_OnExactOneQuestIsWon</text:p>
          </table:table-cell>
          <table:table-cell table:style-name="Tabelle2.B2" office:value-type="string">
            <text:p text:style-name="P11">Trigger_OnExactOneQuestIsWon</text:p>
          </table:table-cell>
        </table:table-row>
      </table:table>
      <text:h text:style-name="P149" text:outline-level="1"/>
      <text:h text:style-name="P150" text:outline-level="1"><text:bookmark-start text:name="__RefHeading___Toc1687_2506230690"/>Funktionen (QSB+)<text:bookmark-end text:name="__RefHeading___Toc1687_2506230690"/></text:h>
      <text:p text:style-name="P123">Funktionen, die mit der ursprünglichen QSB+ eingeführt wurden.</text:p>
      <text:p text:style-name="P122">Alle Funktionen für den AI-Bau sind entfallen!<text:line-break/><text:span text:style-name="T23">Alle Event-Funktionen sind entfallen!<text:line-break/>NPC-Funktionen wurden vereinfachte API-Funktionen vorangestellt!</text:span></text:p>
      <text:p text:style-name="P120">Bedeutung der Farben:</text:p>
      <text:p text:style-name="P3"><text:span text:style-name="Absatz-Standardschriftart"><text:span text:style-name="T13">grün</text:span></text:span><text:span text:style-name="Absatz-Standardschriftart"><text:span text:style-name="T14"> – unverändert geblieben gegenüber der Vorgänger-Version</text:span></text:span></text:p>
      <text:p text:style-name="P3"><text:span text:style-name="Absatz-Standardschriftart"><text:span text:style-name="T13">gelb</text:span></text:span><text:span text:style-name="Absatz-Standardschriftart"><text:span text:style-name="T14"> – wurde gegenüber der Vorgänger-Version geändert</text:span></text:span></text:p>
      <text:p text:style-name="P8"><text:span text:style-name="Absatz-Standardschriftart"><text:span text:style-name="T5">rot</text:span></text:span><text:span text:style-name="Absatz-Standardschriftart"><text:span text:style-name="T8"> – wurde gegenüber der Vorgänger-Version gestrichen </text:span></text:span><text:span text:style-name="Absatz-Standardschriftart"><text:span text:style-name="T10">oder ist noch nicht implementiert</text:span></text:span></text:p>
      <text:p text:style-name="P7"><text:span text:style-name="Absatz-Standardschriftart"><text:span text:style-name="T6">blau</text:span></text:span><text:span text:style-name="Absatz-Standardschriftart"><text:span text:style-name="T9"> – entstand durch Auslagerung von Funktionalität in neue Funktion</text:span></text:span></text:p>
      <text:h text:style-name="P152" text:outline-level="2"><text:bookmark-start text:name="__RefHeading___Toc1689_2506230690"/>Briefing<text:bookmark-end text:name="__RefHeading___Toc1689_2506230690"/></text:h>
      <text:p text:style-name="P124">Funktionen, die im Zusammenhang mit Briefings stehen.</text:p>
      <table:table table:name="Tabelle3" table:style-name="Tabelle3">
        <table:table-column table:style-name="Tabelle3.A"/>
        <table:table-column table:style-name="Tabelle3.B"/>
        <table:table-row>
          <table:table-cell table:style-name="Tabelle3.A1" office:value-type="string">
            <text:p text:style-name="P10">QSB+</text:p>
          </table:table-cell>
          <table:table-cell table:style-name="Tabelle3.B1" office:value-type="string">
            <text:p text:style-name="P10">Symfonia</text:p>
          </table:table-cell>
        </table:table-row>
        <table:table-row>
          <table:table-cell table:style-name="Tabelle3.A2" office:value-type="string">
            <text:p text:style-name="P29">AddPages</text:p>
          </table:table-cell>
          <table:table-cell table:style-name="Tabelle3.B2" office:value-type="string">
            <text:p text:style-name="P30">AddPages</text:p>
          </table:table-cell>
        </table:table-row>
        <table:table-row>
          <table:table-cell table:style-name="Tabelle3.A2" office:value-type="string">
            <text:p text:style-name="P29">AP</text:p>
          </table:table-cell>
          <table:table-cell table:style-name="Tabelle3.B2" office:value-type="string">
            <text:p text:style-name="P30">AP</text:p>
          </table:table-cell>
        </table:table-row>
        <table:table-row>
          <table:table-cell table:style-name="Tabelle3.A2" office:value-type="string">
            <text:p text:style-name="P29">ASP</text:p>
          </table:table-cell>
          <table:table-cell table:style-name="Tabelle3.B2" office:value-type="string">
            <text:p text:style-name="P30">ASP</text:p>
          </table:table-cell>
        </table:table-row>
        <table:table-row>
          <table:table-cell table:style-name="Tabelle3.A2" office:value-type="string">
            <text:p text:style-name="P29">GetCurrentBriefing</text:p>
          </table:table-cell>
          <table:table-cell table:style-name="Tabelle3.B2" office:value-type="string">
            <text:p text:style-name="P30">GetCurrentBriefing</text:p>
          </table:table-cell>
        </table:table-row>
        <table:table-row>
          <table:table-cell table:style-name="Tabelle3.A2" office:value-type="string">
            <text:p text:style-name="P29">GetCurrentBriefingPage</text:p>
          </table:table-cell>
          <table:table-cell table:style-name="Tabelle3.B2" office:value-type="string">
            <text:p text:style-name="P30">GetCurrentBriefingPage</text:p>
          </table:table-cell>
        </table:table-row>
        <table:table-row>
          <table:table-cell table:style-name="Tabelle3.A2" office:value-type="string">
            <text:p text:style-name="P29">MCGetSelectedAnswer</text:p>
          </table:table-cell>
          <table:table-cell table:style-name="Tabelle3.B2" office:value-type="string">
            <text:p text:style-name="P30">MCGetSelectedAnswer</text:p>
          </table:table-cell>
        </table:table-row>
        <table:table-row>
          <table:table-cell table:style-name="Tabelle3.A2" office:value-type="string">
            <text:p text:style-name="P29">IsBriefingFinished</text:p>
          </table:table-cell>
          <table:table-cell table:style-name="Tabelle3.B2" office:value-type="string">
            <text:p text:style-name="P30">IsBriefingFinished</text:p>
          </table:table-cell>
        </table:table-row>
        <table:table-row>
          <table:table-cell table:style-name="Tabelle3.A2" office:value-type="string">
            <text:p text:style-name="P29">PauseBriefingDuringQuests</text:p>
          </table:table-cell>
          <table:table-cell table:style-name="Tabelle3.B2" office:value-type="string">
            <text:p text:style-name="P29">PauseBriefingDuringQuests</text:p>
          </table:table-cell>
        </table:table-row>
      </table:table>
      <text:h text:style-name="P153" text:outline-level="2" text:is-list-header="true"/>
      <text:p text:style-name="P125"/>
      <text:h text:style-name="P153" text:outline-level="2"><text:bookmark-start text:name="__RefHeading___Toc1691_2506230690"/><text:soft-page-break/>Gebäudeschalter<text:bookmark-end text:name="__RefHeading___Toc1691_2506230690"/></text:h>
      <text:p text:style-name="P125">Funktionen, die im Zusammenhang mit dem erweiterten Gebäudemenü stehen.</text:p>
      <table:table table:name="Tabelle4" table:style-name="Tabelle4">
        <table:table-column table:style-name="Tabelle4.A"/>
        <table:table-column table:style-name="Tabelle4.B"/>
        <table:table-row>
          <table:table-cell table:style-name="Tabelle4.A1" office:value-type="string">
            <text:p text:style-name="P34">QSB+</text:p>
          </table:table-cell>
          <table:table-cell table:style-name="Tabelle4.B1" office:value-type="string">
            <text:p text:style-name="P34">Symfonia</text:p>
          </table:table-cell>
        </table:table-row>
        <table:table-row>
          <table:table-cell table:style-name="Tabelle4.A2" office:value-type="string">
            <text:p text:style-name="Standard"/>
          </table:table-cell>
          <table:table-cell table:style-name="Tabelle4.B2" office:value-type="string">
            <text:p text:style-name="P88">ActivateDownGrade</text:p>
            <text:p text:style-name="P53">→ hervorgegangen aus Buildings.UseDowngrade</text:p>
          </table:table-cell>
        </table:table-row>
        <table:table-row>
          <table:table-cell table:style-name="Tabelle4.A2" office:value-type="string">
            <text:p text:style-name="Standard"><text:span text:style-name="T28">Buildings.</text:span>ActivateSingleReserve</text:p>
          </table:table-cell>
          <table:table-cell table:style-name="Tabelle4.B3" office:value-type="string">
            <text:p text:style-name="P86">entfallen</text:p>
            <text:p text:style-name="P51">- <text:span text:style-name="T27">Waren für nur ein Gebäude sperren ist nicht möglich!</text:span></text:p>
          </table:table-cell>
        </table:table-row>
        <table:table-row>
          <table:table-cell table:style-name="Tabelle4.A2" office:value-type="string">
            <text:p text:style-name="P33"><text:span text:style-name="T28">Buildings.</text:span>ActivateSingleStop</text:p>
          </table:table-cell>
          <table:table-cell table:style-name="Tabelle4.B4" office:value-type="string">
            <text:p text:style-name="P33">ActivateSingleStop</text:p>
          </table:table-cell>
        </table:table-row>
        <table:table-row>
          <table:table-cell table:style-name="Tabelle4.A2" office:value-type="string">
            <text:p text:style-name="P33"><text:span text:style-name="T27">Buildings.</text:span>Add<text:span text:style-name="T27">Optional</text:span>Button</text:p>
          </table:table-cell>
          <table:table-cell table:style-name="Tabelle4.B4" office:value-type="string">
            <text:p text:style-name="P33">AddBuildingButton</text:p>
          </table:table-cell>
        </table:table-row>
        <table:table-row>
          <table:table-cell table:style-name="Tabelle4.A2" office:value-type="string">
            <text:p text:style-name="P139"><text:span text:style-name="T28">Buildings.Dea</text:span>ctivateSingleReserve</text:p>
          </table:table-cell>
          <table:table-cell table:style-name="Tabelle4.B3" office:value-type="string">
            <text:p text:style-name="P87">entfallen</text:p>
            <text:p text:style-name="P52">- <text:span text:style-name="T27">Waren für nur ein Gebäude sperren ist nicht möglich!</text:span></text:p>
          </table:table-cell>
        </table:table-row>
        <table:table-row>
          <table:table-cell table:style-name="Tabelle4.A2" office:value-type="string">
            <text:p text:style-name="P33"/>
          </table:table-cell>
          <table:table-cell table:style-name="Tabelle4.B2" office:value-type="string">
            <text:p text:style-name="P88">DeactivateDowngrade</text:p>
            <text:p text:style-name="P53">→ hervorgegangen aus Buildings.UseDowngrade</text:p>
          </table:table-cell>
        </table:table-row>
        <table:table-row>
          <table:table-cell table:style-name="Tabelle4.A2" office:value-type="string">
            <text:p text:style-name="P33"><text:span text:style-name="T28">Buildings.</text:span>DeactivateSingleStop</text:p>
          </table:table-cell>
          <table:table-cell table:style-name="Tabelle4.B4" office:value-type="string">
            <text:p text:style-name="P33">DeactivateSingleStop</text:p>
          </table:table-cell>
        </table:table-row>
        <table:table-row>
          <table:table-cell table:style-name="Tabelle4.A2" office:value-type="string">
            <text:p text:style-name="P33"><text:span text:style-name="T27">Buildings.</text:span>Delete<text:span text:style-name="T27">Optional</text:span>Button</text:p>
          </table:table-cell>
          <table:table-cell table:style-name="Tabelle4.B4" office:value-type="string">
            <text:p text:style-name="P33">DeleteBuildingButton</text:p>
          </table:table-cell>
        </table:table-row>
        <table:table-row>
          <table:table-cell table:style-name="Tabelle4.A2" office:value-type="string">
            <text:p text:style-name="P33"><text:span text:style-name="T28">Buildings.</text:span>UseBreedCattle</text:p>
          </table:table-cell>
          <table:table-cell table:style-name="Tabelle4.B4" office:value-type="string">
            <text:p text:style-name="P33">UseBreedCattle</text:p>
          </table:table-cell>
        </table:table-row>
        <table:table-row>
          <table:table-cell table:style-name="Tabelle4.A2" office:value-type="string">
            <text:p text:style-name="P33"><text:span text:style-name="T28">Buildings.</text:span>UseBreedSheeps</text:p>
          </table:table-cell>
          <table:table-cell table:style-name="Tabelle4.B4" office:value-type="string">
            <text:p text:style-name="P33">UseBreedSheeps</text:p>
          </table:table-cell>
        </table:table-row>
        <table:table-row>
          <table:table-cell table:style-name="Tabelle4.A2" office:value-type="string">
            <text:p text:style-name="P88">Buildings.UseDowngrade</text:p>
          </table:table-cell>
          <table:table-cell table:style-name="Tabelle4.B3" office:value-type="string">
            <text:p text:style-name="P88">entfallen</text:p>
          </table:table-cell>
        </table:table-row>
      </table:table>
      <text:h text:style-name="P153" text:outline-level="2"><text:bookmark-start text:name="__RefHeading___Toc1693_2506230690"/>Baukontrolle<text:bookmark-end text:name="__RefHeading___Toc1693_2506230690"/></text:h>
      <text:p text:style-name="P125">Funktionen, die im Zusammenhang mit Bauvorschriften für den Spieler stehen.</text:p>
      <table:table table:name="Tabelle17" table:style-name="Tabelle17">
        <table:table-column table:style-name="Tabelle17.A"/>
        <table:table-column table:style-name="Tabelle17.B"/>
        <table:table-row>
          <table:table-cell table:style-name="Tabelle17.A1" office:value-type="string">
            <text:p text:style-name="P43">QSB+</text:p>
          </table:table-cell>
          <table:table-cell table:style-name="Tabelle17.B1" office:value-type="string">
            <text:p text:style-name="P43">Symfonia</text:p>
          </table:table-cell>
        </table:table-row>
        <table:table-row>
          <table:table-cell table:style-name="Tabelle17.A2" office:value-type="string">
            <text:p text:style-name="P85">Protection.AddCategory</text:p>
          </table:table-cell>
          <table:table-cell table:style-name="Tabelle17.B2" office:value-type="string">
            <text:p text:style-name="P85">API.ProtectCategory</text:p>
          </table:table-cell>
        </table:table-row>
        <table:table-row>
          <table:table-cell table:style-name="Tabelle17.A2" office:value-type="string">
            <text:p text:style-name="P85">Protection.AddEntity</text:p>
          </table:table-cell>
          <table:table-cell table:style-name="Tabelle17.B2" office:value-type="string">
            <text:p text:style-name="P85">API.ProtectEntity</text:p>
          </table:table-cell>
        </table:table-row>
        <table:table-row>
          <table:table-cell table:style-name="Tabelle17.A2" office:value-type="string">
            <text:p text:style-name="P85">Protection.AddEntityType</text:p>
          </table:table-cell>
          <table:table-cell table:style-name="Tabelle17.B2" office:value-type="string">
            <text:p text:style-name="P85">API.ProtectEntityType</text:p>
          </table:table-cell>
        </table:table-row>
        <table:table-row>
          <table:table-cell table:style-name="Tabelle17.A2" office:value-type="string">
            <text:p text:style-name="P85">Protection.AddTerritory</text:p>
          </table:table-cell>
          <table:table-cell table:style-name="Tabelle17.B2" office:value-type="string">
            <text:p text:style-name="P85">API.ProtectTerritory</text:p>
          </table:table-cell>
        </table:table-row>
        <table:table-row>
          <table:table-cell table:style-name="Tabelle17.A2" office:value-type="string">
            <text:p text:style-name="P85">Protection.RemoveCategory</text:p>
          </table:table-cell>
          <table:table-cell table:style-name="Tabelle17.B2" office:value-type="string">
            <text:p text:style-name="P85">API.UnprotectCategory</text:p>
          </table:table-cell>
        </table:table-row>
        <text:soft-page-break/>
        <table:table-row>
          <table:table-cell table:style-name="Tabelle17.A2" office:value-type="string">
            <text:p text:style-name="P85">Protection.RemoveEntity</text:p>
          </table:table-cell>
          <table:table-cell table:style-name="Tabelle17.B2" office:value-type="string">
            <text:p text:style-name="P85">API.UnprotectEntity</text:p>
          </table:table-cell>
        </table:table-row>
        <table:table-row>
          <table:table-cell table:style-name="Tabelle17.A2" office:value-type="string">
            <text:p text:style-name="P85">Protection.RemoveEntityType</text:p>
          </table:table-cell>
          <table:table-cell table:style-name="Tabelle17.B2" office:value-type="string">
            <text:p text:style-name="P85">API.UnprotectEntityType</text:p>
          </table:table-cell>
        </table:table-row>
        <table:table-row>
          <table:table-cell table:style-name="Tabelle17.A2" office:value-type="string">
            <text:p text:style-name="P85">Protection.RemoveTerritory</text:p>
          </table:table-cell>
          <table:table-cell table:style-name="Tabelle17.B2" office:value-type="string">
            <text:p text:style-name="P85">API.UnprotectTerritory</text:p>
          </table:table-cell>
        </table:table-row>
        <table:table-row>
          <table:table-cell table:style-name="Tabelle17.A2" office:value-type="string">
            <text:p text:style-name="P85">Protection.BanCategoryAtTerritory</text:p>
          </table:table-cell>
          <table:table-cell table:style-name="Tabelle17.B2" office:value-type="string">
            <text:p text:style-name="P85">API.BanCategoryAtTerritory</text:p>
          </table:table-cell>
        </table:table-row>
        <table:table-row>
          <table:table-cell table:style-name="Tabelle17.A2" office:value-type="string">
            <text:p text:style-name="P85">Protection.BanCategoryInArea</text:p>
          </table:table-cell>
          <table:table-cell table:style-name="Tabelle17.B2" office:value-type="string">
            <text:p text:style-name="P85">API.BanCategoryInArea</text:p>
          </table:table-cell>
        </table:table-row>
        <table:table-row>
          <table:table-cell table:style-name="Tabelle17.A2" office:value-type="string">
            <text:p text:style-name="P85">Protection.BanTypeAtTerritory</text:p>
          </table:table-cell>
          <table:table-cell table:style-name="Tabelle17.B2" office:value-type="string">
            <text:p text:style-name="P85">API.BanTypeAtTerritory</text:p>
          </table:table-cell>
        </table:table-row>
        <table:table-row>
          <table:table-cell table:style-name="Tabelle17.A2" office:value-type="string">
            <text:p text:style-name="P85">Protection.BanTypeInArea</text:p>
          </table:table-cell>
          <table:table-cell table:style-name="Tabelle17.B2" office:value-type="string">
            <text:p text:style-name="P85">API.BanTypeInArea</text:p>
          </table:table-cell>
        </table:table-row>
        <table:table-row>
          <table:table-cell table:style-name="Tabelle17.A2" office:value-type="string">
            <text:p text:style-name="P85">Protection.UnBanCategoryAtTerritory</text:p>
          </table:table-cell>
          <table:table-cell table:style-name="Tabelle17.B2" office:value-type="string">
            <text:p text:style-name="P85">API.UnBanCategoryAtTerritory</text:p>
          </table:table-cell>
        </table:table-row>
        <table:table-row>
          <table:table-cell table:style-name="Tabelle17.A2" office:value-type="string">
            <text:p text:style-name="P85">Protection.UnBanCategoryInArea</text:p>
          </table:table-cell>
          <table:table-cell table:style-name="Tabelle17.B2" office:value-type="string">
            <text:p text:style-name="P85">API.UnBanCategoryInArea</text:p>
          </table:table-cell>
        </table:table-row>
        <table:table-row>
          <table:table-cell table:style-name="Tabelle17.A2" office:value-type="string">
            <text:p text:style-name="P85">Protection.UnBanTypeAtTerritory</text:p>
          </table:table-cell>
          <table:table-cell table:style-name="Tabelle17.B2" office:value-type="string">
            <text:p text:style-name="P85">API.UnBanTypeAtTerritory</text:p>
          </table:table-cell>
        </table:table-row>
        <table:table-row>
          <table:table-cell table:style-name="Tabelle17.A2" office:value-type="string">
            <text:p text:style-name="P138">Protection.UnB<text:span text:style-name="T27">anTypeInArea</text:span></text:p>
          </table:table-cell>
          <table:table-cell table:style-name="Tabelle17.B2" office:value-type="string">
            <text:p text:style-name="P138"><text:span text:style-name="T27">API</text:span>.UnB<text:span text:style-name="T27">anTypeInArea</text:span></text:p>
          </table:table-cell>
        </table:table-row>
      </table:table>
      <text:p text:style-name="P125"/>
      <text:h text:style-name="P153" text:outline-level="2"><text:bookmark-start text:name="__RefHeading___Toc1695_2506230690"/>Dialoge<text:bookmark-end text:name="__RefHeading___Toc1695_2506230690"/></text:h>
      <text:p text:style-name="P125">Funktionen, die im Zusammenhang mit Dialogfenstern stehen, die im Spiel verwendet werden können.</text:p>
      <table:table table:name="Tabelle5" table:style-name="Tabelle5">
        <table:table-column table:style-name="Tabelle5.A"/>
        <table:table-column table:style-name="Tabelle5.B"/>
        <table:table-row>
          <table:table-cell table:style-name="Tabelle5.A1" office:value-type="string">
            <text:p text:style-name="P34">QSB+</text:p>
          </table:table-cell>
          <table:table-cell table:style-name="Tabelle5.B1" office:value-type="string">
            <text:p text:style-name="P34">Symfonia</text:p>
          </table:table-cell>
        </table:table-row>
        <table:table-row>
          <table:table-cell table:style-name="Tabelle5.A2" office:value-type="string">
            <text:p text:style-name="P33"><text:span text:style-name="T26">Windows.</text:span>OpenDialog</text:p>
          </table:table-cell>
          <table:table-cell table:style-name="Tabelle5.B2" office:value-type="string">
            <text:p text:style-name="P44">OpenDialog</text:p>
          </table:table-cell>
        </table:table-row>
        <table:table-row>
          <table:table-cell table:style-name="Tabelle5.A2" office:value-type="string">
            <text:p text:style-name="P45"><text:span text:style-name="T26">Windows.</text:span>OpenRequesterDialog</text:p>
          </table:table-cell>
          <table:table-cell table:style-name="Tabelle5.B2" office:value-type="string">
            <text:p text:style-name="P44">OpenRequesterDialog</text:p>
          </table:table-cell>
        </table:table-row>
        <table:table-row>
          <table:table-cell table:style-name="Tabelle5.A2" office:value-type="string">
            <text:p text:style-name="P45"><text:span text:style-name="T26">Windows.</text:span>OpenSelectionDialog</text:p>
          </table:table-cell>
          <table:table-cell table:style-name="Tabelle5.B2" office:value-type="string">
            <text:p text:style-name="P44">OpenSelectionDialog</text:p>
          </table:table-cell>
        </table:table-row>
        <table:table-row>
          <table:table-cell table:style-name="Tabelle5.A2" office:value-type="string">
            <text:p text:style-name="P45"><text:span text:style-name="T26">Windows.</text:span>TextWindow</text:p>
          </table:table-cell>
          <table:table-cell table:style-name="Tabelle5.B2" office:value-type="string">
            <text:p text:style-name="P44">API.SimpleTextWindow</text:p>
          </table:table-cell>
        </table:table-row>
      </table:table>
      <text:h text:style-name="P154" text:outline-level="2"/>
      <text:h text:style-name="P164" text:outline-level="2"><text:bookmark-start text:name="__RefHeading___Toc1697_2506230690"/>Entitätengesundheit<text:bookmark-end text:name="__RefHeading___Toc1697_2506230690"/></text:h>
      <text:p text:style-name="P126">Funktionen, die im Zusammenhang mit der Abfrage oder Änderung der Gesundheit von Entitäten stehen.</text:p>
      <table:table table:name="Tabelle6" table:style-name="Tabelle6">
        <table:table-column table:style-name="Tabelle6.A"/>
        <table:table-column table:style-name="Tabelle6.B"/>
        <table:table-row>
          <table:table-cell table:style-name="Tabelle6.A1" office:value-type="string">
            <text:p text:style-name="P58">QSB+</text:p>
          </table:table-cell>
          <table:table-cell table:style-name="Tabelle6.B1" office:value-type="string">
            <text:p text:style-name="P58">Symfonia</text:p>
          </table:table-cell>
        </table:table-row>
        <table:table-row>
          <table:table-cell table:style-name="Tabelle6.A2" office:value-type="string">
            <text:p text:style-name="P44">GetHealth</text:p>
          </table:table-cell>
          <table:table-cell table:style-name="Tabelle6.B2" office:value-type="string">
            <text:p text:style-name="P44">GetHealth</text:p>
          </table:table-cell>
        </table:table-row>
        <table:table-row>
          <table:table-cell table:style-name="Tabelle6.A2" office:value-type="string">
            <text:p text:style-name="P57">HurtEntityEx</text:p>
          </table:table-cell>
          <table:table-cell table:style-name="Tabelle6.B2" office:value-type="string">
            <text:p text:style-name="P57">HurtEntityEx</text:p>
          </table:table-cell>
        </table:table-row>
        <table:table-row>
          <table:table-cell table:style-name="Tabelle6.A2" office:value-type="string">
            <text:p text:style-name="P44">SetHealth</text:p>
            <text:p text:style-name="P47">- Optional können Gebäude in Brand gesetzt werden</text:p>
          </table:table-cell>
          <table:table-cell table:style-name="Tabelle6.B4" office:value-type="string">
            <text:p text:style-name="P44">SetHealth</text:p>
            <text:p text:style-name="P47">- In Brand setzen wurde aus der Funktion entfernt.</text:p>
            <text:p text:style-name="P47">→<text:span text:style-name="T16"> siehe SetOnFire</text:span></text:p>
          </table:table-cell>
        </table:table-row>
        <table:table-row>
          <table:table-cell table:style-name="Tabelle6.A2" office:value-type="string">
            <text:p text:style-name="Table_20_Contents"/>
          </table:table-cell>
          <table:table-cell table:style-name="Tabelle6.B5" office:value-type="string">
            <text:p text:style-name="P44">SetOnFire</text:p>
            <text:p text:style-name="P47">- <text:span text:style-name="T31">Hervorgegangen aus SetHealth</text:span></text:p>
          </table:table-cell>
        </table:table-row>
      </table:table>
      <text:h text:style-name="P155" text:outline-level="2"><text:bookmark-start text:name="__RefHeading___Toc1699_2506230690"/>Hilfsfunktionen Entitäten<text:bookmark-end text:name="__RefHeading___Toc1699_2506230690"/></text:h>
      <text:p text:style-name="P127">Funktionssammlung verschiedener Funktionen, welche Entities anfragen oder manipulieren können.</text:p>
      <table:table table:name="Tabelle7" table:style-name="Tabelle7">
        <table:table-column table:style-name="Tabelle7.A"/>
        <table:table-column table:style-name="Tabelle7.B"/>
        <table:table-row>
          <table:table-cell table:style-name="Tabelle7.A1" office:value-type="string">
            <text:p text:style-name="P35">QSB+</text:p>
          </table:table-cell>
          <table:table-cell table:style-name="Tabelle7.B1" office:value-type="string">
            <text:p text:style-name="P35">Symfonia</text:p>
          </table:table-cell>
        </table:table-row>
        <table:table-row>
          <table:table-cell table:style-name="Tabelle7.A2" office:value-type="string">
            <text:p text:style-name="P59">Attack</text:p>
          </table:table-cell>
          <table:table-cell table:style-name="Tabelle7.B2" office:value-type="string">
            <text:p text:style-name="P81">Attack</text:p>
          </table:table-cell>
        </table:table-row>
        <table:table-row>
          <table:table-cell table:style-name="Tabelle7.A2" office:value-type="string">
            <text:p text:style-name="P59">AttackMove</text:p>
          </table:table-cell>
          <table:table-cell table:style-name="Tabelle7.B2" office:value-type="string">
            <text:p text:style-name="P81">AttackMove</text:p>
          </table:table-cell>
        </table:table-row>
        <table:table-row>
          <table:table-cell table:style-name="Tabelle7.A2" office:value-type="string">
            <text:p text:style-name="P59">EntitiesInCategories</text:p>
          </table:table-cell>
          <table:table-cell table:style-name="Tabelle7.B2" office:value-type="string">
            <text:p text:style-name="P81">EntitiesInCategories</text:p>
          </table:table-cell>
        </table:table-row>
        <table:table-row>
          <table:table-cell table:style-name="Tabelle7.A2" office:value-type="string">
            <text:p text:style-name="P59">GetClostestEntity</text:p>
          </table:table-cell>
          <table:table-cell table:style-name="Tabelle7.B2" office:value-type="string">
            <text:p text:style-name="P81">GetClostestEntity</text:p>
          </table:table-cell>
        </table:table-row>
        <table:table-row>
          <table:table-cell table:style-name="Tabelle7.A2" office:value-type="string">
            <text:p text:style-name="P59">GetClosestKnight</text:p>
          </table:table-cell>
          <table:table-cell table:style-name="Tabelle7.B2" office:value-type="string">
            <text:p text:style-name="P81">GetClosestKnight</text:p>
          </table:table-cell>
        </table:table-row>
        <table:table-row>
          <table:table-cell table:style-name="Tabelle7.A2" office:value-type="string">
            <text:p text:style-name="P59">GetEntitiesNamedWith</text:p>
          </table:table-cell>
          <table:table-cell table:style-name="Tabelle7.B2" office:value-type="string">
            <text:p text:style-name="P81">GetEntitiesNamedWith</text:p>
          </table:table-cell>
        </table:table-row>
        <table:table-row>
          <table:table-cell table:style-name="Tabelle7.A2" office:value-type="string">
            <text:p text:style-name="P59">GetLeaderBySoldier</text:p>
          </table:table-cell>
          <table:table-cell table:style-name="Tabelle7.B8" office:value-type="string">
            <text:p text:style-name="P81">entfallen </text:p>
            <text:p text:style-name="P50">→ Logic.GetLeaderBySoldier verwenden!</text:p>
          </table:table-cell>
        </table:table-row>
        <table:table-row>
          <table:table-cell table:style-name="Tabelle7.A2" office:value-type="string">
            <text:p text:style-name="P59">GetOrientation</text:p>
          </table:table-cell>
          <table:table-cell table:style-name="Tabelle7.B2" office:value-type="string">
            <text:p text:style-name="P60">GetOrientation</text:p>
          </table:table-cell>
        </table:table-row>
        <table:table-row>
          <table:table-cell table:style-name="Tabelle7.A2" office:value-type="string">
            <text:p text:style-name="P59">GetRelativePos</text:p>
          </table:table-cell>
          <table:table-cell table:style-name="Tabelle7.B2" office:value-type="string">
            <text:p text:style-name="P60">GetRelativePos</text:p>
          </table:table-cell>
        </table:table-row>
        <table:table-row>
          <table:table-cell table:style-name="Tabelle7.A2" office:value-type="string">
            <text:p text:style-name="P59">Move</text:p>
          </table:table-cell>
          <table:table-cell table:style-name="Tabelle7.B2" office:value-type="string">
            <text:p text:style-name="P81">Move</text:p>
          </table:table-cell>
        </table:table-row>
        <table:table-row>
          <table:table-cell table:style-name="Tabelle7.A2" office:value-type="string">
            <text:p text:style-name="P59">MoveEx</text:p>
          </table:table-cell>
          <table:table-cell table:style-name="Tabelle7.B2" office:value-type="string">
            <text:p text:style-name="P81">MoveEx</text:p>
          </table:table-cell>
        </table:table-row>
        <text:soft-page-break/>
        <table:table-row>
          <table:table-cell table:style-name="Tabelle7.A2" office:value-type="string">
            <text:p text:style-name="P59">MoveEntityFaceToFaceToAnotherOne</text:p>
          </table:table-cell>
          <table:table-cell table:style-name="Tabelle7.B2" office:value-type="string">
            <text:p text:style-name="P60">MoveEntityFaceToFaceToAnotherOne</text:p>
          </table:table-cell>
        </table:table-row>
        <table:table-row>
          <table:table-cell table:style-name="Tabelle7.A2" office:value-type="string">
            <text:p text:style-name="P59">MoveEntityToPositionToAnotherOne</text:p>
          </table:table-cell>
          <table:table-cell table:style-name="Tabelle7.B2" office:value-type="string">
            <text:p text:style-name="P60">MoveEntityToPositionToAnotherOne</text:p>
          </table:table-cell>
        </table:table-row>
        <table:table-row>
          <table:table-cell table:style-name="Tabelle7.A2" office:value-type="string">
            <text:p text:style-name="P59">PlaceEntityFaceToFaceToAnotherOne</text:p>
          </table:table-cell>
          <table:table-cell table:style-name="Tabelle7.B2" office:value-type="string">
            <text:p text:style-name="P60">PlaceEntityFaceToFaceToAnotherOne</text:p>
          </table:table-cell>
        </table:table-row>
        <table:table-row>
          <table:table-cell table:style-name="Tabelle7.A2" office:value-type="string">
            <text:p text:style-name="P59">PlaceEntityToPositionToAnotherOne</text:p>
          </table:table-cell>
          <table:table-cell table:style-name="Tabelle7.B2" office:value-type="string">
            <text:p text:style-name="P60">PlaceEntityToPositionToAnotherOne</text:p>
          </table:table-cell>
        </table:table-row>
        <table:table-row>
          <table:table-cell table:style-name="Tabelle7.A2" office:value-type="string">
            <text:p text:style-name="P59">SetPosition</text:p>
          </table:table-cell>
          <table:table-cell table:style-name="Tabelle7.B2" office:value-type="string">
            <text:p text:style-name="P60">SetPosition</text:p>
          </table:table-cell>
        </table:table-row>
        <table:table-row>
          <table:table-cell table:style-name="Tabelle7.A2" office:value-type="string">
            <text:p text:style-name="P59">SetResourceAmount</text:p>
          </table:table-cell>
          <table:table-cell table:style-name="Tabelle7.B2" office:value-type="string">
            <text:p text:style-name="Table_20_Contents">SetResourceAmount</text:p>
          </table:table-cell>
        </table:table-row>
      </table:table>
      <text:h text:style-name="P156" text:outline-level="2"><text:bookmark-start text:name="__RefHeading___Toc1701_2506230690"/>Entity Scripting Values<text:bookmark-end text:name="__RefHeading___Toc1701_2506230690"/></text:h>
      <text:p text:style-name="P128">Funktionen, die Zugriff auf die Scripting Values von Entitäten bieten.</text:p>
      <table:table table:name="Tabelle8" table:style-name="Tabelle8">
        <table:table-column table:style-name="Tabelle8.A"/>
        <table:table-column table:style-name="Tabelle8.B"/>
        <table:table-row>
          <table:table-cell table:style-name="Tabelle8.A1" office:value-type="string">
            <text:p text:style-name="P36">QSB+</text:p>
          </table:table-cell>
          <table:table-cell table:style-name="Tabelle8.B1" office:value-type="string">
            <text:p text:style-name="P36">Symfonia</text:p>
          </table:table-cell>
        </table:table-row>
        <table:table-row>
          <table:table-cell table:style-name="Tabelle8.A2" office:value-type="string">
            <text:p text:style-name="P89">SetPlayer</text:p>
          </table:table-cell>
          <table:table-cell table:style-name="Tabelle8.B2" office:value-type="string">
            <text:p text:style-name="P61">ChangePlayer</text:p>
          </table:table-cell>
        </table:table-row>
        <table:table-row>
          <table:table-cell table:style-name="Tabelle8.A2" office:value-type="string">
            <text:p text:style-name="P66">GetMovingTarget<text:span text:style-name="T29">Pos</text:span></text:p>
          </table:table-cell>
          <table:table-cell table:style-name="Tabelle8.B3" office:value-type="string">
            <text:p text:style-name="P61">GetMovingTarget</text:p>
          </table:table-cell>
        </table:table-row>
        <table:table-row>
          <table:table-cell table:style-name="Tabelle8.A2" office:value-type="string">
            <text:p text:style-name="P66">GetPlayer</text:p>
          </table:table-cell>
          <table:table-cell table:style-name="Tabelle8.B2" office:value-type="string">
            <text:p text:style-name="P61">GetPlayer</text:p>
          </table:table-cell>
        </table:table-row>
        <table:table-row>
          <table:table-cell table:style-name="Tabelle8.A2" office:value-type="string">
            <text:p text:style-name="P66">GetScale</text:p>
          </table:table-cell>
          <table:table-cell table:style-name="Tabelle8.B2" office:value-type="string">
            <text:p text:style-name="P61">GetScale</text:p>
          </table:table-cell>
        </table:table-row>
        <table:table-row>
          <table:table-cell table:style-name="Tabelle8.A2" office:value-type="string">
            <text:p text:style-name="P89">IsTalkable</text:p>
          </table:table-cell>
          <table:table-cell table:style-name="Tabelle8.B3" office:value-type="string">
            <text:p text:style-name="P61">IsNpc</text:p>
          </table:table-cell>
        </table:table-row>
        <table:table-row>
          <table:table-cell table:style-name="Tabelle8.A2" office:value-type="string">
            <text:p text:style-name="P66">IsVisible</text:p>
          </table:table-cell>
          <table:table-cell table:style-name="Tabelle8.B2" office:value-type="string">
            <text:p text:style-name="P61">IsVisible</text:p>
          </table:table-cell>
        </table:table-row>
        <table:table-row>
          <table:table-cell table:style-name="Tabelle8.A2" office:value-type="string">
            <text:p text:style-name="P66">SetScale</text:p>
          </table:table-cell>
          <table:table-cell table:style-name="Tabelle8.B2" office:value-type="string">
            <text:p text:style-name="P61">SetScale</text:p>
          </table:table-cell>
        </table:table-row>
      </table:table>
      <text:h text:style-name="P156" text:outline-level="2"><text:bookmark-start text:name="__RefHeading___Toc1703_2506230690"/>Hilfsfunktionen: Spiel<text:bookmark-end text:name="__RefHeading___Toc1703_2506230690"/></text:h>
      <text:p text:style-name="P129">Sammlung verschiedener Funktionen, die bestimmte Mechaniken im Spiel steuert und hilfreiche Features mit sich bringt.</text:p>
      <table:table table:name="Tabelle9" table:style-name="Tabelle9">
        <table:table-column table:style-name="Tabelle9.A"/>
        <table:table-column table:style-name="Tabelle9.B"/>
        <table:table-row>
          <table:table-cell table:style-name="Tabelle9.A1" office:value-type="string">
            <text:p text:style-name="P36">QSB+</text:p>
          </table:table-cell>
          <table:table-cell table:style-name="Tabelle9.B1" office:value-type="string">
            <text:p text:style-name="P36">Symfonia</text:p>
          </table:table-cell>
        </table:table-row>
        <table:table-row>
          <table:table-cell table:style-name="Tabelle9.A2" office:value-type="string">
            <text:p text:style-name="P61">ActivateSpeedLimit</text:p>
          </table:table-cell>
          <table:table-cell table:style-name="Tabelle9.B2" office:value-type="string">
            <text:p text:style-name="P63">ActivateSpeedLimit</text:p>
          </table:table-cell>
        </table:table-row>
        <table:table-row>
          <table:table-cell table:style-name="Tabelle9.A2" office:value-type="string">
            <text:p text:style-name="P61">AddFollowKnightSave</text:p>
          </table:table-cell>
          <table:table-cell table:style-name="Tabelle9.B2" office:value-type="string">
            <text:p text:style-name="P64">AddFollowKnightSave</text:p>
          </table:table-cell>
        </table:table-row>
        <table:table-row>
          <table:table-cell table:style-name="Tabelle9.A2" office:value-type="string">
            <text:p text:style-name="P94"><text:span text:style-name="T21">Activate</text:span>ExtendedZoom</text:p>
          </table:table-cell>
          <table:table-cell table:style-name="Tabelle9.B4" office:value-type="string">
            <text:p text:style-name="P103">intern</text:p>
          </table:table-cell>
        </table:table-row>
        <table:table-row>
          <table:table-cell table:style-name="Tabelle9.A2" office:value-type="string">
            <text:p text:style-name="P94">AllowExtendedZoom</text:p>
          </table:table-cell>
          <table:table-cell table:style-name="Tabelle9.B2" office:value-type="string">
            <text:p text:style-name="P95">AllowExtendedZoom</text:p>
          </table:table-cell>
        </table:table-row>
        <table:table-row>
          <table:table-cell table:style-name="Tabelle9.A2" office:value-type="string">
            <text:p text:style-name="P98">DeactivateExtendedZoom</text:p>
          </table:table-cell>
          <table:table-cell table:style-name="Tabelle9.B4" office:value-type="string">
            <text:p text:style-name="P102">intern</text:p>
          </table:table-cell>
        </table:table-row>
        <text:soft-page-break/>
        <table:table-row>
          <table:table-cell table:style-name="Tabelle9.A2" office:value-type="string">
            <text:p text:style-name="P61">ForbidSaveGame</text:p>
          </table:table-cell>
          <table:table-cell table:style-name="Tabelle9.B2" office:value-type="string">
            <text:p text:style-name="P63">ForbidSaveGame</text:p>
          </table:table-cell>
        </table:table-row>
        <table:table-row>
          <table:table-cell table:style-name="Tabelle9.A2" office:value-type="string">
            <text:p text:style-name="P61">GetSquareForWaterAndTerrain</text:p>
          </table:table-cell>
          <table:table-cell table:style-name="Tabelle9.B4" office:value-type="string">
            <text:p text:style-name="P82">intern</text:p>
          </table:table-cell>
        </table:table-row>
        <table:table-row>
          <table:table-cell table:style-name="Tabelle9.A2" office:value-type="string">
            <text:p text:style-name="P94">HeroCamera_Activate</text:p>
          </table:table-cell>
          <table:table-cell table:style-name="Tabelle9.B4" office:value-type="string">
            <text:p text:style-name="P94">HeroCameraActivate</text:p>
          </table:table-cell>
        </table:table-row>
        <table:table-row>
          <table:table-cell table:style-name="Tabelle9.A2" office:value-type="string">
            <text:p text:style-name="P61">HeroCamera_Deactivate</text:p>
          </table:table-cell>
          <table:table-cell table:style-name="Tabelle9.B4" office:value-type="string">
            <text:p text:style-name="P61">HeroCameraDeactivate</text:p>
          </table:table-cell>
        </table:table-row>
        <table:table-row>
          <table:table-cell table:style-name="Tabelle9.A2" office:value-type="string">
            <text:p text:style-name="P61">HeroCamera_Is<text:span text:style-name="T25">Active</text:span></text:p>
          </table:table-cell>
          <table:table-cell table:style-name="Tabelle9.B4" office:value-type="string">
            <text:p text:style-name="P61">HeroCameraIsRunning</text:p>
          </table:table-cell>
        </table:table-row>
        <table:table-row>
          <table:table-cell table:style-name="Tabelle9.A2" office:value-type="string">
            <text:p text:style-name="P61">KillCheats</text:p>
          </table:table-cell>
          <table:table-cell table:style-name="Tabelle9.B2" office:value-type="string">
            <text:p text:style-name="P62">KillCheats</text:p>
          </table:table-cell>
        </table:table-row>
        <table:table-row>
          <table:table-cell table:style-name="Tabelle9.A2" office:value-type="string">
            <text:p text:style-name="P61">RessurectCheats</text:p>
          </table:table-cell>
          <table:table-cell table:style-name="Tabelle9.B2" office:value-type="string">
            <text:p text:style-name="P62">RessurectCheats</text:p>
          </table:table-cell>
        </table:table-row>
        <table:table-row>
          <table:table-cell table:style-name="Tabelle9.A2" office:value-type="string">
            <text:p text:style-name="P61">SetCameraToEntity</text:p>
          </table:table-cell>
          <table:table-cell table:style-name="Tabelle9.B2" office:value-type="string">
            <text:p text:style-name="Table_20_Contents">SetCameraTo<text:span text:style-name="T22">Entity</text:span></text:p>
          </table:table-cell>
        </table:table-row>
        <table:table-row>
          <table:table-cell table:style-name="Tabelle9.A2" office:value-type="string">
            <text:p text:style-name="P61">SetCameraToPlayerKnight</text:p>
          </table:table-cell>
          <table:table-cell table:style-name="Tabelle9.B2" office:value-type="string">
            <text:p text:style-name="Table_20_Contents">SetCameraToPlayerKnight</text:p>
          </table:table-cell>
        </table:table-row>
        <table:table-row>
          <table:table-cell table:style-name="Tabelle9.A2" office:value-type="string">
            <text:p text:style-name="P61">SetSpeedLimit</text:p>
          </table:table-cell>
          <table:table-cell table:style-name="Tabelle9.B2" office:value-type="string">
            <text:p text:style-name="P65">SetSpeedLimit</text:p>
          </table:table-cell>
        </table:table-row>
        <table:table-row>
          <table:table-cell table:style-name="Tabelle9.A2" office:value-type="string">
            <text:p text:style-name="P61">StopFollowKnightSave</text:p>
          </table:table-cell>
          <table:table-cell table:style-name="Tabelle9.B2" office:value-type="string">
            <text:p text:style-name="P64">StopFollowKnightSave</text:p>
          </table:table-cell>
        </table:table-row>
        <table:table-row>
          <table:table-cell table:style-name="Tabelle9.A2" office:value-type="string">
            <text:p text:style-name="Standard">Storm_Abort</text:p>
          </table:table-cell>
          <table:table-cell table:style-name="Tabelle9.B18" office:value-type="string">
            <text:p text:style-name="P84">nicht implementiert</text:p>
          </table:table-cell>
        </table:table-row>
        <table:table-row>
          <table:table-cell table:style-name="Tabelle9.A2" office:value-type="string">
            <text:p text:style-name="Standard">Storm_Start</text:p>
          </table:table-cell>
          <table:table-cell table:style-name="Tabelle9.B18" office:value-type="string">
            <text:p text:style-name="P84">nicht implementiert</text:p>
          </table:table-cell>
        </table:table-row>
        <table:table-row>
          <table:table-cell table:style-name="Tabelle9.A2" office:value-type="string">
            <text:p text:style-name="Standard">Storm_Stop</text:p>
          </table:table-cell>
          <table:table-cell table:style-name="Tabelle9.B18" office:value-type="string">
            <text:p text:style-name="P84">nicht implementiert</text:p>
          </table:table-cell>
        </table:table-row>
        <table:table-row>
          <table:table-cell table:style-name="Tabelle9.A2" office:value-type="string">
            <text:p text:style-name="P61">TerrainHeight</text:p>
          </table:table-cell>
          <table:table-cell table:style-name="Tabelle9.B2" office:value-type="string">
            <text:p text:style-name="P65">TerrainHeight</text:p>
          </table:table-cell>
        </table:table-row>
        <table:table-row>
          <table:table-cell table:style-name="Tabelle9.A2" office:value-type="string">
            <text:p text:style-name="P61">TerrainType</text:p>
          </table:table-cell>
          <table:table-cell table:style-name="Tabelle9.B2" office:value-type="string">
            <text:p text:style-name="P65">TerrainType</text:p>
          </table:table-cell>
        </table:table-row>
        <table:table-row>
          <table:table-cell table:style-name="Tabelle9.A2" office:value-type="string">
            <text:p text:style-name="P61">WaterHeight</text:p>
          </table:table-cell>
          <table:table-cell table:style-name="Tabelle9.B2" office:value-type="string">
            <text:p text:style-name="P65">WaterHeight</text:p>
          </table:table-cell>
        </table:table-row>
        <table:table-row>
          <table:table-cell table:style-name="Tabelle9.A2" office:value-type="string">
            <text:p text:style-name="P61">TimeLine:Restart</text:p>
          </table:table-cell>
          <table:table-cell table:style-name="Tabelle9.B4" office:value-type="string">
            <text:p text:style-name="P61">API.TimeLineRestart</text:p>
          </table:table-cell>
        </table:table-row>
        <table:table-row>
          <table:table-cell table:style-name="Tabelle9.A2" office:value-type="string">
            <text:p text:style-name="P61">TimeLine:Resume</text:p>
          </table:table-cell>
          <table:table-cell table:style-name="Tabelle9.B4" office:value-type="string">
            <text:p text:style-name="P61">API.TimeLineResume</text:p>
          </table:table-cell>
        </table:table-row>
        <table:table-row>
          <table:table-cell table:style-name="Tabelle9.A2" office:value-type="string">
            <text:p text:style-name="P61">TimeLine:Start</text:p>
          </table:table-cell>
          <table:table-cell table:style-name="Tabelle9.B4" office:value-type="string">
            <text:p text:style-name="P61">API.TimeLineStart</text:p>
          </table:table-cell>
        </table:table-row>
        <table:table-row>
          <table:table-cell table:style-name="Tabelle9.A2" office:value-type="string">
            <text:p text:style-name="P61">TimeLine:Yield</text:p>
          </table:table-cell>
          <table:table-cell table:style-name="Tabelle9.B4" office:value-type="string">
            <text:p text:style-name="P61">API.TimeLineYield</text:p>
          </table:table-cell>
        </table:table-row>
        <table:table-row>
          <table:table-cell table:style-name="Tabelle9.A2" office:value-type="string">
            <text:p text:style-name="P61">ToggleExtendedZoom</text:p>
          </table:table-cell>
          <table:table-cell table:style-name="Tabelle9.B4" office:value-type="string">
            <text:p text:style-name="P80">intern</text:p>
          </table:table-cell>
        </table:table-row>
      </table:table>
      <text:h text:style-name="P157" text:outline-level="2"/>
      <text:h text:style-name="P165" text:outline-level="2"><text:bookmark-start text:name="__RefHeading___Toc1705_2506230690"/>Interaktive Objekte<text:bookmark-end text:name="__RefHeading___Toc1705_2506230690"/></text:h>
      <text:p text:style-name="P129">Funktionen, die zur Erzeugung und Steuerung von interaktiven Objekten genutzt werden können.</text:p>
      <table:table table:name="Tabelle15" table:style-name="Tabelle15">
        <table:table-column table:style-name="Tabelle15.A"/>
        <table:table-column table:style-name="Tabelle15.B"/>
        <table:table-row>
          <table:table-cell table:style-name="Tabelle15.A1" office:value-type="string">
            <text:p text:style-name="P41">QSB+</text:p>
          </table:table-cell>
          <table:table-cell table:style-name="Tabelle15.B1" office:value-type="string">
            <text:p text:style-name="P41">Symfonia</text:p>
          </table:table-cell>
        </table:table-row>
        <table:table-row>
          <table:table-cell table:style-name="Tabelle15.A2" office:value-type="string">
            <text:p text:style-name="Standard">AddCustomIOName</text:p>
          </table:table-cell>
          <table:table-cell table:style-name="Tabelle15.B2" office:value-type="string">
            <text:p text:style-name="Standard">AddCustomIOName</text:p>
          </table:table-cell>
        </table:table-row>
        <table:table-row>
          <table:table-cell table:style-name="Tabelle15.A2" office:value-type="string">
            <text:p text:style-name="Standard">CreateIOBuildingSite</text:p>
          </table:table-cell>
          <table:table-cell table:style-name="Tabelle15.B2" office:value-type="string">
            <text:p text:style-name="Standard">CreateIOBuildingSite</text:p>
          </table:table-cell>
        </table:table-row>
        <table:table-row>
          <table:table-cell table:style-name="Tabelle15.A2" office:value-type="string">
            <text:p text:style-name="Standard">CreateIOIronMine</text:p>
          </table:table-cell>
          <table:table-cell table:style-name="Tabelle15.B2" office:value-type="string">
            <text:p text:style-name="Standard">CreateIOIronMine</text:p>
          </table:table-cell>
        </table:table-row>
        <table:table-row>
          <table:table-cell table:style-name="Tabelle15.A2" office:value-type="string">
            <text:p text:style-name="Standard">CreateIOMine</text:p>
          </table:table-cell>
          <table:table-cell table:style-name="Tabelle15.B2" office:value-type="string">
            <text:p text:style-name="Standard">CreateIOMine</text:p>
          </table:table-cell>
        </table:table-row>
        <table:table-row>
          <table:table-cell table:style-name="Tabelle15.A2" office:value-type="string">
            <text:p text:style-name="Standard">CreateIOStoneMine</text:p>
          </table:table-cell>
          <table:table-cell table:style-name="Tabelle15.B2" office:value-type="string">
            <text:p text:style-name="Standard">CreateIOStoneMine</text:p>
          </table:table-cell>
        </table:table-row>
        <table:table-row>
          <table:table-cell table:style-name="Tabelle15.A2" office:value-type="string">
            <text:p text:style-name="Standard">CreateObject</text:p>
          </table:table-cell>
          <table:table-cell table:style-name="Tabelle15.B2" office:value-type="string">
            <text:p text:style-name="Standard">CreateObject</text:p>
          </table:table-cell>
        </table:table-row>
        <table:table-row>
          <table:table-cell table:style-name="Tabelle15.A2" office:value-type="string">
            <text:p text:style-name="Standard">CreateRandomChest</text:p>
          </table:table-cell>
          <table:table-cell table:style-name="Tabelle15.B2" office:value-type="string">
            <text:p text:style-name="Standard">CreateRandomChest</text:p>
          </table:table-cell>
        </table:table-row>
        <table:table-row>
          <table:table-cell table:style-name="Tabelle15.A2" office:value-type="string">
            <text:p text:style-name="Standard">CreateRandomGoldChest</text:p>
          </table:table-cell>
          <table:table-cell table:style-name="Tabelle15.B2" office:value-type="string">
            <text:p text:style-name="Standard">CreateRandomGoldChest</text:p>
          </table:table-cell>
        </table:table-row>
        <table:table-row>
          <table:table-cell table:style-name="Tabelle15.A2" office:value-type="string">
            <text:p text:style-name="Standard">CreateRandomLuxuryChest</text:p>
          </table:table-cell>
          <table:table-cell table:style-name="Tabelle15.B2" office:value-type="string">
            <text:p text:style-name="Standard">CreateRandomLuxuryChest</text:p>
          </table:table-cell>
        </table:table-row>
        <table:table-row>
          <table:table-cell table:style-name="Tabelle15.A2" office:value-type="string">
            <text:p text:style-name="Standard">CreateRandomResourceChest</text:p>
          </table:table-cell>
          <table:table-cell table:style-name="Tabelle15.B2" office:value-type="string">
            <text:p text:style-name="Standard">CreateRandomResourceChest</text:p>
          </table:table-cell>
        </table:table-row>
        <table:table-row>
          <table:table-cell table:style-name="Tabelle15.A2" office:value-type="string">
            <text:p text:style-name="Standard">CreateTrebuchetConstructionSite</text:p>
          </table:table-cell>
          <table:table-cell table:style-name="Tabelle15.B2" office:value-type="string">
            <text:p text:style-name="Standard">CreateTrebuchetConstructionSite</text:p>
          </table:table-cell>
        </table:table-row>
        <table:table-row>
          <table:table-cell table:style-name="Tabelle15.A2" office:value-type="string">
            <text:p text:style-name="Standard">DestroyTrebuchetConstructionSite</text:p>
          </table:table-cell>
          <table:table-cell table:style-name="Tabelle15.B2" office:value-type="string">
            <text:p text:style-name="Standard">DestroyTrebuchetConstructionSite</text:p>
          </table:table-cell>
        </table:table-row>
        <table:table-row>
          <table:table-cell table:style-name="Tabelle15.A2" office:value-type="string">
            <text:p text:style-name="Table_20_Contents">InteractiveObjectActivate</text:p>
          </table:table-cell>
          <table:table-cell table:style-name="Tabelle15.B2" office:value-type="string">
            <text:p text:style-name="Table_20_Contents">InteractiveObjectActivate</text:p>
          </table:table-cell>
        </table:table-row>
        <table:table-row>
          <table:table-cell table:style-name="Tabelle15.A2" office:value-type="string">
            <text:p text:style-name="Table_20_Contents">InteractiveObjectDeactivate</text:p>
          </table:table-cell>
          <table:table-cell table:style-name="Tabelle15.B2" office:value-type="string">
            <text:p text:style-name="Table_20_Contents">InteractiveObjectDeactivate</text:p>
          </table:table-cell>
        </table:table-row>
        <table:table-row>
          <table:table-cell table:style-name="Tabelle15.A2" office:value-type="string">
            <text:p text:style-name="Standard">LockInteractiveObject</text:p>
          </table:table-cell>
          <table:table-cell table:style-name="Tabelle15.B16" office:value-type="string">
            <text:p text:style-name="Table_20_Contents"><text:span text:style-name="T33">e</text:span>ntfallen</text:p>
            <text:p text:style-name="P46">- <text:span text:style-name="T33">Interaktive Objekte müssen nicht mehr gesperrt werden</text:span></text:p>
          </table:table-cell>
        </table:table-row>
        <table:table-row>
          <table:table-cell table:style-name="Tabelle15.A2" office:value-type="string">
            <text:p text:style-name="Standard">TrebuchetSetNeededKnightTitle</text:p>
          </table:table-cell>
          <table:table-cell table:style-name="Tabelle15.B17" office:value-type="string">
            <text:p text:style-name="Table_20_Contents">intern</text:p>
          </table:table-cell>
        </table:table-row>
        <table:table-row>
          <table:table-cell table:style-name="Tabelle15.A2" office:value-type="string">
            <text:p text:style-name="Standard">UseInteractiveObject</text:p>
          </table:table-cell>
          <table:table-cell table:style-name="Tabelle15.B16" office:value-type="string">
            <text:p text:style-name="P93">entfallen</text:p>
            <text:p text:style-name="P54">- <text:span text:style-name="T33">Interaktive Objekte werden alle gleich behandelt</text:span></text:p>
          </table:table-cell>
        </table:table-row>
        <table:table-row>
          <table:table-cell table:style-name="Tabelle15.A2" office:value-type="string">
            <text:p text:style-name="Standard">UnlockInteractiveObject</text:p>
          </table:table-cell>
          <table:table-cell table:style-name="Tabelle15.B16" office:value-type="string">
            <text:p text:style-name="P93">entfallen</text:p>
            <text:p text:style-name="P54">- <text:span text:style-name="T33">Interaktive Objekte müssen nicht mehr gesperrt werden</text:span></text:p>
          </table:table-cell>
        </table:table-row>
        <table:table-row>
          <table:table-cell table:style-name="Tabelle15.A2" office:value-type="string">
            <text:p text:style-name="Standard">UnuseInteractiveObject</text:p>
          </table:table-cell>
          <table:table-cell table:style-name="Tabelle15.B16" office:value-type="string">
            <text:p text:style-name="P92"><text:span text:style-name="T33">e</text:span>ntfallen</text:p>
            <text:p text:style-name="P55">- <text:span text:style-name="T33">Interaktive Objekte werden alle gleich behandelt</text:span></text:p>
          </table:table-cell>
        </table:table-row>
      </table:table>
      <text:h text:style-name="P158" text:outline-level="2"><text:soft-page-break/></text:h>
      <text:h text:style-name="P159" text:outline-level="2"><text:bookmark-start text:name="__RefHeading___Toc1719_2506230690"/>Oberfläche<text:bookmark-end text:name="__RefHeading___Toc1719_2506230690"/></text:h>
      <text:p text:style-name="P131">Funktionen, zur Steuerung der Anzeige und zum Sperren oder Freigeben von Buttons und Menüs.</text:p>
      <table:table table:name="Tabelle10" table:style-name="Tabelle10">
        <table:table-column table:style-name="Tabelle10.A"/>
        <table:table-column table:style-name="Tabelle10.B"/>
        <table:table-row>
          <table:table-cell table:style-name="Tabelle10.A1" office:value-type="string">
            <text:p text:style-name="P37">QSB+</text:p>
          </table:table-cell>
          <table:table-cell table:style-name="Tabelle10.B1" office:value-type="string">
            <text:p text:style-name="P37">Symfonia</text:p>
          </table:table-cell>
        </table:table-row>
        <table:table-row>
          <table:table-cell table:style-name="Tabelle10.A2" office:value-type="string">
            <text:p text:style-name="P67">GetPlayerName</text:p>
          </table:table-cell>
          <table:table-cell table:style-name="Tabelle10.B2" office:value-type="string">
            <text:p text:style-name="P68">GetPlayerName</text:p>
          </table:table-cell>
        </table:table-row>
        <table:table-row>
          <table:table-cell table:style-name="Tabelle10.A2" office:value-type="string">
            <text:p text:style-name="P67">GetTerritoryName</text:p>
          </table:table-cell>
          <table:table-cell table:style-name="Tabelle10.B2" office:value-type="string">
            <text:p text:style-name="P68">GetTerritoryName</text:p>
          </table:table-cell>
        </table:table-row>
        <table:table-row>
          <table:table-cell table:style-name="Tabelle10.A2" office:value-type="string">
            <text:p text:style-name="P67">SetPlayerName</text:p>
          </table:table-cell>
          <table:table-cell table:style-name="Tabelle10.B2" office:value-type="string">
            <text:p text:style-name="P68">SetPlayerName</text:p>
          </table:table-cell>
        </table:table-row>
        <table:table-row>
          <table:table-cell table:style-name="Tabelle10.A2" office:value-type="string">
            <text:p text:style-name="Standard">UI.HideBuildMenu</text:p>
          </table:table-cell>
          <table:table-cell table:style-name="Tabelle10.B5" office:value-type="string">
            <text:p text:style-name="P67">API.InterfaceHideBuildMenu</text:p>
          </table:table-cell>
        </table:table-row>
        <table:table-row>
          <table:table-cell table:style-name="Tabelle10.A2" office:value-type="string">
            <text:p text:style-name="Standard">UI.HideDiplomacyMenu</text:p>
          </table:table-cell>
          <table:table-cell table:style-name="Tabelle10.B5" office:value-type="string">
            <text:p text:style-name="P67">API.InterfaceHideDiplomacyWindow</text:p>
          </table:table-cell>
        </table:table-row>
        <table:table-row>
          <table:table-cell table:style-name="Tabelle10.A2" office:value-type="string">
            <text:p text:style-name="Standard">UI.HideKnightAbility</text:p>
          </table:table-cell>
          <table:table-cell table:style-name="Tabelle10.B5" office:value-type="string">
            <text:p text:style-name="P67">API.InterfaceHideKnightAbility</text:p>
          </table:table-cell>
        </table:table-row>
        <table:table-row>
          <table:table-cell table:style-name="Tabelle10.A2" office:value-type="string">
            <text:p text:style-name="Standard">UI.HideKnightButton</text:p>
          </table:table-cell>
          <table:table-cell table:style-name="Tabelle10.B5" office:value-type="string">
            <text:p text:style-name="P67">API.InterfaceHideKnightButton</text:p>
          </table:table-cell>
        </table:table-row>
        <table:table-row>
          <table:table-cell table:style-name="Tabelle10.A2" office:value-type="string">
            <text:p text:style-name="Standard">UI.HideMinimap</text:p>
          </table:table-cell>
          <table:table-cell table:style-name="Tabelle10.B5" office:value-type="string">
            <text:p text:style-name="P67">API.InterfaceHideMinimap</text:p>
          </table:table-cell>
        </table:table-row>
        <table:table-row>
          <table:table-cell table:style-name="Tabelle10.A2" office:value-type="string">
            <text:p text:style-name="Standard">UI.HideProductionMenu</text:p>
          </table:table-cell>
          <table:table-cell table:style-name="Tabelle10.B5" office:value-type="string">
            <text:p text:style-name="P67">API.InterfaceHideProductionMenu</text:p>
          </table:table-cell>
        </table:table-row>
        <table:table-row>
          <table:table-cell table:style-name="Tabelle10.A2" office:value-type="string">
            <text:p text:style-name="Standard">UI.HideSelectionButtons</text:p>
          </table:table-cell>
          <table:table-cell table:style-name="Tabelle10.B5" office:value-type="string">
            <text:p text:style-name="P67">API.InterfaceHideSelectionButton</text:p>
          </table:table-cell>
        </table:table-row>
        <table:table-row>
          <table:table-cell table:style-name="Tabelle10.A2" office:value-type="string">
            <text:p text:style-name="Standard">UI.HideToggleMinimapMenu</text:p>
          </table:table-cell>
          <table:table-cell table:style-name="Tabelle10.B5" office:value-type="string">
            <text:p text:style-name="P67">API.InterfaceHideToggleMinimap</text:p>
          </table:table-cell>
        </table:table-row>
        <table:table-row>
          <table:table-cell table:style-name="Tabelle10.A2" office:value-type="string">
            <text:p text:style-name="Standard">UI.HideWeatherMenu</text:p>
          </table:table-cell>
          <table:table-cell table:style-name="Tabelle10.B5" office:value-type="string">
            <text:p text:style-name="P67">API.InterfaceHideWeatherMenu</text:p>
          </table:table-cell>
        </table:table-row>
        <table:table-row>
          <table:table-cell table:style-name="Tabelle10.A2" office:value-type="string">
            <text:p text:style-name="P67">UserSetIcon</text:p>
          </table:table-cell>
          <table:table-cell table:style-name="Tabelle10.B2" office:value-type="string">
            <text:p text:style-name="P68">UserSetIcon</text:p>
          </table:table-cell>
        </table:table-row>
        <table:table-row>
          <table:table-cell table:style-name="Tabelle10.A2" office:value-type="string">
            <text:p text:style-name="P67">UserSetTextBuy</text:p>
          </table:table-cell>
          <table:table-cell table:style-name="Tabelle10.B2" office:value-type="string">
            <text:p text:style-name="P68">UserSetTextBuy</text:p>
          </table:table-cell>
        </table:table-row>
        <table:table-row>
          <table:table-cell table:style-name="Tabelle10.A2" office:value-type="string">
            <text:p text:style-name="P67">UserSetTextNormal</text:p>
          </table:table-cell>
          <table:table-cell table:style-name="Tabelle10.B2" office:value-type="string">
            <text:p text:style-name="P68">UserSetTextNormal</text:p>
          </table:table-cell>
        </table:table-row>
        <table:table-row>
          <table:table-cell table:style-name="Tabelle10.A2" office:value-type="string">
            <text:p text:style-name="P67">UserSetTexture</text:p>
          </table:table-cell>
          <table:table-cell table:style-name="Tabelle10.B2" office:value-type="string">
            <text:p text:style-name="P68">UserSetTexture</text:p>
          </table:table-cell>
        </table:table-row>
      </table:table>
      <text:h text:style-name="P160" text:outline-level="2"><text:bookmark-start text:name="__RefHeading___Toc1721_2506230690"/>Musikfunktionen<text:bookmark-end text:name="__RefHeading___Toc1721_2506230690"/></text:h>
      <text:p text:style-name="P132">Funktionen, die zum Abspielen von MP3-Dateien als Musik verwendet werden.</text:p>
      <table:table table:name="Tabelle11" table:style-name="Tabelle11">
        <table:table-column table:style-name="Tabelle11.A"/>
        <table:table-column table:style-name="Tabelle11.B"/>
        <table:table-row>
          <table:table-cell table:style-name="Tabelle11.A1" office:value-type="string">
            <text:p text:style-name="P38">QSB+</text:p>
          </table:table-cell>
          <table:table-cell table:style-name="Tabelle11.B1" office:value-type="string">
            <text:p text:style-name="P38">Symfonia</text:p>
          </table:table-cell>
        </table:table-row>
        <table:table-row>
          <table:table-cell table:style-name="Tabelle11.A2" office:value-type="string">
            <text:p text:style-name="P69">AbortSongOrPlaylist</text:p>
          </table:table-cell>
          <table:table-cell table:style-name="Tabelle11.B2" office:value-type="string">
            <text:p text:style-name="P69">AbortSongOrPlaylist</text:p>
          </table:table-cell>
        </table:table-row>
        <table:table-row>
          <table:table-cell table:style-name="Tabelle11.A2" office:value-type="string">
            <text:p text:style-name="P69">StartPlaylist</text:p>
          </table:table-cell>
          <table:table-cell table:style-name="Tabelle11.B2" office:value-type="string">
            <text:p text:style-name="P69">StartPlaylist</text:p>
          </table:table-cell>
        </table:table-row>
        <text:soft-page-break/>
        <table:table-row>
          <table:table-cell table:style-name="Tabelle11.A2" office:value-type="string">
            <text:p text:style-name="P69">StartPlaylistTitle</text:p>
          </table:table-cell>
          <table:table-cell table:style-name="Tabelle11.B2" office:value-type="string">
            <text:p text:style-name="P69">StartPlaylistTitle</text:p>
          </table:table-cell>
        </table:table-row>
        <table:table-row>
          <table:table-cell table:style-name="Tabelle11.A2" office:value-type="string">
            <text:p text:style-name="P69">StartSong</text:p>
          </table:table-cell>
          <table:table-cell table:style-name="Tabelle11.B2" office:value-type="string">
            <text:p text:style-name="P69">StartSong</text:p>
          </table:table-cell>
        </table:table-row>
        <table:table-row>
          <table:table-cell table:style-name="Tabelle11.A2" office:value-type="string">
            <text:p text:style-name="P69">StartSongSimple</text:p>
          </table:table-cell>
          <table:table-cell table:style-name="Tabelle11.B2" office:value-type="string">
            <text:p text:style-name="P69">StartSongSimple</text:p>
          </table:table-cell>
        </table:table-row>
        <table:table-row>
          <table:table-cell table:style-name="Tabelle11.A2" office:value-type="string">
            <text:p text:style-name="P69">StopSong</text:p>
          </table:table-cell>
          <table:table-cell table:style-name="Tabelle11.B2" office:value-type="string">
            <text:p text:style-name="P69">StopSong</text:p>
          </table:table-cell>
        </table:table-row>
      </table:table>
      <text:h text:style-name="P161" text:outline-level="2"><text:bookmark-start text:name="__RefHeading___Toc1740_2506230690"/>Hilfsfunktionen: Spieler<text:bookmark-end text:name="__RefHeading___Toc1740_2506230690"/></text:h>
      <text:p text:style-name="P130">Sammlung verschiedener Funktionen, <text:span text:style-name="T17">die verschiedene Funktionalitäten im Bezug auf den Spieler bieten.</text:span></text:p>
      <table:table table:name="Tabelle12" table:style-name="Tabelle12">
        <table:table-column table:style-name="Tabelle12.A"/>
        <table:table-column table:style-name="Tabelle12.B"/>
        <table:table-row>
          <table:table-cell table:style-name="Tabelle12.A1" office:value-type="string">
            <text:p text:style-name="P39">QSB+</text:p>
          </table:table-cell>
          <table:table-cell table:style-name="Tabelle12.B1" office:value-type="string">
            <text:p text:style-name="P39">Symfonia</text:p>
          </table:table-cell>
        </table:table-row>
        <table:table-row>
          <table:table-cell table:style-name="Tabelle12.A2" office:value-type="string">
            <text:p text:style-name="P70">AllowFestival</text:p>
          </table:table-cell>
          <table:table-cell table:style-name="Tabelle12.B2" office:value-type="string">
            <text:p text:style-name="P71">AllowFestival</text:p>
          </table:table-cell>
        </table:table-row>
        <table:table-row>
          <table:table-cell table:style-name="Tabelle12.A2" office:value-type="string">
            <text:p text:style-name="P70">ForbidFestival</text:p>
          </table:table-cell>
          <table:table-cell table:style-name="Tabelle12.B2" office:value-type="string">
            <text:p text:style-name="P71">ForbidFestival</text:p>
          </table:table-cell>
        </table:table-row>
        <table:table-row>
          <table:table-cell table:style-name="Tabelle12.A2" office:value-type="string">
            <text:p text:style-name="P96">PlayerGetPlayerID</text:p>
          </table:table-cell>
          <table:table-cell table:style-name="Tabelle12.B2" office:value-type="string">
            <text:p text:style-name="P97">PlayerGetPlayerID</text:p>
          </table:table-cell>
        </table:table-row>
        <table:table-row>
          <table:table-cell table:style-name="Tabelle12.A2" office:value-type="string">
            <text:p text:style-name="P70">PlayerSetPlayerID</text:p>
          </table:table-cell>
          <table:table-cell table:style-name="Tabelle12.B2" office:value-type="string">
            <text:p text:style-name="P71">PlayerSetPlayerID</text:p>
          </table:table-cell>
        </table:table-row>
        <table:table-row>
          <table:table-cell table:style-name="Tabelle12.A2" office:value-type="string">
            <text:p text:style-name="P70">SetNeedSatisfactionLevel</text:p>
          </table:table-cell>
          <table:table-cell table:style-name="Tabelle12.B2" office:value-type="string">
            <text:p text:style-name="P72">SetNeedSatisfactionLevel</text:p>
          </table:table-cell>
        </table:table-row>
        <table:table-row>
          <table:table-cell table:style-name="Tabelle12.A2" office:value-type="string">
            <text:p text:style-name="P70">SetFestivalRestriction</text:p>
          </table:table-cell>
          <table:table-cell table:style-name="Tabelle12.B7" office:value-type="string">
            <text:p text:style-name="P79">entfallen</text:p>
          </table:table-cell>
        </table:table-row>
        <table:table-row>
          <table:table-cell table:style-name="Tabelle12.A2" office:value-type="string">
            <text:p text:style-name="P70">StartCityUpgradeFestival</text:p>
          </table:table-cell>
          <table:table-cell table:style-name="Tabelle12.B2" office:value-type="string">
            <text:p text:style-name="P71">StartCityUpgradeFestival</text:p>
          </table:table-cell>
        </table:table-row>
        <table:table-row>
          <table:table-cell table:style-name="Tabelle12.A2" office:value-type="string">
            <text:p text:style-name="P70">StartNormalFestival</text:p>
          </table:table-cell>
          <table:table-cell table:style-name="Tabelle12.B2" office:value-type="string">
            <text:p text:style-name="P71">StartNormalFestival</text:p>
          </table:table-cell>
        </table:table-row>
        <table:table-row>
          <table:table-cell table:style-name="Tabelle12.A2" office:value-type="string">
            <text:p text:style-name="P70">UndiscoverTerritories</text:p>
          </table:table-cell>
          <table:table-cell table:style-name="Tabelle12.B2" office:value-type="string">
            <text:p text:style-name="P72">UndiscoverTerritories</text:p>
          </table:table-cell>
        </table:table-row>
        <table:table-row>
          <table:table-cell table:style-name="Tabelle12.A2" office:value-type="string">
            <text:p text:style-name="P70">UndiscoverTerritory</text:p>
          </table:table-cell>
          <table:table-cell table:style-name="Tabelle12.B2" office:value-type="string">
            <text:p text:style-name="P72">UndiscoverTerritory</text:p>
          </table:table-cell>
        </table:table-row>
        <table:table-row>
          <table:table-cell table:style-name="Tabelle12.A2" office:value-type="string">
            <text:p text:style-name="P70">UnlockTitleForPlayer</text:p>
          </table:table-cell>
          <table:table-cell table:style-name="Tabelle12.B2" office:value-type="string">
            <text:p text:style-name="P72">UnlockTitleForPlayer</text:p>
          </table:table-cell>
        </table:table-row>
      </table:table>
      <text:h text:style-name="P162" text:outline-level="2"><text:bookmark-start text:name="__RefHeading___Toc1742_2506230690"/>Quests<text:bookmark-end text:name="__RefHeading___Toc1742_2506230690"/></text:h>
      <text:p text:style-name="P133">Funktionen zur Erzeugung von Aufträgen im Skript.</text:p>
      <table:table table:name="Tabelle13" table:style-name="Tabelle13">
        <table:table-column table:style-name="Tabelle13.A"/>
        <table:table-column table:style-name="Tabelle13.B"/>
        <table:table-row>
          <table:table-cell table:style-name="Tabelle13.A1" office:value-type="string">
            <text:p text:style-name="P40">QSB+</text:p>
          </table:table-cell>
          <table:table-cell table:style-name="Tabelle13.B1" office:value-type="string">
            <text:p text:style-name="P40">Symfonia</text:p>
          </table:table-cell>
        </table:table-row>
        <table:table-row>
          <table:table-cell table:style-name="Tabelle13.A2" office:value-type="string">
            <text:p text:style-name="P78">ActivateDebug<text:span text:style-name="T20">M</text:span>o<text:span text:style-name="T20">d</text:span>e</text:p>
          </table:table-cell>
          <table:table-cell table:style-name="Tabelle13.B2" office:value-type="string">
            <text:p text:style-name="P78">ActivateDebug<text:span text:style-name="T20">M</text:span>o<text:span text:style-name="T20">d</text:span>e</text:p>
            <text:p text:style-name="P49">- Argumente haben sich geändert</text:p>
          </table:table-cell>
        </table:table-row>
        <table:table-row>
          <table:table-cell table:style-name="Tabelle13.A2" office:value-type="string">
            <text:p text:style-name="P76">FailQuestByName</text:p>
          </table:table-cell>
          <table:table-cell table:style-name="Tabelle13.B3" office:value-type="string">
            <text:p text:style-name="P76">FailQuestByName</text:p>
          </table:table-cell>
        </table:table-row>
        <table:table-row>
          <table:table-cell table:style-name="Tabelle13.A2" office:value-type="string">
            <text:p text:style-name="P76">FailQuestsByName</text:p>
          </table:table-cell>
          <table:table-cell table:style-name="Tabelle13.B3" office:value-type="string">
            <text:p text:style-name="P76">FailQuestsByName</text:p>
          </table:table-cell>
        </table:table-row>
        <text:soft-page-break/>
        <table:table-row>
          <table:table-cell table:style-name="Tabelle13.A2" office:value-type="string">
            <text:p text:style-name="P73"><text:span text:style-name="T19">Send</text:span>QuestMessage</text:p>
          </table:table-cell>
          <table:table-cell table:style-name="Tabelle13.B2" office:value-type="string">
            <text:p text:style-name="P74">QuestMessage</text:p>
          </table:table-cell>
        </table:table-row>
        <table:table-row>
          <table:table-cell table:style-name="Tabelle13.A2" office:value-type="string">
            <text:p text:style-name="P76">RestartQuestByName</text:p>
          </table:table-cell>
          <table:table-cell table:style-name="Tabelle13.B3" office:value-type="string">
            <text:p text:style-name="P76">RestartQuestByName</text:p>
          </table:table-cell>
        </table:table-row>
        <table:table-row>
          <table:table-cell table:style-name="Tabelle13.A2" office:value-type="string">
            <text:p text:style-name="P76">RestartQuestsByName</text:p>
          </table:table-cell>
          <table:table-cell table:style-name="Tabelle13.B3" office:value-type="string">
            <text:p text:style-name="P76">RestartQuestsByName</text:p>
          </table:table-cell>
        </table:table-row>
        <table:table-row>
          <table:table-cell table:style-name="Tabelle13.A2" office:value-type="string">
            <text:p text:style-name="P77">SetupUserQuest</text:p>
          </table:table-cell>
          <table:table-cell table:style-name="Tabelle13.B8" office:value-type="string">
            <text:p text:style-name="P83">nicht implementiert</text:p>
            <text:p text:style-name="P76">→<text:span text:style-name="T19"> siehe API.CreateQuest</text:span></text:p>
          </table:table-cell>
        </table:table-row>
        <table:table-row>
          <table:table-cell table:style-name="Tabelle13.A2" office:value-type="string">
            <text:p text:style-name="P77">SetupUserQuests</text:p>
          </table:table-cell>
          <table:table-cell table:style-name="Tabelle13.B8" office:value-type="string">
            <text:p text:style-name="P77">nicht implementiert</text:p>
          </table:table-cell>
        </table:table-row>
        <table:table-row>
          <table:table-cell table:style-name="Tabelle13.A2" office:value-type="string">
            <text:p text:style-name="P77">StartQuestByName</text:p>
          </table:table-cell>
          <table:table-cell table:style-name="Tabelle13.B3" office:value-type="string">
            <text:p text:style-name="P77">StartQuestByName</text:p>
          </table:table-cell>
        </table:table-row>
        <table:table-row>
          <table:table-cell table:style-name="Tabelle13.A2" office:value-type="string">
            <text:p text:style-name="P77">StartQuestsByName</text:p>
          </table:table-cell>
          <table:table-cell table:style-name="Tabelle13.B3" office:value-type="string">
            <text:p text:style-name="P77">StartQuestsByName</text:p>
          </table:table-cell>
        </table:table-row>
        <table:table-row>
          <table:table-cell table:style-name="Tabelle13.A2" office:value-type="string">
            <text:p text:style-name="P77">StopQuestByName</text:p>
          </table:table-cell>
          <table:table-cell table:style-name="Tabelle13.B3" office:value-type="string">
            <text:p text:style-name="P77">StopQuestByName</text:p>
          </table:table-cell>
        </table:table-row>
        <table:table-row>
          <table:table-cell table:style-name="Tabelle13.A2" office:value-type="string">
            <text:p text:style-name="P77">StopQuestsByName</text:p>
          </table:table-cell>
          <table:table-cell table:style-name="Tabelle13.B3" office:value-type="string">
            <text:p text:style-name="P77">StopQuestsByName</text:p>
          </table:table-cell>
        </table:table-row>
        <table:table-row>
          <table:table-cell table:style-name="Tabelle13.A2" office:value-type="string">
            <text:p text:style-name="P76">WinQuestByName</text:p>
          </table:table-cell>
          <table:table-cell table:style-name="Tabelle13.B3" office:value-type="string">
            <text:p text:style-name="P76">WinQuestByName</text:p>
          </table:table-cell>
        </table:table-row>
        <table:table-row>
          <table:table-cell table:style-name="Tabelle13.A2" office:value-type="string">
            <text:p text:style-name="P76">WinQuestsByName</text:p>
          </table:table-cell>
          <table:table-cell table:style-name="Tabelle13.B3" office:value-type="string">
            <text:p text:style-name="P76">WinQuestsByName</text:p>
          </table:table-cell>
        </table:table-row>
      </table:table>
      <text:h text:style-name="P163" text:outline-level="2"><text:bookmark-start text:name="__RefHeading___Toc1744_2506230690"/>Handel<text:bookmark-end text:name="__RefHeading___Toc1744_2506230690"/></text:h>
      <text:p text:style-name="P135">Mit diesen Funktionen können Handelsangebote erzeugt werden.</text:p>
      <text:p text:style-name="P135">Zusätzlich können Handelsangebote analysiert werden. <text:span text:style-name="T33">Ein Blick in die Dokumentation wird wärmstens empfohlen!</text:span></text:p>
      <table:table table:name="Tabelle16" table:style-name="Tabelle16">
        <table:table-column table:style-name="Tabelle16.A"/>
        <table:table-column table:style-name="Tabelle16.B"/>
        <table:table-row>
          <table:table-cell table:style-name="Tabelle16.A1" office:value-type="string">
            <text:p text:style-name="P42">QSB+</text:p>
          </table:table-cell>
          <table:table-cell table:style-name="Tabelle16.B1" office:value-type="string">
            <text:p text:style-name="P42">Symfonia</text:p>
          </table:table-cell>
        </table:table-row>
        <table:table-row>
          <table:table-cell table:style-name="Tabelle16.A2" office:value-type="string">
            <text:p text:style-name="P137">AddOffer</text:p>
          </table:table-cell>
          <table:table-cell table:style-name="Tabelle16.B2" office:value-type="string">
            <text:p text:style-name="P90">AddOffer</text:p>
            <text:p text:style-name="P56">- <text:span text:style-name="T30">Nur noch ein Angebot des gleichen Typs pro Lager erlaubt.</text:span></text:p>
          </table:table-cell>
        </table:table-row>
        <table:table-row>
          <table:table-cell table:style-name="Tabelle16.A2" office:value-type="string">
            <text:p text:style-name="P137">AddEntertainerOffer</text:p>
          </table:table-cell>
          <table:table-cell table:style-name="Tabelle16.B2" office:value-type="string">
            <text:p text:style-name="P91">AddEntertainerOffer</text:p>
            <text:p text:style-name="P56">- <text:span text:style-name="T30">Nur noch ein Angebot des gleichen Typs pro Lager erlaubt.</text:span></text:p>
          </table:table-cell>
        </table:table-row>
        <table:table-row>
          <table:table-cell table:style-name="Tabelle16.A2" office:value-type="string">
            <text:p text:style-name="P137">AddMercenaryOffer</text:p>
          </table:table-cell>
          <table:table-cell table:style-name="Tabelle16.B2" office:value-type="string">
            <text:p text:style-name="P91">AddMercenaryOffer</text:p>
            <text:p text:style-name="P56">- <text:span text:style-name="T30">Nur noch ein Angebot des gleichen Typs pro Lager erlaubt.</text:span></text:p>
          </table:table-cell>
        </table:table-row>
        <table:table-row>
          <table:table-cell table:style-name="Tabelle16.A2" office:value-type="string">
            <text:p text:style-name="Standard">GetOfferAndTrader</text:p>
          </table:table-cell>
          <table:table-cell table:style-name="Tabelle16.B5" office:value-type="string">
            <text:p text:style-name="Table_20_Contents">entfallen</text:p>
          </table:table-cell>
        </table:table-row>
        <table:table-row>
          <table:table-cell table:style-name="Tabelle16.A2" office:value-type="string">
            <text:p text:style-name="Standard">GetOfferCount</text:p>
          </table:table-cell>
          <table:table-cell table:style-name="Tabelle16.B2" office:value-type="string">
            <text:p text:style-name="Standard">API.GetOfferCount</text:p>
          </table:table-cell>
        </table:table-row>
        <table:table-row>
          <table:table-cell table:style-name="Tabelle16.A2" office:value-type="string">
            <text:p text:style-name="Standard">GetOfferInformation</text:p>
          </table:table-cell>
          <table:table-cell table:style-name="Tabelle16.B2" office:value-type="string">
            <text:p text:style-name="Standard">API.GetOfferInformation</text:p>
          </table:table-cell>
        </table:table-row>
        <table:table-row>
          <table:table-cell table:style-name="Tabelle16.A2" office:value-type="string">
            <text:p text:style-name="Standard">GetTrader</text:p>
          </table:table-cell>
          <table:table-cell table:style-name="Tabelle16.B5" office:value-type="string">
            <text:p text:style-name="Table_20_Contents">entfallen</text:p>
          </table:table-cell>
        </table:table-row>
        <text:soft-page-break/>
        <table:table-row>
          <table:table-cell table:style-name="Tabelle16.A2" office:value-type="string">
            <text:p text:style-name="Standard">GetTraderType</text:p>
          </table:table-cell>
          <table:table-cell table:style-name="Tabelle16.B5" office:value-type="string">
            <text:p text:style-name="Table_20_Contents">entfallen</text:p>
          </table:table-cell>
        </table:table-row>
        <table:table-row>
          <table:table-cell table:style-name="Tabelle16.A2" office:value-type="string">
            <text:p text:style-name="Standard">ModifyTraderOffer</text:p>
          </table:table-cell>
          <table:table-cell table:style-name="Tabelle16.B2" office:value-type="string">
            <text:p text:style-name="Standard">API.ModifyTradeOffer</text:p>
            <text:p text:style-name="P140">- <text:span text:style-name="T30">Fehler behoben</text:span></text:p>
          </table:table-cell>
        </table:table-row>
        <table:table-row>
          <table:table-cell table:style-name="Tabelle16.A2" office:value-type="string">
            <text:p text:style-name="Standard">RemoveOffer</text:p>
          </table:table-cell>
          <table:table-cell table:style-name="Tabelle16.B2" office:value-type="string">
            <text:p text:style-name="P142">API.RemoveTradeOffer</text:p>
            <text:p text:style-name="P141">- <text:span text:style-name="T30">Fehler behoben</text:span></text:p>
          </table:table-cell>
        </table:table-row>
        <table:table-row>
          <table:table-cell table:style-name="Tabelle16.A2" office:value-type="string">
            <text:p text:style-name="Standard">RemoveOfferByIndex</text:p>
          </table:table-cell>
          <table:table-cell table:style-name="Tabelle16.B5" office:value-type="string">
            <text:p text:style-name="Table_20_Contents">entfallen</text:p>
          </table:table-cell>
        </table:table-row>
        <table:table-row>
          <table:table-cell table:style-name="Tabelle16.A2" office:value-type="string">
            <text:p text:style-name="Standard">TravelingSalesman_AddOffer</text:p>
          </table:table-cell>
          <table:table-cell table:style-name="Tabelle16.B2" office:value-type="string">
            <text:p text:style-name="P136">intern</text:p>
          </table:table-cell>
        </table:table-row>
        <table:table-row>
          <table:table-cell table:style-name="Tabelle16.A2" office:value-type="string">
            <text:p text:style-name="Standard">TravelingSalesman_Create</text:p>
            <text:p text:style-name="P140">- Parameter: _offers, _stay, _waypoints, _wayBack, _playerID </text:p>
          </table:table-cell>
          <table:table-cell table:style-name="Tabelle16.B2" office:value-type="string">
            <text:p text:style-name="Standard">API.TravelingSalesmanActivate</text:p>
            <text:p text:style-name="P140">- Parameter: _PlayerID, _Offers, _Waypoints, _Reversed, _Appearance</text:p>
            <text:p text:style-name="P140">- <text:span text:style-name="T30">Parameter können nun besser weggelassen werden</text:span></text:p>
          </table:table-cell>
        </table:table-row>
        <table:table-row>
          <table:table-cell table:style-name="Tabelle16.A2" office:value-type="string">
            <text:p text:style-name="Standard">TravelingSalesman_Disband</text:p>
          </table:table-cell>
          <table:table-cell table:style-name="Tabelle16.B2" office:value-type="string">
            <text:p text:style-name="Standard">API.TravelingSalesmanDeactivate</text:p>
          </table:table-cell>
        </table:table-row>
        <table:table-row>
          <table:table-cell table:style-name="Tabelle16.A2" office:value-type="string">
            <text:p text:style-name="Standard">TravelingSalesman_GetHumanPlayer</text:p>
          </table:table-cell>
          <table:table-cell table:style-name="Tabelle16.B2" office:value-type="string">
            <text:p text:style-name="P136">intern</text:p>
          </table:table-cell>
        </table:table-row>
      </table:table>
      <text:h text:style-name="Heading_20_2" text:outline-level="2"><text:bookmark-start text:name="__RefHeading___Toc12867_2650454465"/>Sonstige<text:bookmark-end text:name="__RefHeading___Toc12867_2650454465"/></text:h>
      <text:p text:style-name="P134">Sonstige Funktionen, die keiner Kategorie zugeordnet sind.</text:p>
      <table:table table:name="Tabelle14" table:style-name="Tabelle14">
        <table:table-column table:style-name="Tabelle14.A"/>
        <table:table-column table:style-name="Tabelle14.B"/>
        <table:table-row>
          <table:table-cell table:style-name="Tabelle14.A1" office:value-type="string">
            <text:p text:style-name="P104">QSB+</text:p>
          </table:table-cell>
          <table:table-cell table:style-name="Tabelle14.B1" office:value-type="string">
            <text:p text:style-name="P104">Symfonia</text:p>
          </table:table-cell>
        </table:table-row>
        <table:table-row>
          <table:table-cell table:style-name="Tabelle14.A2" office:value-type="string">
            <text:p text:style-name="P105">AcceptAlternativeBoolean</text:p>
          </table:table-cell>
          <table:table-cell table:style-name="Tabelle14.B2" office:value-type="string">
            <text:p text:style-name="P106">AcceptAlternativeBoolean</text:p>
          </table:table-cell>
        </table:table-row>
        <table:table-row>
          <table:table-cell table:style-name="Tabelle14.A2" office:value-type="string">
            <text:p text:style-name="P107">AutoSaveGame</text:p>
          </table:table-cell>
          <table:table-cell table:style-name="Tabelle14.B2" office:value-type="string">
            <text:p text:style-name="P107">AutoSaveGame</text:p>
          </table:table-cell>
        </table:table-row>
        <table:table-row>
          <table:table-cell table:style-name="Tabelle14.A2" office:value-type="string">
            <text:p text:style-name="P107">CreateMinimapMarker</text:p>
          </table:table-cell>
          <table:table-cell table:style-name="Tabelle14.B4" office:value-type="string">
            <text:p text:style-name="P107">nicht implementiert</text:p>
          </table:table-cell>
        </table:table-row>
        <table:table-row>
          <table:table-cell table:style-name="Tabelle14.A2" office:value-type="string">
            <text:p text:style-name="P107">DestroyMinimapMarker</text:p>
          </table:table-cell>
          <table:table-cell table:style-name="Tabelle14.B4" office:value-type="string">
            <text:p text:style-name="P107">nicht implementiert</text:p>
          </table:table-cell>
        </table:table-row>
        <table:table-row>
          <table:table-cell table:style-name="Tabelle14.A2" office:value-type="string">
            <text:p text:style-name="P108">GetDistance</text:p>
          </table:table-cell>
          <table:table-cell table:style-name="Tabelle14.B2" office:value-type="string">
            <text:p text:style-name="P108">GetDistance</text:p>
          </table:table-cell>
        </table:table-row>
        <table:table-row>
          <table:table-cell table:style-name="Tabelle14.A2" office:value-type="string">
            <text:p text:style-name="P109">GetQuestID</text:p>
          </table:table-cell>
          <table:table-cell table:style-name="Tabelle14.B2" office:value-type="string">
            <text:p text:style-name="P109">GetQuestID</text:p>
          </table:table-cell>
        </table:table-row>
        <table:table-row>
          <table:table-cell table:style-name="Tabelle14.A2" office:value-type="string">
            <text:p text:style-name="P110">Inside</text:p>
          </table:table-cell>
          <table:table-cell table:style-name="Tabelle14.B2" office:value-type="string">
            <text:p text:style-name="P110">Inside</text:p>
          </table:table-cell>
        </table:table-row>
        <table:table-row>
          <table:table-cell table:style-name="Tabelle14.A2" office:value-type="string">
            <text:p text:style-name="P109">IsValidQuest</text:p>
          </table:table-cell>
          <table:table-cell table:style-name="Tabelle14.B2" office:value-type="string">
            <text:p text:style-name="P109">IsValidQuest</text:p>
          </table:table-cell>
        </table:table-row>
        <table:table-row>
          <table:table-cell table:style-name="Tabelle14.A2" office:value-type="string">
            <text:p text:style-name="P107">LoadGameFromFolder</text:p>
          </table:table-cell>
          <table:table-cell table:style-name="Tabelle14.B2" office:value-type="string">
            <text:p text:style-name="P107">LoadGameFromFolder</text:p>
          </table:table-cell>
        </table:table-row>
        <table:table-row>
          <table:table-cell table:style-name="Tabelle14.A2" office:value-type="string">
            <text:p text:style-name="P113">Military.UseMilitaryRelease </text:p>
          </table:table-cell>
          <table:table-cell table:style-name="Tabelle14.B11" office:value-type="string">
            <text:p text:style-name="P113">API.DisableReleaseSoldiers</text:p>
            <text:p text:style-name="P101">- <text:span text:style-name="T30">umgekehrte Logik</text:span></text:p>
            <text:p text:style-name="P101">- <text:span text:style-name="T30">standardmäßig aktiv</text:span></text:p>
          </table:table-cell>
        </table:table-row>
        <text:soft-page-break/>
        <table:table-row>
          <table:table-cell table:style-name="Tabelle14.A2" office:value-type="string">
            <text:p text:style-name="P113">Military.UseSiegeEngineRelease </text:p>
          </table:table-cell>
          <table:table-cell table:style-name="Tabelle14.B11" office:value-type="string">
            <text:p text:style-name="P113">API.DisableReleaseSiegeEngines </text:p>
            <text:p text:style-name="P100">- <text:span text:style-name="T30">umgekehrte Logik</text:span></text:p>
            <text:p text:style-name="P100">- <text:span text:style-name="T30">standardmäßig aktiv</text:span></text:p>
          </table:table-cell>
        </table:table-row>
        <table:table-row>
          <table:table-cell table:style-name="Tabelle14.A2" office:value-type="string">
            <text:p text:style-name="P113">Military.UseThiefRelease </text:p>
          </table:table-cell>
          <table:table-cell table:style-name="Tabelle14.B11" office:value-type="string">
            <text:p text:style-name="P113">API.DisableReleaseThieves </text:p>
            <text:p text:style-name="P100">- <text:span text:style-name="T30">umgekehrte Logik</text:span></text:p>
            <text:p text:style-name="P100">- <text:span text:style-name="T30">standardmäßig inaktiv</text:span></text:p>
          </table:table-cell>
        </table:table-row>
        <table:table-row>
          <table:table-cell table:style-name="Tabelle14.A2" office:value-type="string">
            <text:p text:style-name="P111">ReplaceEntity</text:p>
          </table:table-cell>
          <table:table-cell table:style-name="Tabelle14.B2" office:value-type="string">
            <text:p text:style-name="P105">ReplaceEntity</text:p>
          </table:table-cell>
        </table:table-row>
        <table:table-row>
          <table:table-cell table:style-name="Tabelle14.A2" office:value-type="string">
            <text:p text:style-name="P107">SaveGameToFolder</text:p>
          </table:table-cell>
          <table:table-cell table:style-name="Tabelle14.B2" office:value-type="string">
            <text:p text:style-name="P107">SaveGameToFolder</text:p>
          </table:table-cell>
        </table:table-row>
        <table:table-row>
          <table:table-cell table:style-name="Tabelle14.A2" office:value-type="string">
            <text:p text:style-name="P112">SendCart</text:p>
          </table:table-cell>
          <table:table-cell table:style-name="Tabelle14.B2" office:value-type="string">
            <text:p text:style-name="P112">SendCart</text:p>
          </table:table-cell>
        </table:table-row>
        <table:table-row>
          <table:table-cell table:style-name="Tabelle14.A2" office:value-type="string">
            <text:p text:style-name="P105">SetQuestDescriptionText</text:p>
          </table:table-cell>
          <table:table-cell table:style-name="Tabelle14.B11" office:value-type="string">
            <text:p text:style-name="P106">Core:ChangeCustomQuestCaptionText</text:p>
            <text:p text:style-name="P99">→<text:span text:style-name="T24"> Funktion nicht zur freien Verwendung gedacht!</text:span></text:p>
          </table:table-cell>
        </table:table-row>
        <table:table-row>
          <table:table-cell table:style-name="Tabelle14.A2" office:value-type="string">
            <text:p text:style-name="P107">StartMap</text:p>
          </table:table-cell>
          <table:table-cell table:style-name="Tabelle14.B2" office:value-type="string">
            <text:p text:style-name="P107">StartMap</text:p>
          </table:table-cell>
        </table:table-row>
        <table:table-row>
          <table:table-cell table:style-name="Tabelle14.A2" office:value-type="string">
            <text:p text:style-name="P75">Umlaute</text:p>
          </table:table-cell>
          <table:table-cell table:style-name="Tabelle14.B4" office:value-type="string">
            <text:p text:style-name="P48"><text:span text:style-name="T18">ü</text:span>berflüssig</text:p>
            <text:p text:style-name="P48">→ Skripte in UTF-8 codieren!</text:p>
          </table:table-cell>
        </table:table-row>
      </table:table>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officeooo:rsid="0015b410"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12.85cm" style:type="center"/>
          <style:tab-stop style:position="25.7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Standard" style:next-style-name="Standard" style:class="chapter">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rmatvorlage1" style:family="paragraph" style:parent-style-name="Heading_20_2" style:next-style-name="Heading_20_2" style:default-outline-level="2" style:list-style-name="LFO5">
      <style:paragraph-properties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Überschrift_20_3_20_Zchn" style:display-name="Überschrift 3 Zchn" style:family="text" style:parent-style-name="Absatz-Standardschriftar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ervorhebung" style:family="text" style:parent-style-name="Absatz-Standardschriftart">
      <style:text-properties fo:font-style="italic" style:font-style-asian="italic" style:font-style-complex="italic"/>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Überschrift_20_6_20_Zchn" style:display-name="Überschrift 6 Zchn" style:family="text" style:parent-style-name="Absatz-Standardschriftar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Überschrift_20_7_20_Zchn" style:display-name="Überschrift 7 Zchn" style:family="text" style:parent-style-name="Absatz-Standardschriftar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Überschrift_20_8_20_Zchn" style:display-name="Überschrift 8 Zchn" style:family="text" style:parent-style-name="Absatz-Standardschriftar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style:style>
    <style:style style:name="Überschrift_20_9_20_Zchn" style:display-name="Überschrift 9 Zchn" style:family="text" style:parent-style-name="Absatz-Standardschriftar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style:style>
    <style:style style:name="Heading_20_Zchn" style:display-name="Heading Zchn" style:family="text" style:parent-style-name="Absatz-Standardschriftart">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style:style>
    <style:style style:name="Überschrift_20_2_20_Zchn" style:display-name="Überschrift 2 Zchn" style:family="text" style:parent-style-name="Heading_20_Zchn">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Formatvorlage1_20_Zchn" style:display-name="Formatvorlage1 Zchn" style:family="text" style:parent-style-name="Überschrift_20_2_20_Zchn">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text-underline-style="solid" style:text-underline-width="auto" style:text-underline-color="font-color" officeooo:rsid="00447e75" style:text-underline-mode="continuous" style:text-overline-mode="continuous" style:text-line-through-mode="continuous"/>
    </style:style>
    <style:style style:name="MT2" style:family="text">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Symfonia: </text:span></text:span><text:span text:style-name="Absatz-Standardschriftart"><text:span text:style-name="MT2">Vergleich QSB-Versionen<text:tab/><text:tab/></text:span></text:span><text:span text:style-name="Absatz-Standardschriftart"><text:span text:style-name="MT2"><text:page-number text:select-page="current">23</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BeetyQueen</meta:initial-creator>
    <meta:creation-date>2018-11-28T18:15:00Z</meta:creation-date>
    <dc:date>2018-12-13T13:59:23.585104145</dc:date>
    <meta:editing-cycles>56</meta:editing-cycles>
    <meta:editing-duration>PT20H34M11S</meta:editing-duration>
    <meta:document-statistic meta:table-count="17" meta:image-count="0" meta:object-count="0" meta:page-count="23" meta:paragraph-count="1022" meta:word-count="1918" meta:character-count="23250" meta:non-whitespace-character-count="22353"/>
    <meta:template xlink:type="simple" xlink:actuate="onRequest" xlink:title="" xlink:href="../../../../../../C:/Users/angermanager/Downloads/Microsoft.SkypeApp_kzf8qxf38zg5c!App/All/VergleichQsbZweigeBQ1.odt/Normal.dotm"/>
  </office:meta>
</office:document-meta>
</file>